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0" calcext:value-type="float">
            <text:p>1350</text:p>
          </table:table-cell>
          <table:table-cell office:value-type="float" office:value="1145709" calcext:value-type="float">
            <text:p>1145709</text:p>
          </table:table-cell>
          <table:table-cell table:formula="of:=IF([.C1]&lt;[.N$1];1;0)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  <table:table-cell office:value-type="float" office:value="13845114" calcext:value-type="float">
            <text:p>138451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795125" calcext:value-type="float">
            <text:p>14795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8" calcext:value-type="float">
            <text:p>1188</text:p>
          </table:table-cell>
          <table:table-cell office:value-type="float" office:value="1606438" calcext:value-type="float">
            <text:p>1606438</text:p>
          </table:table-cell>
          <table:table-cell table:formula="of:=IF([.C2]&lt;[.N$1];1;0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8" calcext:value-type="float">
            <text:p>828</text:p>
          </table:table-cell>
          <table:table-cell office:value-type="float" office:value="7221829" calcext:value-type="float">
            <text:p>7221829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20" calcext:value-type="float">
            <text:p>1320</text:p>
          </table:table-cell>
          <table:table-cell office:value-type="float" office:value="3030316" calcext:value-type="float">
            <text:p>3030316</text:p>
          </table:table-cell>
          <table:table-cell table:formula="of:=IF([.C3]&lt;[.N$1];1;0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46" calcext:value-type="float">
            <text:p>1146</text:p>
          </table:table-cell>
          <table:table-cell office:value-type="float" office:value="11840425" calcext:value-type="float">
            <text:p>11840425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92" calcext:value-type="float">
            <text:p>1392</text:p>
          </table:table-cell>
          <table:table-cell office:value-type="float" office:value="3464945" calcext:value-type="float">
            <text:p>3464945</text:p>
          </table:table-cell>
          <table:table-cell table:formula="of:=IF([.C4]&lt;[.N$1];1;0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0" calcext:value-type="float">
            <text:p>1350</text:p>
          </table:table-cell>
          <table:table-cell office:value-type="float" office:value="1145709" calcext:value-type="float">
            <text:p>1145709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46" calcext:value-type="float">
            <text:p>1146</text:p>
          </table:table-cell>
          <table:table-cell office:value-type="float" office:value="5394997" calcext:value-type="float">
            <text:p>5394997</text:p>
          </table:table-cell>
          <table:table-cell table:formula="of:=IF([.C5]&lt;[.N$1];1;0)" office:value-type="float" office:value="1" calcext:value-type="float">
            <text:p>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8" calcext:value-type="float">
            <text:p>1188</text:p>
          </table:table-cell>
          <table:table-cell office:value-type="float" office:value="1606438" calcext:value-type="float">
            <text:p>1606438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5603345" calcext:value-type="float">
            <text:p>5603345</text:p>
          </table:table-cell>
          <table:table-cell table:formula="of:=IF([.C6]&lt;[.N$1];1;0)"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94" calcext:value-type="float">
            <text:p>1194</text:p>
          </table:table-cell>
          <table:table-cell office:value-type="float" office:value="11271057" calcext:value-type="float">
            <text:p>11271057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54" calcext:value-type="float">
            <text:p>1254</text:p>
          </table:table-cell>
          <table:table-cell office:value-type="float" office:value="6091755" calcext:value-type="float">
            <text:p>6091755</text:p>
          </table:table-cell>
          <table:table-cell table:formula="of:=IF([.C7]&lt;[.N$1];1;0)" office:value-type="float" office:value="1" calcext:value-type="float">
            <text:p>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50" calcext:value-type="float">
            <text:p>1350</text:p>
          </table:table-cell>
          <table:table-cell office:value-type="float" office:value="8469488" calcext:value-type="float">
            <text:p>846948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8" calcext:value-type="float">
            <text:p>828</text:p>
          </table:table-cell>
          <table:table-cell office:value-type="float" office:value="7221829" calcext:value-type="float">
            <text:p>7221829</text:p>
          </table:table-cell>
          <table:table-cell table:formula="of:=IF([.C8]&lt;[.N$1];1;0)" office:value-type="float" office:value="1" calcext:value-type="float">
            <text:p>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200" calcext:value-type="float">
            <text:p>1200</text:p>
          </table:table-cell>
          <table:table-cell office:value-type="float" office:value="12298465" calcext:value-type="float">
            <text:p>12298465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10" calcext:value-type="float">
            <text:p>1410</text:p>
          </table:table-cell>
          <table:table-cell office:value-type="float" office:value="7624344" calcext:value-type="float">
            <text:p>7624344</text:p>
          </table:table-cell>
          <table:table-cell table:formula="of:=IF([.C9]&lt;[.N$1];1;0)"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362" calcext:value-type="float">
            <text:p>1362</text:p>
          </table:table-cell>
          <table:table-cell office:value-type="float" office:value="7861111" calcext:value-type="float">
            <text:p>7861111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92" calcext:value-type="float">
            <text:p>1392</text:p>
          </table:table-cell>
          <table:table-cell office:value-type="float" office:value="7728261" calcext:value-type="float">
            <text:p>7728261</text:p>
          </table:table-cell>
          <table:table-cell table:formula="of:=IF([.C10]&lt;[.N$1];1;0)"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22" calcext:value-type="float">
            <text:p>1422</text:p>
          </table:table-cell>
          <table:table-cell office:value-type="float" office:value="14153855" calcext:value-type="float">
            <text:p>1415385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2" calcext:value-type="float">
            <text:p>1362</text:p>
          </table:table-cell>
          <table:table-cell office:value-type="float" office:value="7861111" calcext:value-type="float">
            <text:p>7861111</text:p>
          </table:table-cell>
          <table:table-cell table:formula="of:=IF([.C11]&lt;[.N$1];1;0)" office:value-type="float" office:value="1" calcext:value-type="float">
            <text:p>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254" calcext:value-type="float">
            <text:p>1254</text:p>
          </table:table-cell>
          <table:table-cell office:value-type="float" office:value="6091755" calcext:value-type="float">
            <text:p>6091755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28" calcext:value-type="float">
            <text:p>1428</text:p>
          </table:table-cell>
          <table:table-cell office:value-type="float" office:value="7994002" calcext:value-type="float">
            <text:p>7994002</text:p>
          </table:table-cell>
          <table:table-cell table:formula="of:=IF([.C12]&lt;[.N$1];1;0)" office:value-type="float" office:value="1" calcext:value-type="float">
            <text:p>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392" calcext:value-type="float">
            <text:p>1392</text:p>
          </table:table-cell>
          <table:table-cell office:value-type="float" office:value="3464945" calcext:value-type="float">
            <text:p>3464945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0" calcext:value-type="float">
            <text:p>1350</text:p>
          </table:table-cell>
          <table:table-cell office:value-type="float" office:value="8469488" calcext:value-type="float">
            <text:p>8469488</text:p>
          </table:table-cell>
          <table:table-cell table:formula="of:=IF([.C13]&lt;[.N$1];1;0)" office:value-type="float" office:value="1" calcext:value-type="float">
            <text:p>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224" calcext:value-type="float">
            <text:p>1224</text:p>
          </table:table-cell>
          <table:table-cell office:value-type="float" office:value="14059954" calcext:value-type="float">
            <text:p>1405995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4" calcext:value-type="float">
            <text:p>1194</text:p>
          </table:table-cell>
          <table:table-cell office:value-type="float" office:value="11271057" calcext:value-type="float">
            <text:p>11271057</text:p>
          </table:table-cell>
          <table:table-cell table:formula="of:=IF([.C14]&lt;[.N$1];1;0)" office:value-type="float" office:value="1" calcext:value-type="float">
            <text:p>1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146" calcext:value-type="float">
            <text:p>1146</text:p>
          </table:table-cell>
          <table:table-cell office:value-type="float" office:value="5394997" calcext:value-type="float">
            <text:p>539499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46" calcext:value-type="float">
            <text:p>1146</text:p>
          </table:table-cell>
          <table:table-cell office:value-type="float" office:value="11840425" calcext:value-type="float">
            <text:p>11840425</text:p>
          </table:table-cell>
          <table:table-cell table:formula="of:=IF([.C15]&lt;[.N$1];1;0)" office:value-type="float" office:value="1" calcext:value-type="float">
            <text:p>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5603345" calcext:value-type="float">
            <text:p>5603345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28" calcext:value-type="float">
            <text:p>1428</text:p>
          </table:table-cell>
          <table:table-cell office:value-type="float" office:value="11999329" calcext:value-type="float">
            <text:p>11999329</text:p>
          </table:table-cell>
          <table:table-cell table:formula="of:=IF([.C16]&lt;[.N$1];1;0)" office:value-type="float" office:value="1" calcext:value-type="float">
            <text:p>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422" calcext:value-type="float">
            <text:p>1422</text:p>
          </table:table-cell>
          <table:table-cell office:value-type="float" office:value="14200272" calcext:value-type="float">
            <text:p>14200272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00" calcext:value-type="float">
            <text:p>1200</text:p>
          </table:table-cell>
          <table:table-cell office:value-type="float" office:value="12298465" calcext:value-type="float">
            <text:p>12298465</text:p>
          </table:table-cell>
          <table:table-cell table:formula="of:=IF([.C17]&lt;[.N$1];1;0)" office:value-type="float" office:value="1" calcext:value-type="float">
            <text:p>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20" calcext:value-type="float">
            <text:p>1320</text:p>
          </table:table-cell>
          <table:table-cell office:value-type="float" office:value="3030316" calcext:value-type="float">
            <text:p>303031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  <table:table-cell office:value-type="float" office:value="13845114" calcext:value-type="float">
            <text:p>13845114</text:p>
          </table:table-cell>
          <table:table-cell table:formula="of:=IF([.C18]&lt;[.N$1];1;0)" office:value-type="float" office:value="1" calcext:value-type="float">
            <text:p>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392" calcext:value-type="float">
            <text:p>1392</text:p>
          </table:table-cell>
          <table:table-cell office:value-type="float" office:value="7728261" calcext:value-type="float">
            <text:p>7728261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24" calcext:value-type="float">
            <text:p>1224</text:p>
          </table:table-cell>
          <table:table-cell office:value-type="float" office:value="14059954" calcext:value-type="float">
            <text:p>14059954</text:p>
          </table:table-cell>
          <table:table-cell table:formula="of:=IF([.C19]&lt;[.N$1];1;0)" office:value-type="float" office:value="1" calcext:value-type="float">
            <text:p>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428" calcext:value-type="float">
            <text:p>1428</text:p>
          </table:table-cell>
          <table:table-cell office:value-type="float" office:value="11999329" calcext:value-type="float">
            <text:p>11999329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2" calcext:value-type="float">
            <text:p>1422</text:p>
          </table:table-cell>
          <table:table-cell office:value-type="float" office:value="14153855" calcext:value-type="float">
            <text:p>14153855</text:p>
          </table:table-cell>
          <table:table-cell table:formula="of:=IF([.C20]&lt;[.N$1];1;0)"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10" calcext:value-type="float">
            <text:p>1410</text:p>
          </table:table-cell>
          <table:table-cell office:value-type="float" office:value="7624344" calcext:value-type="float">
            <text:p>7624344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22" calcext:value-type="float">
            <text:p>1422</text:p>
          </table:table-cell>
          <table:table-cell office:value-type="float" office:value="14200272" calcext:value-type="float">
            <text:p>14200272</text:p>
          </table:table-cell>
          <table:table-cell table:formula="of:=IF([.C21]&lt;[.N$1];1;0)"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28" calcext:value-type="float">
            <text:p>1428</text:p>
          </table:table-cell>
          <table:table-cell office:value-type="float" office:value="7994002" calcext:value-type="float">
            <text:p>7994002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68" calcext:value-type="float">
            <text:p>1368</text:p>
          </table:table-cell>
          <table:table-cell office:value-type="float" office:value="14983138" calcext:value-type="float">
            <text:p>14983138</text:p>
          </table:table-cell>
          <table:table-cell table:formula="of:=IF([.C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4" calcext:value-type="float">
            <text:p>924</text:p>
          </table:table-cell>
          <table:table-cell office:value-type="float" office:value="16260926" calcext:value-type="float">
            <text:p>16260926</text:p>
          </table:table-cell>
          <table:table-cell table:formula="of:=IF([.C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68" calcext:value-type="float">
            <text:p>1368</text:p>
          </table:table-cell>
          <table:table-cell office:value-type="float" office:value="18054200" calcext:value-type="float">
            <text:p>18054200</text:p>
          </table:table-cell>
          <table:table-cell table:formula="of:=IF([.C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50" calcext:value-type="float">
            <text:p>1350</text:p>
          </table:table-cell>
          <table:table-cell office:value-type="float" office:value="18471089" calcext:value-type="float">
            <text:p>18471089</text:p>
          </table:table-cell>
          <table:table-cell table:formula="of:=IF([.C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2" calcext:value-type="float">
            <text:p>1122</text:p>
          </table:table-cell>
          <table:table-cell office:value-type="float" office:value="19841656" calcext:value-type="float">
            <text:p>19841656</text:p>
          </table:table-cell>
          <table:table-cell table:formula="of:=IF([.C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80" calcext:value-type="float">
            <text:p>1080</text:p>
          </table:table-cell>
          <table:table-cell office:value-type="float" office:value="21291888" calcext:value-type="float">
            <text:p>21291888</text:p>
          </table:table-cell>
          <table:table-cell table:formula="of:=IF([.C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44" calcext:value-type="float">
            <text:p>1344</text:p>
          </table:table-cell>
          <table:table-cell office:value-type="float" office:value="21629601" calcext:value-type="float">
            <text:p>21629601</text:p>
          </table:table-cell>
          <table:table-cell table:formula="of:=IF([.C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8" calcext:value-type="float">
            <text:p>1008</text:p>
          </table:table-cell>
          <table:table-cell office:value-type="float" office:value="23110418" calcext:value-type="float">
            <text:p>23110418</text:p>
          </table:table-cell>
          <table:table-cell table:formula="of:=IF([.C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4" calcext:value-type="float">
            <text:p>1014</text:p>
          </table:table-cell>
          <table:table-cell office:value-type="float" office:value="24344247" calcext:value-type="float">
            <text:p>24344247</text:p>
          </table:table-cell>
          <table:table-cell table:formula="of:=IF([.C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2" calcext:value-type="float">
            <text:p>882</text:p>
          </table:table-cell>
          <table:table-cell office:value-type="float" office:value="25881945" calcext:value-type="float">
            <text:p>25881945</text:p>
          </table:table-cell>
          <table:table-cell table:formula="of:=IF([.C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60" calcext:value-type="float">
            <text:p>960</text:p>
          </table:table-cell>
          <table:table-cell office:value-type="float" office:value="27632574" calcext:value-type="float">
            <text:p>27632574</text:p>
          </table:table-cell>
          <table:table-cell table:formula="of:=IF([.C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32" calcext:value-type="float">
            <text:p>1332</text:p>
          </table:table-cell>
          <table:table-cell office:value-type="float" office:value="31177336" calcext:value-type="float">
            <text:p>31177336</text:p>
          </table:table-cell>
          <table:table-cell table:formula="of:=IF([.C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74" calcext:value-type="float">
            <text:p>1074</text:p>
          </table:table-cell>
          <table:table-cell office:value-type="float" office:value="32240352" calcext:value-type="float">
            <text:p>32240352</text:p>
          </table:table-cell>
          <table:table-cell table:formula="of:=IF([.C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86" calcext:value-type="float">
            <text:p>1386</text:p>
          </table:table-cell>
          <table:table-cell office:value-type="float" office:value="32761422" calcext:value-type="float">
            <text:p>32761422</text:p>
          </table:table-cell>
          <table:table-cell table:formula="of:=IF([.C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2" calcext:value-type="float">
            <text:p>1122</text:p>
          </table:table-cell>
          <table:table-cell office:value-type="float" office:value="34209378" calcext:value-type="float">
            <text:p>34209378</text:p>
          </table:table-cell>
          <table:table-cell table:formula="of:=IF([.C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60" calcext:value-type="float">
            <text:p>1260</text:p>
          </table:table-cell>
          <table:table-cell office:value-type="float" office:value="35010566" calcext:value-type="float">
            <text:p>35010566</text:p>
          </table:table-cell>
          <table:table-cell table:formula="of:=IF([.C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44" calcext:value-type="float">
            <text:p>1344</text:p>
          </table:table-cell>
          <table:table-cell office:value-type="float" office:value="36991458" calcext:value-type="float">
            <text:p>36991458</text:p>
          </table:table-cell>
          <table:table-cell table:formula="of:=IF([.C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98" calcext:value-type="float">
            <text:p>1098</text:p>
          </table:table-cell>
          <table:table-cell office:value-type="float" office:value="37353316" calcext:value-type="float">
            <text:p>37353316</text:p>
          </table:table-cell>
          <table:table-cell table:formula="of:=IF([.C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38258241" calcext:value-type="float">
            <text:p>38258241</text:p>
          </table:table-cell>
          <table:table-cell table:formula="of:=IF([.C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92" calcext:value-type="float">
            <text:p>1392</text:p>
          </table:table-cell>
          <table:table-cell office:value-type="float" office:value="40773101" calcext:value-type="float">
            <text:p>40773101</text:p>
          </table:table-cell>
          <table:table-cell table:formula="of:=IF([.C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6" calcext:value-type="float">
            <text:p>1176</text:p>
          </table:table-cell>
          <table:table-cell office:value-type="float" office:value="42037481" calcext:value-type="float">
            <text:p>42037481</text:p>
          </table:table-cell>
          <table:table-cell table:formula="of:=IF([.C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8" calcext:value-type="float">
            <text:p>1308</text:p>
          </table:table-cell>
          <table:table-cell office:value-type="float" office:value="44873083" calcext:value-type="float">
            <text:p>44873083</text:p>
          </table:table-cell>
          <table:table-cell table:formula="of:=IF([.C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64" calcext:value-type="float">
            <text:p>1164</text:p>
          </table:table-cell>
          <table:table-cell office:value-type="float" office:value="47632427" calcext:value-type="float">
            <text:p>47632427</text:p>
          </table:table-cell>
          <table:table-cell table:formula="of:=IF([.C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8" calcext:value-type="float">
            <text:p>918</text:p>
          </table:table-cell>
          <table:table-cell office:value-type="float" office:value="47673015" calcext:value-type="float">
            <text:p>47673015</text:p>
          </table:table-cell>
          <table:table-cell table:formula="of:=IF([.C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28" calcext:value-type="float">
            <text:p>1428</text:p>
          </table:table-cell>
          <table:table-cell office:value-type="float" office:value="48579832" calcext:value-type="float">
            <text:p>48579832</text:p>
          </table:table-cell>
          <table:table-cell table:formula="of:=IF([.C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20" calcext:value-type="float">
            <text:p>1320</text:p>
          </table:table-cell>
          <table:table-cell office:value-type="float" office:value="49114537" calcext:value-type="float">
            <text:p>49114537</text:p>
          </table:table-cell>
          <table:table-cell table:formula="of:=IF([.C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04" calcext:value-type="float">
            <text:p>1404</text:p>
          </table:table-cell>
          <table:table-cell office:value-type="float" office:value="49402786" calcext:value-type="float">
            <text:p>49402786</text:p>
          </table:table-cell>
          <table:table-cell table:formula="of:=IF([.C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30" calcext:value-type="float">
            <text:p>1230</text:p>
          </table:table-cell>
          <table:table-cell office:value-type="float" office:value="50382175" calcext:value-type="float">
            <text:p>50382175</text:p>
          </table:table-cell>
          <table:table-cell table:formula="of:=IF([.C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98" calcext:value-type="float">
            <text:p>1398</text:p>
          </table:table-cell>
          <table:table-cell office:value-type="float" office:value="51500150" calcext:value-type="float">
            <text:p>51500150</text:p>
          </table:table-cell>
          <table:table-cell table:formula="of:=IF([.C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36" calcext:value-type="float">
            <text:p>1236</text:p>
          </table:table-cell>
          <table:table-cell office:value-type="float" office:value="52241719" calcext:value-type="float">
            <text:p>52241719</text:p>
          </table:table-cell>
          <table:table-cell table:formula="of:=IF([.C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90" calcext:value-type="float">
            <text:p>1290</text:p>
          </table:table-cell>
          <table:table-cell office:value-type="float" office:value="53058409" calcext:value-type="float">
            <text:p>53058409</text:p>
          </table:table-cell>
          <table:table-cell table:formula="of:=IF([.C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6" calcext:value-type="float">
            <text:p>876</text:p>
          </table:table-cell>
          <table:table-cell office:value-type="float" office:value="54057942" calcext:value-type="float">
            <text:p>54057942</text:p>
          </table:table-cell>
          <table:table-cell table:formula="of:=IF([.C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52" calcext:value-type="float">
            <text:p>1152</text:p>
          </table:table-cell>
          <table:table-cell office:value-type="float" office:value="56026598" calcext:value-type="float">
            <text:p>56026598</text:p>
          </table:table-cell>
          <table:table-cell table:formula="of:=IF([.C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  <table:table-cell office:value-type="float" office:value="57246280" calcext:value-type="float">
            <text:p>57246280</text:p>
          </table:table-cell>
          <table:table-cell table:formula="of:=IF([.C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80" calcext:value-type="float">
            <text:p>1380</text:p>
          </table:table-cell>
          <table:table-cell office:value-type="float" office:value="60520675" calcext:value-type="float">
            <text:p>60520675</text:p>
          </table:table-cell>
          <table:table-cell table:formula="of:=IF([.C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10" calcext:value-type="float">
            <text:p>1410</text:p>
          </table:table-cell>
          <table:table-cell office:value-type="float" office:value="61502455" calcext:value-type="float">
            <text:p>61502455</text:p>
          </table:table-cell>
          <table:table-cell table:formula="of:=IF([.C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34" calcext:value-type="float">
            <text:p>1434</text:p>
          </table:table-cell>
          <table:table-cell office:value-type="float" office:value="64229209" calcext:value-type="float">
            <text:p>64229209</text:p>
          </table:table-cell>
          <table:table-cell table:formula="of:=IF([.C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34" calcext:value-type="float">
            <text:p>1434</text:p>
          </table:table-cell>
          <table:table-cell office:value-type="float" office:value="64311462" calcext:value-type="float">
            <text:p>64311462</text:p>
          </table:table-cell>
          <table:table-cell table:formula="of:=IF([.C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40" calcext:value-type="float">
            <text:p>1140</text:p>
          </table:table-cell>
          <table:table-cell office:value-type="float" office:value="64509438" calcext:value-type="float">
            <text:p>64509438</text:p>
          </table:table-cell>
          <table:table-cell table:formula="of:=IF([.C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28" calcext:value-type="float">
            <text:p>1428</text:p>
          </table:table-cell>
          <table:table-cell office:value-type="float" office:value="65331173" calcext:value-type="float">
            <text:p>65331173</text:p>
          </table:table-cell>
          <table:table-cell table:formula="of:=IF([.C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92" calcext:value-type="float">
            <text:p>1392</text:p>
          </table:table-cell>
          <table:table-cell office:value-type="float" office:value="67693360" calcext:value-type="float">
            <text:p>67693360</text:p>
          </table:table-cell>
          <table:table-cell table:formula="of:=IF([.C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6" calcext:value-type="float">
            <text:p>906</text:p>
          </table:table-cell>
          <table:table-cell office:value-type="float" office:value="68782246" calcext:value-type="float">
            <text:p>68782246</text:p>
          </table:table-cell>
          <table:table-cell table:formula="of:=IF([.C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06" calcext:value-type="float">
            <text:p>1206</text:p>
          </table:table-cell>
          <table:table-cell office:value-type="float" office:value="71984833" calcext:value-type="float">
            <text:p>71984833</text:p>
          </table:table-cell>
          <table:table-cell table:formula="of:=IF([.C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8" calcext:value-type="float">
            <text:p>1008</text:p>
          </table:table-cell>
          <table:table-cell office:value-type="float" office:value="72072802" calcext:value-type="float">
            <text:p>72072802</text:p>
          </table:table-cell>
          <table:table-cell table:formula="of:=IF([.C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26" calcext:value-type="float">
            <text:p>1326</text:p>
          </table:table-cell>
          <table:table-cell office:value-type="float" office:value="73292309" calcext:value-type="float">
            <text:p>73292309</text:p>
          </table:table-cell>
          <table:table-cell table:formula="of:=IF([.C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8" calcext:value-type="float">
            <text:p>1068</text:p>
          </table:table-cell>
          <table:table-cell office:value-type="float" office:value="76144647" calcext:value-type="float">
            <text:p>76144647</text:p>
          </table:table-cell>
          <table:table-cell table:formula="of:=IF([.C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8" calcext:value-type="float">
            <text:p>1128</text:p>
          </table:table-cell>
          <table:table-cell office:value-type="float" office:value="76716794" calcext:value-type="float">
            <text:p>76716794</text:p>
          </table:table-cell>
          <table:table-cell table:formula="of:=IF([.C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92" calcext:value-type="float">
            <text:p>1392</text:p>
          </table:table-cell>
          <table:table-cell office:value-type="float" office:value="77718751" calcext:value-type="float">
            <text:p>77718751</text:p>
          </table:table-cell>
          <table:table-cell table:formula="of:=IF([.C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48" calcext:value-type="float">
            <text:p>1248</text:p>
          </table:table-cell>
          <table:table-cell office:value-type="float" office:value="77982666" calcext:value-type="float">
            <text:p>77982666</text:p>
          </table:table-cell>
          <table:table-cell table:formula="of:=IF([.C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0" calcext:value-type="float">
            <text:p>1020</text:p>
          </table:table-cell>
          <table:table-cell office:value-type="float" office:value="81036028" calcext:value-type="float">
            <text:p>81036028</text:p>
          </table:table-cell>
          <table:table-cell table:formula="of:=IF([.C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office:value-type="float" office:value="81752633" calcext:value-type="float">
            <text:p>81752633</text:p>
          </table:table-cell>
          <table:table-cell table:formula="of:=IF([.C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80" calcext:value-type="float">
            <text:p>1380</text:p>
          </table:table-cell>
          <table:table-cell office:value-type="float" office:value="83719443" calcext:value-type="float">
            <text:p>83719443</text:p>
          </table:table-cell>
          <table:table-cell table:formula="of:=IF([.C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4" calcext:value-type="float">
            <text:p>804</text:p>
          </table:table-cell>
          <table:table-cell office:value-type="float" office:value="84675059" calcext:value-type="float">
            <text:p>84675059</text:p>
          </table:table-cell>
          <table:table-cell table:formula="of:=IF([.C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68" calcext:value-type="float">
            <text:p>1368</text:p>
          </table:table-cell>
          <table:table-cell office:value-type="float" office:value="85759464" calcext:value-type="float">
            <text:p>85759464</text:p>
          </table:table-cell>
          <table:table-cell table:formula="of:=IF([.C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34" calcext:value-type="float">
            <text:p>1434</text:p>
          </table:table-cell>
          <table:table-cell office:value-type="float" office:value="86123608" calcext:value-type="float">
            <text:p>86123608</text:p>
          </table:table-cell>
          <table:table-cell table:formula="of:=IF([.C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28" calcext:value-type="float">
            <text:p>1428</text:p>
          </table:table-cell>
          <table:table-cell office:value-type="float" office:value="86714381" calcext:value-type="float">
            <text:p>86714381</text:p>
          </table:table-cell>
          <table:table-cell table:formula="of:=IF([.C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50" calcext:value-type="float">
            <text:p>1350</text:p>
          </table:table-cell>
          <table:table-cell office:value-type="float" office:value="89147345" calcext:value-type="float">
            <text:p>89147345</text:p>
          </table:table-cell>
          <table:table-cell table:formula="of:=IF([.C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office:value-type="float" office:value="89240557" calcext:value-type="float">
            <text:p>89240557</text:p>
          </table:table-cell>
          <table:table-cell table:formula="of:=IF([.C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56" calcext:value-type="float">
            <text:p>1356</text:p>
          </table:table-cell>
          <table:table-cell office:value-type="float" office:value="89534887" calcext:value-type="float">
            <text:p>89534887</text:p>
          </table:table-cell>
          <table:table-cell table:formula="of:=IF([.C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50" calcext:value-type="float">
            <text:p>1350</text:p>
          </table:table-cell>
          <table:table-cell office:value-type="float" office:value="89908955" calcext:value-type="float">
            <text:p>89908955</text:p>
          </table:table-cell>
          <table:table-cell table:formula="of:=IF([.C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44" calcext:value-type="float">
            <text:p>1344</text:p>
          </table:table-cell>
          <table:table-cell office:value-type="float" office:value="90190001" calcext:value-type="float">
            <text:p>90190001</text:p>
          </table:table-cell>
          <table:table-cell table:formula="of:=IF([.C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58" calcext:value-type="float">
            <text:p>1158</text:p>
          </table:table-cell>
          <table:table-cell office:value-type="float" office:value="90967231" calcext:value-type="float">
            <text:p>90967231</text:p>
          </table:table-cell>
          <table:table-cell table:formula="of:=IF([.C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50" calcext:value-type="float">
            <text:p>1350</text:p>
          </table:table-cell>
          <table:table-cell office:value-type="float" office:value="90980068" calcext:value-type="float">
            <text:p>90980068</text:p>
          </table:table-cell>
          <table:table-cell table:formula="of:=IF([.C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90" calcext:value-type="float">
            <text:p>1290</text:p>
          </table:table-cell>
          <table:table-cell office:value-type="float" office:value="92622487" calcext:value-type="float">
            <text:p>92622487</text:p>
          </table:table-cell>
          <table:table-cell table:formula="of:=IF([.C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62" calcext:value-type="float">
            <text:p>1362</text:p>
          </table:table-cell>
          <table:table-cell office:value-type="float" office:value="93310265" calcext:value-type="float">
            <text:p>93310265</text:p>
          </table:table-cell>
          <table:table-cell table:formula="of:=IF([.C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94" calcext:value-type="float">
            <text:p>1194</text:p>
          </table:table-cell>
          <table:table-cell office:value-type="float" office:value="93510657" calcext:value-type="float">
            <text:p>93510657</text:p>
          </table:table-cell>
          <table:table-cell table:formula="of:=IF([.C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8" calcext:value-type="float">
            <text:p>1008</text:p>
          </table:table-cell>
          <table:table-cell office:value-type="float" office:value="93766815" calcext:value-type="float">
            <text:p>93766815</text:p>
          </table:table-cell>
          <table:table-cell table:formula="of:=IF([.C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94" calcext:value-type="float">
            <text:p>1194</text:p>
          </table:table-cell>
          <table:table-cell office:value-type="float" office:value="93799017" calcext:value-type="float">
            <text:p>93799017</text:p>
          </table:table-cell>
          <table:table-cell table:formula="of:=IF([.C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36" calcext:value-type="float">
            <text:p>1236</text:p>
          </table:table-cell>
          <table:table-cell office:value-type="float" office:value="93827934" calcext:value-type="float">
            <text:p>93827934</text:p>
          </table:table-cell>
          <table:table-cell table:formula="of:=IF([.C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34" calcext:value-type="float">
            <text:p>1434</text:p>
          </table:table-cell>
          <table:table-cell office:value-type="float" office:value="95030757" calcext:value-type="float">
            <text:p>95030757</text:p>
          </table:table-cell>
          <table:table-cell table:formula="of:=IF([.C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6" calcext:value-type="float">
            <text:p>1416</text:p>
          </table:table-cell>
          <table:table-cell office:value-type="float" office:value="98015864" calcext:value-type="float">
            <text:p>98015864</text:p>
          </table:table-cell>
          <table:table-cell table:formula="of:=IF([.C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88" calcext:value-type="float">
            <text:p>1188</text:p>
          </table:table-cell>
          <table:table-cell office:value-type="float" office:value="101120313" calcext:value-type="float">
            <text:p>101120313</text:p>
          </table:table-cell>
          <table:table-cell table:formula="of:=IF([.C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94" calcext:value-type="float">
            <text:p>1194</text:p>
          </table:table-cell>
          <table:table-cell office:value-type="float" office:value="103273860" calcext:value-type="float">
            <text:p>103273860</text:p>
          </table:table-cell>
          <table:table-cell table:formula="of:=IF([.C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22" calcext:value-type="float">
            <text:p>1122</text:p>
          </table:table-cell>
          <table:table-cell office:value-type="float" office:value="103736596" calcext:value-type="float">
            <text:p>103736596</text:p>
          </table:table-cell>
          <table:table-cell table:formula="of:=IF([.C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70" calcext:value-type="float">
            <text:p>1170</text:p>
          </table:table-cell>
          <table:table-cell office:value-type="float" office:value="103891253" calcext:value-type="float">
            <text:p>103891253</text:p>
          </table:table-cell>
          <table:table-cell table:formula="of:=IF([.C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04" calcext:value-type="float">
            <text:p>1104</text:p>
          </table:table-cell>
          <table:table-cell office:value-type="float" office:value="106275084" calcext:value-type="float">
            <text:p>106275084</text:p>
          </table:table-cell>
          <table:table-cell table:formula="of:=IF([.C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80" calcext:value-type="float">
            <text:p>1080</text:p>
          </table:table-cell>
          <table:table-cell office:value-type="float" office:value="106487436" calcext:value-type="float">
            <text:p>106487436</text:p>
          </table:table-cell>
          <table:table-cell table:formula="of:=IF([.C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38" calcext:value-type="float">
            <text:p>1338</text:p>
          </table:table-cell>
          <table:table-cell office:value-type="float" office:value="106509494" calcext:value-type="float">
            <text:p>106509494</text:p>
          </table:table-cell>
          <table:table-cell table:formula="of:=IF([.C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28" calcext:value-type="float">
            <text:p>828</text:p>
          </table:table-cell>
          <table:table-cell office:value-type="float" office:value="106830683" calcext:value-type="float">
            <text:p>106830683</text:p>
          </table:table-cell>
          <table:table-cell table:formula="of:=IF([.C1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16" calcext:value-type="float">
            <text:p>1416</text:p>
          </table:table-cell>
          <table:table-cell office:value-type="float" office:value="108897265" calcext:value-type="float">
            <text:p>108897265</text:p>
          </table:table-cell>
          <table:table-cell table:formula="of:=IF([.C1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90" calcext:value-type="float">
            <text:p>1290</text:p>
          </table:table-cell>
          <table:table-cell office:value-type="float" office:value="110530121" calcext:value-type="float">
            <text:p>110530121</text:p>
          </table:table-cell>
          <table:table-cell table:formula="of:=IF([.C1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82" calcext:value-type="float">
            <text:p>882</text:p>
          </table:table-cell>
          <table:table-cell office:value-type="float" office:value="110996270" calcext:value-type="float">
            <text:p>110996270</text:p>
          </table:table-cell>
          <table:table-cell table:formula="of:=IF([.C1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04" calcext:value-type="float">
            <text:p>1104</text:p>
          </table:table-cell>
          <table:table-cell office:value-type="float" office:value="111911863" calcext:value-type="float">
            <text:p>111911863</text:p>
          </table:table-cell>
          <table:table-cell table:formula="of:=IF([.C1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8" calcext:value-type="float">
            <text:p>918</text:p>
          </table:table-cell>
          <table:table-cell office:value-type="float" office:value="113143949" calcext:value-type="float">
            <text:p>113143949</text:p>
          </table:table-cell>
          <table:table-cell table:formula="of:=IF([.C1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6" calcext:value-type="float">
            <text:p>966</text:p>
          </table:table-cell>
          <table:table-cell office:value-type="float" office:value="115091668" calcext:value-type="float">
            <text:p>115091668</text:p>
          </table:table-cell>
          <table:table-cell table:formula="of:=IF([.C1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10" calcext:value-type="float">
            <text:p>1410</text:p>
          </table:table-cell>
          <table:table-cell office:value-type="float" office:value="115768778" calcext:value-type="float">
            <text:p>115768778</text:p>
          </table:table-cell>
          <table:table-cell table:formula="of:=IF([.C1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98" calcext:value-type="float">
            <text:p>1398</text:p>
          </table:table-cell>
          <table:table-cell office:value-type="float" office:value="116544884" calcext:value-type="float">
            <text:p>116544884</text:p>
          </table:table-cell>
          <table:table-cell table:formula="of:=IF([.C1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28" calcext:value-type="float">
            <text:p>1428</text:p>
          </table:table-cell>
          <table:table-cell office:value-type="float" office:value="116888926" calcext:value-type="float">
            <text:p>116888926</text:p>
          </table:table-cell>
          <table:table-cell table:formula="of:=IF([.C1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04" calcext:value-type="float">
            <text:p>1404</text:p>
          </table:table-cell>
          <table:table-cell office:value-type="float" office:value="116921845" calcext:value-type="float">
            <text:p>116921845</text:p>
          </table:table-cell>
          <table:table-cell table:formula="of:=IF([.C1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16" calcext:value-type="float">
            <text:p>1416</text:p>
          </table:table-cell>
          <table:table-cell office:value-type="float" office:value="117096024" calcext:value-type="float">
            <text:p>117096024</text:p>
          </table:table-cell>
          <table:table-cell table:formula="of:=IF([.C1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34" calcext:value-type="float">
            <text:p>1434</text:p>
          </table:table-cell>
          <table:table-cell office:value-type="float" office:value="119472244" calcext:value-type="float">
            <text:p>119472244</text:p>
          </table:table-cell>
          <table:table-cell table:formula="of:=IF([.C1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4" calcext:value-type="float">
            <text:p>1134</text:p>
          </table:table-cell>
          <table:table-cell office:value-type="float" office:value="119959651" calcext:value-type="float">
            <text:p>119959651</text:p>
          </table:table-cell>
          <table:table-cell table:formula="of:=IF([.C1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14" calcext:value-type="float">
            <text:p>1314</text:p>
          </table:table-cell>
          <table:table-cell office:value-type="float" office:value="121063128" calcext:value-type="float">
            <text:p>121063128</text:p>
          </table:table-cell>
          <table:table-cell table:formula="of:=IF([.C1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8" calcext:value-type="float">
            <text:p>1248</text:p>
          </table:table-cell>
          <table:table-cell office:value-type="float" office:value="122141234" calcext:value-type="float">
            <text:p>122141234</text:p>
          </table:table-cell>
          <table:table-cell table:formula="of:=IF([.C1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2" calcext:value-type="float">
            <text:p>942</text:p>
          </table:table-cell>
          <table:table-cell office:value-type="float" office:value="122731826" calcext:value-type="float">
            <text:p>122731826</text:p>
          </table:table-cell>
          <table:table-cell table:formula="of:=IF([.C1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32" calcext:value-type="float">
            <text:p>1332</text:p>
          </table:table-cell>
          <table:table-cell office:value-type="float" office:value="123359073" calcext:value-type="float">
            <text:p>123359073</text:p>
          </table:table-cell>
          <table:table-cell table:formula="of:=IF([.C1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18" calcext:value-type="float">
            <text:p>1218</text:p>
          </table:table-cell>
          <table:table-cell office:value-type="float" office:value="123944490" calcext:value-type="float">
            <text:p>123944490</text:p>
          </table:table-cell>
          <table:table-cell table:formula="of:=IF([.C1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float" office:value="124139094" calcext:value-type="float">
            <text:p>124139094</text:p>
          </table:table-cell>
          <table:table-cell table:formula="of:=IF([.C1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20" calcext:value-type="float">
            <text:p>1320</text:p>
          </table:table-cell>
          <table:table-cell office:value-type="float" office:value="126364170" calcext:value-type="float">
            <text:p>126364170</text:p>
          </table:table-cell>
          <table:table-cell table:formula="of:=IF([.C1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28" calcext:value-type="float">
            <text:p>1428</text:p>
          </table:table-cell>
          <table:table-cell office:value-type="float" office:value="126423496" calcext:value-type="float">
            <text:p>126423496</text:p>
          </table:table-cell>
          <table:table-cell table:formula="of:=IF([.C1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32" calcext:value-type="float">
            <text:p>1332</text:p>
          </table:table-cell>
          <table:table-cell office:value-type="float" office:value="127700017" calcext:value-type="float">
            <text:p>127700017</text:p>
          </table:table-cell>
          <table:table-cell table:formula="of:=IF([.C1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86" calcext:value-type="float">
            <text:p>1086</text:p>
          </table:table-cell>
          <table:table-cell office:value-type="float" office:value="128618698" calcext:value-type="float">
            <text:p>128618698</text:p>
          </table:table-cell>
          <table:table-cell table:formula="of:=IF([.C1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72" calcext:value-type="float">
            <text:p>1272</text:p>
          </table:table-cell>
          <table:table-cell office:value-type="float" office:value="128716882" calcext:value-type="float">
            <text:p>128716882</text:p>
          </table:table-cell>
          <table:table-cell table:formula="of:=IF([.C1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90" calcext:value-type="float">
            <text:p>1290</text:p>
          </table:table-cell>
          <table:table-cell office:value-type="float" office:value="129814560" calcext:value-type="float">
            <text:p>129814560</text:p>
          </table:table-cell>
          <table:table-cell table:formula="of:=IF([.C1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92" calcext:value-type="float">
            <text:p>1092</text:p>
          </table:table-cell>
          <table:table-cell office:value-type="float" office:value="130692668" calcext:value-type="float">
            <text:p>130692668</text:p>
          </table:table-cell>
          <table:table-cell table:formula="of:=IF([.C1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08" calcext:value-type="float">
            <text:p>1308</text:p>
          </table:table-cell>
          <table:table-cell office:value-type="float" office:value="130867878" calcext:value-type="float">
            <text:p>130867878</text:p>
          </table:table-cell>
          <table:table-cell table:formula="of:=IF([.C1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0" calcext:value-type="float">
            <text:p>1050</text:p>
          </table:table-cell>
          <table:table-cell office:value-type="float" office:value="132885401" calcext:value-type="float">
            <text:p>132885401</text:p>
          </table:table-cell>
          <table:table-cell table:formula="of:=IF([.C1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16" calcext:value-type="float">
            <text:p>1416</text:p>
          </table:table-cell>
          <table:table-cell office:value-type="float" office:value="133921368" calcext:value-type="float">
            <text:p>133921368</text:p>
          </table:table-cell>
          <table:table-cell table:formula="of:=IF([.C1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8" calcext:value-type="float">
            <text:p>1338</text:p>
          </table:table-cell>
          <table:table-cell office:value-type="float" office:value="136215895" calcext:value-type="float">
            <text:p>136215895</text:p>
          </table:table-cell>
          <table:table-cell table:formula="of:=IF([.C1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8" calcext:value-type="float">
            <text:p>1098</text:p>
          </table:table-cell>
          <table:table-cell office:value-type="float" office:value="136525685" calcext:value-type="float">
            <text:p>136525685</text:p>
          </table:table-cell>
          <table:table-cell table:formula="of:=IF([.C1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36791846" calcext:value-type="float">
            <text:p>136791846</text:p>
          </table:table-cell>
          <table:table-cell table:formula="of:=IF([.C1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4" calcext:value-type="float">
            <text:p>954</text:p>
          </table:table-cell>
          <table:table-cell office:value-type="float" office:value="136884888" calcext:value-type="float">
            <text:p>136884888</text:p>
          </table:table-cell>
          <table:table-cell table:formula="of:=IF([.C1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54" calcext:value-type="float">
            <text:p>1254</text:p>
          </table:table-cell>
          <table:table-cell office:value-type="float" office:value="137416660" calcext:value-type="float">
            <text:p>137416660</text:p>
          </table:table-cell>
          <table:table-cell table:formula="of:=IF([.C1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10" calcext:value-type="float">
            <text:p>1410</text:p>
          </table:table-cell>
          <table:table-cell office:value-type="float" office:value="139939071" calcext:value-type="float">
            <text:p>139939071</text:p>
          </table:table-cell>
          <table:table-cell table:formula="of:=IF([.C1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96" calcext:value-type="float">
            <text:p>1296</text:p>
          </table:table-cell>
          <table:table-cell office:value-type="float" office:value="140516536" calcext:value-type="float">
            <text:p>140516536</text:p>
          </table:table-cell>
          <table:table-cell table:formula="of:=IF([.C1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20" calcext:value-type="float">
            <text:p>1320</text:p>
          </table:table-cell>
          <table:table-cell office:value-type="float" office:value="140877302" calcext:value-type="float">
            <text:p>140877302</text:p>
          </table:table-cell>
          <table:table-cell table:formula="of:=IF([.C1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  <table:table-cell office:value-type="float" office:value="141882938" calcext:value-type="float">
            <text:p>141882938</text:p>
          </table:table-cell>
          <table:table-cell table:formula="of:=IF([.C1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8" calcext:value-type="float">
            <text:p>1428</text:p>
          </table:table-cell>
          <table:table-cell office:value-type="float" office:value="143030134" calcext:value-type="float">
            <text:p>143030134</text:p>
          </table:table-cell>
          <table:table-cell table:formula="of:=IF([.C1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92" calcext:value-type="float">
            <text:p>1392</text:p>
          </table:table-cell>
          <table:table-cell office:value-type="float" office:value="143613739" calcext:value-type="float">
            <text:p>143613739</text:p>
          </table:table-cell>
          <table:table-cell table:formula="of:=IF([.C1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office:value-type="float" office:value="143993820" calcext:value-type="float">
            <text:p>143993820</text:p>
          </table:table-cell>
          <table:table-cell table:formula="of:=IF([.C1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6" calcext:value-type="float">
            <text:p>1416</text:p>
          </table:table-cell>
          <table:table-cell office:value-type="float" office:value="144473275" calcext:value-type="float">
            <text:p>144473275</text:p>
          </table:table-cell>
          <table:table-cell table:formula="of:=IF([.C1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4" calcext:value-type="float">
            <text:p>1194</text:p>
          </table:table-cell>
          <table:table-cell office:value-type="float" office:value="145032713" calcext:value-type="float">
            <text:p>145032713</text:p>
          </table:table-cell>
          <table:table-cell table:formula="of:=IF([.C1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62" calcext:value-type="float">
            <text:p>1362</text:p>
          </table:table-cell>
          <table:table-cell office:value-type="float" office:value="146101699" calcext:value-type="float">
            <text:p>146101699</text:p>
          </table:table-cell>
          <table:table-cell table:formula="of:=IF([.C1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8" calcext:value-type="float">
            <text:p>1248</text:p>
          </table:table-cell>
          <table:table-cell office:value-type="float" office:value="148063527" calcext:value-type="float">
            <text:p>148063527</text:p>
          </table:table-cell>
          <table:table-cell table:formula="of:=IF([.C1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28" calcext:value-type="float">
            <text:p>1128</text:p>
          </table:table-cell>
          <table:table-cell office:value-type="float" office:value="148342663" calcext:value-type="float">
            <text:p>148342663</text:p>
          </table:table-cell>
          <table:table-cell table:formula="of:=IF([.C1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14" calcext:value-type="float">
            <text:p>1314</text:p>
          </table:table-cell>
          <table:table-cell office:value-type="float" office:value="148355175" calcext:value-type="float">
            <text:p>148355175</text:p>
          </table:table-cell>
          <table:table-cell table:formula="of:=IF([.C1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96" calcext:value-type="float">
            <text:p>1296</text:p>
          </table:table-cell>
          <table:table-cell office:value-type="float" office:value="148584755" calcext:value-type="float">
            <text:p>148584755</text:p>
          </table:table-cell>
          <table:table-cell table:formula="of:=IF([.C1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44" calcext:value-type="float">
            <text:p>1344</text:p>
          </table:table-cell>
          <table:table-cell office:value-type="float" office:value="149386421" calcext:value-type="float">
            <text:p>149386421</text:p>
          </table:table-cell>
          <table:table-cell table:formula="of:=IF([.C1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14" calcext:value-type="float">
            <text:p>1014</text:p>
          </table:table-cell>
          <table:table-cell office:value-type="float" office:value="150412105" calcext:value-type="float">
            <text:p>150412105</text:p>
          </table:table-cell>
          <table:table-cell table:formula="of:=IF([.C1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52" calcext:value-type="float">
            <text:p>1152</text:p>
          </table:table-cell>
          <table:table-cell office:value-type="float" office:value="152172381" calcext:value-type="float">
            <text:p>152172381</text:p>
          </table:table-cell>
          <table:table-cell table:formula="of:=IF([.C1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02" calcext:value-type="float">
            <text:p>1302</text:p>
          </table:table-cell>
          <table:table-cell office:value-type="float" office:value="153838059" calcext:value-type="float">
            <text:p>153838059</text:p>
          </table:table-cell>
          <table:table-cell table:formula="of:=IF([.C1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86" calcext:value-type="float">
            <text:p>1386</text:p>
          </table:table-cell>
          <table:table-cell office:value-type="float" office:value="154147532" calcext:value-type="float">
            <text:p>154147532</text:p>
          </table:table-cell>
          <table:table-cell table:formula="of:=IF([.C1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8" calcext:value-type="float">
            <text:p>1158</text:p>
          </table:table-cell>
          <table:table-cell office:value-type="float" office:value="154921721" calcext:value-type="float">
            <text:p>154921721</text:p>
          </table:table-cell>
          <table:table-cell table:formula="of:=IF([.C1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34" calcext:value-type="float">
            <text:p>1134</text:p>
          </table:table-cell>
          <table:table-cell office:value-type="float" office:value="155345849" calcext:value-type="float">
            <text:p>155345849</text:p>
          </table:table-cell>
          <table:table-cell table:formula="of:=IF([.C1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2" calcext:value-type="float">
            <text:p>1182</text:p>
          </table:table-cell>
          <table:table-cell office:value-type="float" office:value="155959995" calcext:value-type="float">
            <text:p>155959995</text:p>
          </table:table-cell>
          <table:table-cell table:formula="of:=IF([.C1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2" calcext:value-type="float">
            <text:p>1392</text:p>
          </table:table-cell>
          <table:table-cell office:value-type="float" office:value="156270176" calcext:value-type="float">
            <text:p>156270176</text:p>
          </table:table-cell>
          <table:table-cell table:formula="of:=IF([.C1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68" calcext:value-type="float">
            <text:p>1068</text:p>
          </table:table-cell>
          <table:table-cell office:value-type="float" office:value="157139580" calcext:value-type="float">
            <text:p>157139580</text:p>
          </table:table-cell>
          <table:table-cell table:formula="of:=IF([.C1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28" calcext:value-type="float">
            <text:p>1428</text:p>
          </table:table-cell>
          <table:table-cell office:value-type="float" office:value="157437022" calcext:value-type="float">
            <text:p>157437022</text:p>
          </table:table-cell>
          <table:table-cell table:formula="of:=IF([.C1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2" calcext:value-type="float">
            <text:p>1302</text:p>
          </table:table-cell>
          <table:table-cell office:value-type="float" office:value="157578745" calcext:value-type="float">
            <text:p>157578745</text:p>
          </table:table-cell>
          <table:table-cell table:formula="of:=IF([.C1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24" calcext:value-type="float">
            <text:p>1224</text:p>
          </table:table-cell>
          <table:table-cell office:value-type="float" office:value="158453924" calcext:value-type="float">
            <text:p>158453924</text:p>
          </table:table-cell>
          <table:table-cell table:formula="of:=IF([.C1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78" calcext:value-type="float">
            <text:p>1278</text:p>
          </table:table-cell>
          <table:table-cell office:value-type="float" office:value="159972897" calcext:value-type="float">
            <text:p>159972897</text:p>
          </table:table-cell>
          <table:table-cell table:formula="of:=IF([.C1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28" calcext:value-type="float">
            <text:p>1428</text:p>
          </table:table-cell>
          <table:table-cell office:value-type="float" office:value="160558043" calcext:value-type="float">
            <text:p>160558043</text:p>
          </table:table-cell>
          <table:table-cell table:formula="of:=IF([.C1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0" calcext:value-type="float">
            <text:p>1050</text:p>
          </table:table-cell>
          <table:table-cell office:value-type="float" office:value="163012607" calcext:value-type="float">
            <text:p>163012607</text:p>
          </table:table-cell>
          <table:table-cell table:formula="of:=IF([.C1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14" calcext:value-type="float">
            <text:p>1314</text:p>
          </table:table-cell>
          <table:table-cell office:value-type="float" office:value="163365062" calcext:value-type="float">
            <text:p>163365062</text:p>
          </table:table-cell>
          <table:table-cell table:formula="of:=IF([.C1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56" calcext:value-type="float">
            <text:p>1356</text:p>
          </table:table-cell>
          <table:table-cell office:value-type="float" office:value="163623437" calcext:value-type="float">
            <text:p>163623437</text:p>
          </table:table-cell>
          <table:table-cell table:formula="of:=IF([.C1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6" calcext:value-type="float">
            <text:p>1236</text:p>
          </table:table-cell>
          <table:table-cell office:value-type="float" office:value="163636486" calcext:value-type="float">
            <text:p>163636486</text:p>
          </table:table-cell>
          <table:table-cell table:formula="of:=IF([.C1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62" calcext:value-type="float">
            <text:p>1362</text:p>
          </table:table-cell>
          <table:table-cell office:value-type="float" office:value="164145275" calcext:value-type="float">
            <text:p>164145275</text:p>
          </table:table-cell>
          <table:table-cell table:formula="of:=IF([.C1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74" calcext:value-type="float">
            <text:p>1374</text:p>
          </table:table-cell>
          <table:table-cell office:value-type="float" office:value="165986178" calcext:value-type="float">
            <text:p>165986178</text:p>
          </table:table-cell>
          <table:table-cell table:formula="of:=IF([.C1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10" calcext:value-type="float">
            <text:p>1410</text:p>
          </table:table-cell>
          <table:table-cell office:value-type="float" office:value="166369259" calcext:value-type="float">
            <text:p>166369259</text:p>
          </table:table-cell>
          <table:table-cell table:formula="of:=IF([.C1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8" calcext:value-type="float">
            <text:p>1368</text:p>
          </table:table-cell>
          <table:table-cell office:value-type="float" office:value="166633280" calcext:value-type="float">
            <text:p>166633280</text:p>
          </table:table-cell>
          <table:table-cell table:formula="of:=IF([.C1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62" calcext:value-type="float">
            <text:p>1362</text:p>
          </table:table-cell>
          <table:table-cell office:value-type="float" office:value="167187257" calcext:value-type="float">
            <text:p>167187257</text:p>
          </table:table-cell>
          <table:table-cell table:formula="of:=IF([.C1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4" calcext:value-type="float">
            <text:p>1254</text:p>
          </table:table-cell>
          <table:table-cell office:value-type="float" office:value="170601806" calcext:value-type="float">
            <text:p>170601806</text:p>
          </table:table-cell>
          <table:table-cell table:formula="of:=IF([.C1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172033160" calcext:value-type="float">
            <text:p>172033160</text:p>
          </table:table-cell>
          <table:table-cell table:formula="of:=IF([.C1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4" calcext:value-type="float">
            <text:p>1044</text:p>
          </table:table-cell>
          <table:table-cell office:value-type="float" office:value="172358993" calcext:value-type="float">
            <text:p>172358993</text:p>
          </table:table-cell>
          <table:table-cell table:formula="of:=IF([.C1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0" calcext:value-type="float">
            <text:p>1320</text:p>
          </table:table-cell>
          <table:table-cell office:value-type="float" office:value="172466141" calcext:value-type="float">
            <text:p>172466141</text:p>
          </table:table-cell>
          <table:table-cell table:formula="of:=IF([.C1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22" calcext:value-type="float">
            <text:p>1422</text:p>
          </table:table-cell>
          <table:table-cell office:value-type="float" office:value="173717472" calcext:value-type="float">
            <text:p>173717472</text:p>
          </table:table-cell>
          <table:table-cell table:formula="of:=IF([.C1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6" calcext:value-type="float">
            <text:p>1116</text:p>
          </table:table-cell>
          <table:table-cell office:value-type="float" office:value="175397277" calcext:value-type="float">
            <text:p>175397277</text:p>
          </table:table-cell>
          <table:table-cell table:formula="of:=IF([.C1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00" calcext:value-type="float">
            <text:p>1200</text:p>
          </table:table-cell>
          <table:table-cell office:value-type="float" office:value="176303783" calcext:value-type="float">
            <text:p>176303783</text:p>
          </table:table-cell>
          <table:table-cell table:formula="of:=IF([.C1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34" calcext:value-type="float">
            <text:p>1434</text:p>
          </table:table-cell>
          <table:table-cell office:value-type="float" office:value="177360676" calcext:value-type="float">
            <text:p>177360676</text:p>
          </table:table-cell>
          <table:table-cell table:formula="of:=IF([.C1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34" calcext:value-type="float">
            <text:p>1434</text:p>
          </table:table-cell>
          <table:table-cell office:value-type="float" office:value="177509713" calcext:value-type="float">
            <text:p>177509713</text:p>
          </table:table-cell>
          <table:table-cell table:formula="of:=IF([.C1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22" calcext:value-type="float">
            <text:p>1422</text:p>
          </table:table-cell>
          <table:table-cell office:value-type="float" office:value="179072583" calcext:value-type="float">
            <text:p>179072583</text:p>
          </table:table-cell>
          <table:table-cell table:formula="of:=IF([.C1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44" calcext:value-type="float">
            <text:p>1044</text:p>
          </table:table-cell>
          <table:table-cell office:value-type="float" office:value="179795678" calcext:value-type="float">
            <text:p>179795678</text:p>
          </table:table-cell>
          <table:table-cell table:formula="of:=IF([.C1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0" calcext:value-type="float">
            <text:p>990</text:p>
          </table:table-cell>
          <table:table-cell office:value-type="float" office:value="180657006" calcext:value-type="float">
            <text:p>180657006</text:p>
          </table:table-cell>
          <table:table-cell table:formula="of:=IF([.C1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2" calcext:value-type="float">
            <text:p>1032</text:p>
          </table:table-cell>
          <table:table-cell office:value-type="float" office:value="181518833" calcext:value-type="float">
            <text:p>181518833</text:p>
          </table:table-cell>
          <table:table-cell table:formula="of:=IF([.C1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90" calcext:value-type="float">
            <text:p>1290</text:p>
          </table:table-cell>
          <table:table-cell office:value-type="float" office:value="181615313" calcext:value-type="float">
            <text:p>181615313</text:p>
          </table:table-cell>
          <table:table-cell table:formula="of:=IF([.C1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16" calcext:value-type="float">
            <text:p>1116</text:p>
          </table:table-cell>
          <table:table-cell office:value-type="float" office:value="183270354" calcext:value-type="float">
            <text:p>183270354</text:p>
          </table:table-cell>
          <table:table-cell table:formula="of:=IF([.C1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04" calcext:value-type="float">
            <text:p>1404</text:p>
          </table:table-cell>
          <table:table-cell office:value-type="float" office:value="183397454" calcext:value-type="float">
            <text:p>183397454</text:p>
          </table:table-cell>
          <table:table-cell table:formula="of:=IF([.C1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80" calcext:value-type="float">
            <text:p>1380</text:p>
          </table:table-cell>
          <table:table-cell office:value-type="float" office:value="184969941" calcext:value-type="float">
            <text:p>184969941</text:p>
          </table:table-cell>
          <table:table-cell table:formula="of:=IF([.C1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8" calcext:value-type="float">
            <text:p>1248</text:p>
          </table:table-cell>
          <table:table-cell office:value-type="float" office:value="188739608" calcext:value-type="float">
            <text:p>188739608</text:p>
          </table:table-cell>
          <table:table-cell table:formula="of:=IF([.C1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66" calcext:value-type="float">
            <text:p>1266</text:p>
          </table:table-cell>
          <table:table-cell office:value-type="float" office:value="188839175" calcext:value-type="float">
            <text:p>188839175</text:p>
          </table:table-cell>
          <table:table-cell table:formula="of:=IF([.C1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4" calcext:value-type="float">
            <text:p>1434</text:p>
          </table:table-cell>
          <table:table-cell office:value-type="float" office:value="189063263" calcext:value-type="float">
            <text:p>189063263</text:p>
          </table:table-cell>
          <table:table-cell table:formula="of:=IF([.C1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189235509" calcext:value-type="float">
            <text:p>189235509</text:p>
          </table:table-cell>
          <table:table-cell table:formula="of:=IF([.C1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0" calcext:value-type="float">
            <text:p>1410</text:p>
          </table:table-cell>
          <table:table-cell office:value-type="float" office:value="190195083" calcext:value-type="float">
            <text:p>190195083</text:p>
          </table:table-cell>
          <table:table-cell table:formula="of:=IF([.C1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96" calcext:value-type="float">
            <text:p>1296</text:p>
          </table:table-cell>
          <table:table-cell office:value-type="float" office:value="191808109" calcext:value-type="float">
            <text:p>191808109</text:p>
          </table:table-cell>
          <table:table-cell table:formula="of:=IF([.C1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38" calcext:value-type="float">
            <text:p>1338</text:p>
          </table:table-cell>
          <table:table-cell office:value-type="float" office:value="193283691" calcext:value-type="float">
            <text:p>193283691</text:p>
          </table:table-cell>
          <table:table-cell table:formula="of:=IF([.C1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10" calcext:value-type="float">
            <text:p>1410</text:p>
          </table:table-cell>
          <table:table-cell office:value-type="float" office:value="194179423" calcext:value-type="float">
            <text:p>194179423</text:p>
          </table:table-cell>
          <table:table-cell table:formula="of:=IF([.C1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92" calcext:value-type="float">
            <text:p>1392</text:p>
          </table:table-cell>
          <table:table-cell office:value-type="float" office:value="195558951" calcext:value-type="float">
            <text:p>195558951</text:p>
          </table:table-cell>
          <table:table-cell table:formula="of:=IF([.C1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26" calcext:value-type="float">
            <text:p>1326</text:p>
          </table:table-cell>
          <table:table-cell office:value-type="float" office:value="195918319" calcext:value-type="float">
            <text:p>195918319</text:p>
          </table:table-cell>
          <table:table-cell table:formula="of:=IF([.C1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68" calcext:value-type="float">
            <text:p>1368</text:p>
          </table:table-cell>
          <table:table-cell office:value-type="float" office:value="195945283" calcext:value-type="float">
            <text:p>195945283</text:p>
          </table:table-cell>
          <table:table-cell table:formula="of:=IF([.C2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14" calcext:value-type="float">
            <text:p>1314</text:p>
          </table:table-cell>
          <table:table-cell office:value-type="float" office:value="196833914" calcext:value-type="float">
            <text:p>196833914</text:p>
          </table:table-cell>
          <table:table-cell table:formula="of:=IF([.C2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30" calcext:value-type="float">
            <text:p>1230</text:p>
          </table:table-cell>
          <table:table-cell office:value-type="float" office:value="196964847" calcext:value-type="float">
            <text:p>196964847</text:p>
          </table:table-cell>
          <table:table-cell table:formula="of:=IF([.C2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90" calcext:value-type="float">
            <text:p>1290</text:p>
          </table:table-cell>
          <table:table-cell office:value-type="float" office:value="198193724" calcext:value-type="float">
            <text:p>198193724</text:p>
          </table:table-cell>
          <table:table-cell table:formula="of:=IF([.C2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16" calcext:value-type="float">
            <text:p>1416</text:p>
          </table:table-cell>
          <table:table-cell office:value-type="float" office:value="198376778" calcext:value-type="float">
            <text:p>198376778</text:p>
          </table:table-cell>
          <table:table-cell table:formula="of:=IF([.C2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66" calcext:value-type="float">
            <text:p>1266</text:p>
          </table:table-cell>
          <table:table-cell office:value-type="float" office:value="198771316" calcext:value-type="float">
            <text:p>198771316</text:p>
          </table:table-cell>
          <table:table-cell table:formula="of:=IF([.C2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6" calcext:value-type="float">
            <text:p>936</text:p>
          </table:table-cell>
          <table:table-cell office:value-type="float" office:value="199376765" calcext:value-type="float">
            <text:p>199376765</text:p>
          </table:table-cell>
          <table:table-cell table:formula="of:=IF([.C2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86" calcext:value-type="float">
            <text:p>1386</text:p>
          </table:table-cell>
          <table:table-cell office:value-type="float" office:value="200765995" calcext:value-type="float">
            <text:p>200765995</text:p>
          </table:table-cell>
          <table:table-cell table:formula="of:=IF([.C2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38" calcext:value-type="float">
            <text:p>1338</text:p>
          </table:table-cell>
          <table:table-cell office:value-type="float" office:value="201701971" calcext:value-type="float">
            <text:p>201701971</text:p>
          </table:table-cell>
          <table:table-cell table:formula="of:=IF([.C2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18" calcext:value-type="float">
            <text:p>1218</text:p>
          </table:table-cell>
          <table:table-cell office:value-type="float" office:value="202001824" calcext:value-type="float">
            <text:p>202001824</text:p>
          </table:table-cell>
          <table:table-cell table:formula="of:=IF([.C2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8" calcext:value-type="float">
            <text:p>1218</text:p>
          </table:table-cell>
          <table:table-cell office:value-type="float" office:value="203043111" calcext:value-type="float">
            <text:p>203043111</text:p>
          </table:table-cell>
          <table:table-cell table:formula="of:=IF([.C2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86" calcext:value-type="float">
            <text:p>1386</text:p>
          </table:table-cell>
          <table:table-cell office:value-type="float" office:value="203177521" calcext:value-type="float">
            <text:p>203177521</text:p>
          </table:table-cell>
          <table:table-cell table:formula="of:=IF([.C2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" calcext:value-type="float">
            <text:p>1410</text:p>
          </table:table-cell>
          <table:table-cell office:value-type="float" office:value="204445110" calcext:value-type="float">
            <text:p>204445110</text:p>
          </table:table-cell>
          <table:table-cell table:formula="of:=IF([.C2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28" calcext:value-type="float">
            <text:p>1428</text:p>
          </table:table-cell>
          <table:table-cell office:value-type="float" office:value="206238769" calcext:value-type="float">
            <text:p>206238769</text:p>
          </table:table-cell>
          <table:table-cell table:formula="of:=IF([.C2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04" calcext:value-type="float">
            <text:p>1404</text:p>
          </table:table-cell>
          <table:table-cell office:value-type="float" office:value="207435036" calcext:value-type="float">
            <text:p>207435036</text:p>
          </table:table-cell>
          <table:table-cell table:formula="of:=IF([.C2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8" calcext:value-type="float">
            <text:p>918</text:p>
          </table:table-cell>
          <table:table-cell office:value-type="float" office:value="207475277" calcext:value-type="float">
            <text:p>207475277</text:p>
          </table:table-cell>
          <table:table-cell table:formula="of:=IF([.C2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6" calcext:value-type="float">
            <text:p>1296</text:p>
          </table:table-cell>
          <table:table-cell office:value-type="float" office:value="214711209" calcext:value-type="float">
            <text:p>214711209</text:p>
          </table:table-cell>
          <table:table-cell table:formula="of:=IF([.C2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86" calcext:value-type="float">
            <text:p>1386</text:p>
          </table:table-cell>
          <table:table-cell office:value-type="float" office:value="216094002" calcext:value-type="float">
            <text:p>216094002</text:p>
          </table:table-cell>
          <table:table-cell table:formula="of:=IF([.C2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50" calcext:value-type="float">
            <text:p>1350</text:p>
          </table:table-cell>
          <table:table-cell office:value-type="float" office:value="216342359" calcext:value-type="float">
            <text:p>216342359</text:p>
          </table:table-cell>
          <table:table-cell table:formula="of:=IF([.C2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4" calcext:value-type="float">
            <text:p>1404</text:p>
          </table:table-cell>
          <table:table-cell office:value-type="float" office:value="216527291" calcext:value-type="float">
            <text:p>216527291</text:p>
          </table:table-cell>
          <table:table-cell table:formula="of:=IF([.C2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48" calcext:value-type="float">
            <text:p>1248</text:p>
          </table:table-cell>
          <table:table-cell office:value-type="float" office:value="216645561" calcext:value-type="float">
            <text:p>216645561</text:p>
          </table:table-cell>
          <table:table-cell table:formula="of:=IF([.C2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float" office:value="217429113" calcext:value-type="float">
            <text:p>217429113</text:p>
          </table:table-cell>
          <table:table-cell table:formula="of:=IF([.C2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22" calcext:value-type="float">
            <text:p>1422</text:p>
          </table:table-cell>
          <table:table-cell office:value-type="float" office:value="217775458" calcext:value-type="float">
            <text:p>217775458</text:p>
          </table:table-cell>
          <table:table-cell table:formula="of:=IF([.C2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office:value-type="float" office:value="217977500" calcext:value-type="float">
            <text:p>217977500</text:p>
          </table:table-cell>
          <table:table-cell table:formula="of:=IF([.C2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68" calcext:value-type="float">
            <text:p>1068</text:p>
          </table:table-cell>
          <table:table-cell office:value-type="float" office:value="218031795" calcext:value-type="float">
            <text:p>218031795</text:p>
          </table:table-cell>
          <table:table-cell table:formula="of:=IF([.C2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38" calcext:value-type="float">
            <text:p>1338</text:p>
          </table:table-cell>
          <table:table-cell office:value-type="float" office:value="219023326" calcext:value-type="float">
            <text:p>219023326</text:p>
          </table:table-cell>
          <table:table-cell table:formula="of:=IF([.C2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4" calcext:value-type="float">
            <text:p>984</text:p>
          </table:table-cell>
          <table:table-cell office:value-type="float" office:value="219667310" calcext:value-type="float">
            <text:p>219667310</text:p>
          </table:table-cell>
          <table:table-cell table:formula="of:=IF([.C2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66" calcext:value-type="float">
            <text:p>1266</text:p>
          </table:table-cell>
          <table:table-cell office:value-type="float" office:value="219762903" calcext:value-type="float">
            <text:p>219762903</text:p>
          </table:table-cell>
          <table:table-cell table:formula="of:=IF([.C2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26" calcext:value-type="float">
            <text:p>1326</text:p>
          </table:table-cell>
          <table:table-cell office:value-type="float" office:value="220664008" calcext:value-type="float">
            <text:p>220664008</text:p>
          </table:table-cell>
          <table:table-cell table:formula="of:=IF([.C2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32" calcext:value-type="float">
            <text:p>1332</text:p>
          </table:table-cell>
          <table:table-cell office:value-type="float" office:value="221403782" calcext:value-type="float">
            <text:p>221403782</text:p>
          </table:table-cell>
          <table:table-cell table:formula="of:=IF([.C2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22" calcext:value-type="float">
            <text:p>1122</text:p>
          </table:table-cell>
          <table:table-cell office:value-type="float" office:value="221473272" calcext:value-type="float">
            <text:p>221473272</text:p>
          </table:table-cell>
          <table:table-cell table:formula="of:=IF([.C2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68" calcext:value-type="float">
            <text:p>1368</text:p>
          </table:table-cell>
          <table:table-cell office:value-type="float" office:value="222292148" calcext:value-type="float">
            <text:p>222292148</text:p>
          </table:table-cell>
          <table:table-cell table:formula="of:=IF([.C2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72" calcext:value-type="float">
            <text:p>1272</text:p>
          </table:table-cell>
          <table:table-cell office:value-type="float" office:value="222314134" calcext:value-type="float">
            <text:p>222314134</text:p>
          </table:table-cell>
          <table:table-cell table:formula="of:=IF([.C2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16" calcext:value-type="float">
            <text:p>1416</text:p>
          </table:table-cell>
          <table:table-cell office:value-type="float" office:value="222920456" calcext:value-type="float">
            <text:p>222920456</text:p>
          </table:table-cell>
          <table:table-cell table:formula="of:=IF([.C2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96" calcext:value-type="float">
            <text:p>996</text:p>
          </table:table-cell>
          <table:table-cell office:value-type="float" office:value="223673859" calcext:value-type="float">
            <text:p>223673859</text:p>
          </table:table-cell>
          <table:table-cell table:formula="of:=IF([.C2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4" calcext:value-type="float">
            <text:p>1284</text:p>
          </table:table-cell>
          <table:table-cell office:value-type="float" office:value="224330230" calcext:value-type="float">
            <text:p>224330230</text:p>
          </table:table-cell>
          <table:table-cell table:formula="of:=IF([.C2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224732469" calcext:value-type="float">
            <text:p>224732469</text:p>
          </table:table-cell>
          <table:table-cell table:formula="of:=IF([.C2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16" calcext:value-type="float">
            <text:p>1416</text:p>
          </table:table-cell>
          <table:table-cell office:value-type="float" office:value="225609007" calcext:value-type="float">
            <text:p>225609007</text:p>
          </table:table-cell>
          <table:table-cell table:formula="of:=IF([.C2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32" calcext:value-type="float">
            <text:p>1032</text:p>
          </table:table-cell>
          <table:table-cell office:value-type="float" office:value="225666678" calcext:value-type="float">
            <text:p>225666678</text:p>
          </table:table-cell>
          <table:table-cell table:formula="of:=IF([.C2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84" calcext:value-type="float">
            <text:p>1284</text:p>
          </table:table-cell>
          <table:table-cell office:value-type="float" office:value="225969074" calcext:value-type="float">
            <text:p>225969074</text:p>
          </table:table-cell>
          <table:table-cell table:formula="of:=IF([.C2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16" calcext:value-type="float">
            <text:p>1416</text:p>
          </table:table-cell>
          <table:table-cell office:value-type="float" office:value="226149607" calcext:value-type="float">
            <text:p>226149607</text:p>
          </table:table-cell>
          <table:table-cell table:formula="of:=IF([.C2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58" calcext:value-type="float">
            <text:p>1158</text:p>
          </table:table-cell>
          <table:table-cell office:value-type="float" office:value="226423259" calcext:value-type="float">
            <text:p>226423259</text:p>
          </table:table-cell>
          <table:table-cell table:formula="of:=IF([.C2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00" calcext:value-type="float">
            <text:p>1200</text:p>
          </table:table-cell>
          <table:table-cell office:value-type="float" office:value="226482735" calcext:value-type="float">
            <text:p>226482735</text:p>
          </table:table-cell>
          <table:table-cell table:formula="of:=IF([.C2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10" calcext:value-type="float">
            <text:p>1410</text:p>
          </table:table-cell>
          <table:table-cell office:value-type="float" office:value="226736099" calcext:value-type="float">
            <text:p>226736099</text:p>
          </table:table-cell>
          <table:table-cell table:formula="of:=IF([.C2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86" calcext:value-type="float">
            <text:p>1086</text:p>
          </table:table-cell>
          <table:table-cell office:value-type="float" office:value="226934130" calcext:value-type="float">
            <text:p>226934130</text:p>
          </table:table-cell>
          <table:table-cell table:formula="of:=IF([.C2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2" calcext:value-type="float">
            <text:p>882</text:p>
          </table:table-cell>
          <table:table-cell office:value-type="float" office:value="228680158" calcext:value-type="float">
            <text:p>228680158</text:p>
          </table:table-cell>
          <table:table-cell table:formula="of:=IF([.C2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90" calcext:value-type="float">
            <text:p>1290</text:p>
          </table:table-cell>
          <table:table-cell office:value-type="float" office:value="231351399" calcext:value-type="float">
            <text:p>231351399</text:p>
          </table:table-cell>
          <table:table-cell table:formula="of:=IF([.C2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86" calcext:value-type="float">
            <text:p>1386</text:p>
          </table:table-cell>
          <table:table-cell office:value-type="float" office:value="231386993" calcext:value-type="float">
            <text:p>231386993</text:p>
          </table:table-cell>
          <table:table-cell table:formula="of:=IF([.C2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04" calcext:value-type="float">
            <text:p>1104</text:p>
          </table:table-cell>
          <table:table-cell office:value-type="float" office:value="232470830" calcext:value-type="float">
            <text:p>232470830</text:p>
          </table:table-cell>
          <table:table-cell table:formula="of:=IF([.C2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32" calcext:value-type="float">
            <text:p>1332</text:p>
          </table:table-cell>
          <table:table-cell office:value-type="float" office:value="232752966" calcext:value-type="float">
            <text:p>232752966</text:p>
          </table:table-cell>
          <table:table-cell table:formula="of:=IF([.C2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04" calcext:value-type="float">
            <text:p>1404</text:p>
          </table:table-cell>
          <table:table-cell office:value-type="float" office:value="233319357" calcext:value-type="float">
            <text:p>233319357</text:p>
          </table:table-cell>
          <table:table-cell table:formula="of:=IF([.C2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0" calcext:value-type="float">
            <text:p>1050</text:p>
          </table:table-cell>
          <table:table-cell office:value-type="float" office:value="233551006" calcext:value-type="float">
            <text:p>233551006</text:p>
          </table:table-cell>
          <table:table-cell table:formula="of:=IF([.C2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34" calcext:value-type="float">
            <text:p>1134</text:p>
          </table:table-cell>
          <table:table-cell office:value-type="float" office:value="236659280" calcext:value-type="float">
            <text:p>236659280</text:p>
          </table:table-cell>
          <table:table-cell table:formula="of:=IF([.C2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74" calcext:value-type="float">
            <text:p>1374</text:p>
          </table:table-cell>
          <table:table-cell office:value-type="float" office:value="237179265" calcext:value-type="float">
            <text:p>237179265</text:p>
          </table:table-cell>
          <table:table-cell table:formula="of:=IF([.C2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08" calcext:value-type="float">
            <text:p>1308</text:p>
          </table:table-cell>
          <table:table-cell office:value-type="float" office:value="238447889" calcext:value-type="float">
            <text:p>238447889</text:p>
          </table:table-cell>
          <table:table-cell table:formula="of:=IF([.C2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6" calcext:value-type="float">
            <text:p>846</text:p>
          </table:table-cell>
          <table:table-cell office:value-type="float" office:value="239128044" calcext:value-type="float">
            <text:p>239128044</text:p>
          </table:table-cell>
          <table:table-cell table:formula="of:=IF([.C2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6" calcext:value-type="float">
            <text:p>996</text:p>
          </table:table-cell>
          <table:table-cell office:value-type="float" office:value="239944274" calcext:value-type="float">
            <text:p>239944274</text:p>
          </table:table-cell>
          <table:table-cell table:formula="of:=IF([.C2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86" calcext:value-type="float">
            <text:p>1386</text:p>
          </table:table-cell>
          <table:table-cell office:value-type="float" office:value="241111915" calcext:value-type="float">
            <text:p>241111915</text:p>
          </table:table-cell>
          <table:table-cell table:formula="of:=IF([.C2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34" calcext:value-type="float">
            <text:p>1434</text:p>
          </table:table-cell>
          <table:table-cell office:value-type="float" office:value="241496939" calcext:value-type="float">
            <text:p>241496939</text:p>
          </table:table-cell>
          <table:table-cell table:formula="of:=IF([.C2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92" calcext:value-type="float">
            <text:p>1392</text:p>
          </table:table-cell>
          <table:table-cell office:value-type="float" office:value="241666603" calcext:value-type="float">
            <text:p>241666603</text:p>
          </table:table-cell>
          <table:table-cell table:formula="of:=IF([.C2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4" calcext:value-type="float">
            <text:p>1434</text:p>
          </table:table-cell>
          <table:table-cell office:value-type="float" office:value="243104476" calcext:value-type="float">
            <text:p>243104476</text:p>
          </table:table-cell>
          <table:table-cell table:formula="of:=IF([.C2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10" calcext:value-type="float">
            <text:p>1410</text:p>
          </table:table-cell>
          <table:table-cell office:value-type="float" office:value="243727582" calcext:value-type="float">
            <text:p>243727582</text:p>
          </table:table-cell>
          <table:table-cell table:formula="of:=IF([.C2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34" calcext:value-type="float">
            <text:p>1434</text:p>
          </table:table-cell>
          <table:table-cell office:value-type="float" office:value="243835210" calcext:value-type="float">
            <text:p>243835210</text:p>
          </table:table-cell>
          <table:table-cell table:formula="of:=IF([.C2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68" calcext:value-type="float">
            <text:p>1368</text:p>
          </table:table-cell>
          <table:table-cell office:value-type="float" office:value="245510682" calcext:value-type="float">
            <text:p>245510682</text:p>
          </table:table-cell>
          <table:table-cell table:formula="of:=IF([.C2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6" calcext:value-type="float">
            <text:p>906</text:p>
          </table:table-cell>
          <table:table-cell office:value-type="float" office:value="246082738" calcext:value-type="float">
            <text:p>246082738</text:p>
          </table:table-cell>
          <table:table-cell table:formula="of:=IF([.C2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10" calcext:value-type="float">
            <text:p>1410</text:p>
          </table:table-cell>
          <table:table-cell office:value-type="float" office:value="246603874" calcext:value-type="float">
            <text:p>246603874</text:p>
          </table:table-cell>
          <table:table-cell table:formula="of:=IF([.C2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86" calcext:value-type="float">
            <text:p>1386</text:p>
          </table:table-cell>
          <table:table-cell office:value-type="float" office:value="248171731" calcext:value-type="float">
            <text:p>248171731</text:p>
          </table:table-cell>
          <table:table-cell table:formula="of:=IF([.C2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28" calcext:value-type="float">
            <text:p>1428</text:p>
          </table:table-cell>
          <table:table-cell office:value-type="float" office:value="250071223" calcext:value-type="float">
            <text:p>250071223</text:p>
          </table:table-cell>
          <table:table-cell table:formula="of:=IF([.C2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4" calcext:value-type="float">
            <text:p>1434</text:p>
          </table:table-cell>
          <table:table-cell office:value-type="float" office:value="250447384" calcext:value-type="float">
            <text:p>250447384</text:p>
          </table:table-cell>
          <table:table-cell table:formula="of:=IF([.C2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2" calcext:value-type="float">
            <text:p>1302</text:p>
          </table:table-cell>
          <table:table-cell office:value-type="float" office:value="250935624" calcext:value-type="float">
            <text:p>250935624</text:p>
          </table:table-cell>
          <table:table-cell table:formula="of:=IF([.C2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68" calcext:value-type="float">
            <text:p>1068</text:p>
          </table:table-cell>
          <table:table-cell office:value-type="float" office:value="252255242" calcext:value-type="float">
            <text:p>252255242</text:p>
          </table:table-cell>
          <table:table-cell table:formula="of:=IF([.C2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76" calcext:value-type="float">
            <text:p>1176</text:p>
          </table:table-cell>
          <table:table-cell office:value-type="float" office:value="252476584" calcext:value-type="float">
            <text:p>252476584</text:p>
          </table:table-cell>
          <table:table-cell table:formula="of:=IF([.C2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0" calcext:value-type="float">
            <text:p>1170</text:p>
          </table:table-cell>
          <table:table-cell office:value-type="float" office:value="253188928" calcext:value-type="float">
            <text:p>253188928</text:p>
          </table:table-cell>
          <table:table-cell table:formula="of:=IF([.C2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72" calcext:value-type="float">
            <text:p>1272</text:p>
          </table:table-cell>
          <table:table-cell office:value-type="float" office:value="254266508" calcext:value-type="float">
            <text:p>254266508</text:p>
          </table:table-cell>
          <table:table-cell table:formula="of:=IF([.C2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4" calcext:value-type="float">
            <text:p>984</text:p>
          </table:table-cell>
          <table:table-cell office:value-type="float" office:value="254529662" calcext:value-type="float">
            <text:p>254529662</text:p>
          </table:table-cell>
          <table:table-cell table:formula="of:=IF([.C2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74" calcext:value-type="float">
            <text:p>1374</text:p>
          </table:table-cell>
          <table:table-cell office:value-type="float" office:value="255902735" calcext:value-type="float">
            <text:p>255902735</text:p>
          </table:table-cell>
          <table:table-cell table:formula="of:=IF([.C2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6" calcext:value-type="float">
            <text:p>1026</text:p>
          </table:table-cell>
          <table:table-cell office:value-type="float" office:value="256468796" calcext:value-type="float">
            <text:p>256468796</text:p>
          </table:table-cell>
          <table:table-cell table:formula="of:=IF([.C2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0" calcext:value-type="float">
            <text:p>900</text:p>
          </table:table-cell>
          <table:table-cell office:value-type="float" office:value="258406586" calcext:value-type="float">
            <text:p>258406586</text:p>
          </table:table-cell>
          <table:table-cell table:formula="of:=IF([.C2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32" calcext:value-type="float">
            <text:p>1032</text:p>
          </table:table-cell>
          <table:table-cell office:value-type="float" office:value="258594337" calcext:value-type="float">
            <text:p>258594337</text:p>
          </table:table-cell>
          <table:table-cell table:formula="of:=IF([.C2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4" calcext:value-type="float">
            <text:p>1104</text:p>
          </table:table-cell>
          <table:table-cell office:value-type="float" office:value="258644435" calcext:value-type="float">
            <text:p>258644435</text:p>
          </table:table-cell>
          <table:table-cell table:formula="of:=IF([.C2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86" calcext:value-type="float">
            <text:p>1386</text:p>
          </table:table-cell>
          <table:table-cell office:value-type="float" office:value="259572051" calcext:value-type="float">
            <text:p>259572051</text:p>
          </table:table-cell>
          <table:table-cell table:formula="of:=IF([.C2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8" calcext:value-type="float">
            <text:p>1128</text:p>
          </table:table-cell>
          <table:table-cell office:value-type="float" office:value="260614805" calcext:value-type="float">
            <text:p>260614805</text:p>
          </table:table-cell>
          <table:table-cell table:formula="of:=IF([.C2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10" calcext:value-type="float">
            <text:p>1410</text:p>
          </table:table-cell>
          <table:table-cell office:value-type="float" office:value="260704061" calcext:value-type="float">
            <text:p>260704061</text:p>
          </table:table-cell>
          <table:table-cell table:formula="of:=IF([.C2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8" calcext:value-type="float">
            <text:p>1098</text:p>
          </table:table-cell>
          <table:table-cell office:value-type="float" office:value="261369848" calcext:value-type="float">
            <text:p>261369848</text:p>
          </table:table-cell>
          <table:table-cell table:formula="of:=IF([.C2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62" calcext:value-type="float">
            <text:p>1362</text:p>
          </table:table-cell>
          <table:table-cell office:value-type="float" office:value="261507201" calcext:value-type="float">
            <text:p>261507201</text:p>
          </table:table-cell>
          <table:table-cell table:formula="of:=IF([.C2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4" calcext:value-type="float">
            <text:p>1434</text:p>
          </table:table-cell>
          <table:table-cell office:value-type="float" office:value="264414574" calcext:value-type="float">
            <text:p>264414574</text:p>
          </table:table-cell>
          <table:table-cell table:formula="of:=IF([.C2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22" calcext:value-type="float">
            <text:p>1422</text:p>
          </table:table-cell>
          <table:table-cell office:value-type="float" office:value="265451192" calcext:value-type="float">
            <text:p>265451192</text:p>
          </table:table-cell>
          <table:table-cell table:formula="of:=IF([.C2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14" calcext:value-type="float">
            <text:p>1314</text:p>
          </table:table-cell>
          <table:table-cell office:value-type="float" office:value="265576179" calcext:value-type="float">
            <text:p>265576179</text:p>
          </table:table-cell>
          <table:table-cell table:formula="of:=IF([.C2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2" calcext:value-type="float">
            <text:p>852</text:p>
          </table:table-cell>
          <table:table-cell office:value-type="float" office:value="265997845" calcext:value-type="float">
            <text:p>265997845</text:p>
          </table:table-cell>
          <table:table-cell table:formula="of:=IF([.C2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60" calcext:value-type="float">
            <text:p>1260</text:p>
          </table:table-cell>
          <table:table-cell office:value-type="float" office:value="267346221" calcext:value-type="float">
            <text:p>267346221</text:p>
          </table:table-cell>
          <table:table-cell table:formula="of:=IF([.C2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0" calcext:value-type="float">
            <text:p>1170</text:p>
          </table:table-cell>
          <table:table-cell office:value-type="float" office:value="267607376" calcext:value-type="float">
            <text:p>267607376</text:p>
          </table:table-cell>
          <table:table-cell table:formula="of:=IF([.C2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16" calcext:value-type="float">
            <text:p>1116</text:p>
          </table:table-cell>
          <table:table-cell office:value-type="float" office:value="269300973" calcext:value-type="float">
            <text:p>269300973</text:p>
          </table:table-cell>
          <table:table-cell table:formula="of:=IF([.C2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22" calcext:value-type="float">
            <text:p>1422</text:p>
          </table:table-cell>
          <table:table-cell office:value-type="float" office:value="269343522" calcext:value-type="float">
            <text:p>269343522</text:p>
          </table:table-cell>
          <table:table-cell table:formula="of:=IF([.C2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8" calcext:value-type="float">
            <text:p>1098</text:p>
          </table:table-cell>
          <table:table-cell office:value-type="float" office:value="273432640" calcext:value-type="float">
            <text:p>273432640</text:p>
          </table:table-cell>
          <table:table-cell table:formula="of:=IF([.C2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94" calcext:value-type="float">
            <text:p>1194</text:p>
          </table:table-cell>
          <table:table-cell office:value-type="float" office:value="273452087" calcext:value-type="float">
            <text:p>273452087</text:p>
          </table:table-cell>
          <table:table-cell table:formula="of:=IF([.C2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0" calcext:value-type="float">
            <text:p>1080</text:p>
          </table:table-cell>
          <table:table-cell office:value-type="float" office:value="274535562" calcext:value-type="float">
            <text:p>274535562</text:p>
          </table:table-cell>
          <table:table-cell table:formula="of:=IF([.C2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office:value-type="float" office:value="276310974" calcext:value-type="float">
            <text:p>276310974</text:p>
          </table:table-cell>
          <table:table-cell table:formula="of:=IF([.C2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14" calcext:value-type="float">
            <text:p>1314</text:p>
          </table:table-cell>
          <table:table-cell office:value-type="float" office:value="277302260" calcext:value-type="float">
            <text:p>277302260</text:p>
          </table:table-cell>
          <table:table-cell table:formula="of:=IF([.C2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0" calcext:value-type="float">
            <text:p>1230</text:p>
          </table:table-cell>
          <table:table-cell office:value-type="float" office:value="278223343" calcext:value-type="float">
            <text:p>278223343</text:p>
          </table:table-cell>
          <table:table-cell table:formula="of:=IF([.C2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4" calcext:value-type="float">
            <text:p>1254</text:p>
          </table:table-cell>
          <table:table-cell office:value-type="float" office:value="279766908" calcext:value-type="float">
            <text:p>279766908</text:p>
          </table:table-cell>
          <table:table-cell table:formula="of:=IF([.C2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8" calcext:value-type="float">
            <text:p>1308</text:p>
          </table:table-cell>
          <table:table-cell office:value-type="float" office:value="280794348" calcext:value-type="float">
            <text:p>280794348</text:p>
          </table:table-cell>
          <table:table-cell table:formula="of:=IF([.C3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60" calcext:value-type="float">
            <text:p>1260</text:p>
          </table:table-cell>
          <table:table-cell office:value-type="float" office:value="281447474" calcext:value-type="float">
            <text:p>281447474</text:p>
          </table:table-cell>
          <table:table-cell table:formula="of:=IF([.C3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6" calcext:value-type="float">
            <text:p>1206</text:p>
          </table:table-cell>
          <table:table-cell office:value-type="float" office:value="283355888" calcext:value-type="float">
            <text:p>283355888</text:p>
          </table:table-cell>
          <table:table-cell table:formula="of:=IF([.C3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62" calcext:value-type="float">
            <text:p>1362</text:p>
          </table:table-cell>
          <table:table-cell office:value-type="float" office:value="283867580" calcext:value-type="float">
            <text:p>283867580</text:p>
          </table:table-cell>
          <table:table-cell table:formula="of:=IF([.C3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26" calcext:value-type="float">
            <text:p>1326</text:p>
          </table:table-cell>
          <table:table-cell office:value-type="float" office:value="288619805" calcext:value-type="float">
            <text:p>288619805</text:p>
          </table:table-cell>
          <table:table-cell table:formula="of:=IF([.C3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38" calcext:value-type="float">
            <text:p>1338</text:p>
          </table:table-cell>
          <table:table-cell office:value-type="float" office:value="289180493" calcext:value-type="float">
            <text:p>289180493</text:p>
          </table:table-cell>
          <table:table-cell table:formula="of:=IF([.C3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88" calcext:value-type="float">
            <text:p>1188</text:p>
          </table:table-cell>
          <table:table-cell office:value-type="float" office:value="289726744" calcext:value-type="float">
            <text:p>289726744</text:p>
          </table:table-cell>
          <table:table-cell table:formula="of:=IF([.C3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34" calcext:value-type="float">
            <text:p>1434</text:p>
          </table:table-cell>
          <table:table-cell office:value-type="float" office:value="290064359" calcext:value-type="float">
            <text:p>290064359</text:p>
          </table:table-cell>
          <table:table-cell table:formula="of:=IF([.C3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22" calcext:value-type="float">
            <text:p>1422</text:p>
          </table:table-cell>
          <table:table-cell office:value-type="float" office:value="291191847" calcext:value-type="float">
            <text:p>291191847</text:p>
          </table:table-cell>
          <table:table-cell table:formula="of:=IF([.C3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98" calcext:value-type="float">
            <text:p>1398</text:p>
          </table:table-cell>
          <table:table-cell office:value-type="float" office:value="291366399" calcext:value-type="float">
            <text:p>291366399</text:p>
          </table:table-cell>
          <table:table-cell table:formula="of:=IF([.C3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28" calcext:value-type="float">
            <text:p>1128</text:p>
          </table:table-cell>
          <table:table-cell office:value-type="float" office:value="292152625" calcext:value-type="float">
            <text:p>292152625</text:p>
          </table:table-cell>
          <table:table-cell table:formula="of:=IF([.C3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34" calcext:value-type="float">
            <text:p>1434</text:p>
          </table:table-cell>
          <table:table-cell office:value-type="float" office:value="292642924" calcext:value-type="float">
            <text:p>292642924</text:p>
          </table:table-cell>
          <table:table-cell table:formula="of:=IF([.C3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74" calcext:value-type="float">
            <text:p>1374</text:p>
          </table:table-cell>
          <table:table-cell office:value-type="float" office:value="293062989" calcext:value-type="float">
            <text:p>293062989</text:p>
          </table:table-cell>
          <table:table-cell table:formula="of:=IF([.C3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00" calcext:value-type="float">
            <text:p>1200</text:p>
          </table:table-cell>
          <table:table-cell office:value-type="float" office:value="293876985" calcext:value-type="float">
            <text:p>293876985</text:p>
          </table:table-cell>
          <table:table-cell table:formula="of:=IF([.C3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44" calcext:value-type="float">
            <text:p>1344</text:p>
          </table:table-cell>
          <table:table-cell office:value-type="float" office:value="295937912" calcext:value-type="float">
            <text:p>295937912</text:p>
          </table:table-cell>
          <table:table-cell table:formula="of:=IF([.C3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0" calcext:value-type="float">
            <text:p>1170</text:p>
          </table:table-cell>
          <table:table-cell office:value-type="float" office:value="296239796" calcext:value-type="float">
            <text:p>296239796</text:p>
          </table:table-cell>
          <table:table-cell table:formula="of:=IF([.C3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12" calcext:value-type="float">
            <text:p>1212</text:p>
          </table:table-cell>
          <table:table-cell office:value-type="float" office:value="300446670" calcext:value-type="float">
            <text:p>300446670</text:p>
          </table:table-cell>
          <table:table-cell table:formula="of:=IF([.C3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0" calcext:value-type="float">
            <text:p>1290</text:p>
          </table:table-cell>
          <table:table-cell office:value-type="float" office:value="304612120" calcext:value-type="float">
            <text:p>304612120</text:p>
          </table:table-cell>
          <table:table-cell table:formula="of:=IF([.C3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50" calcext:value-type="float">
            <text:p>1350</text:p>
          </table:table-cell>
          <table:table-cell office:value-type="float" office:value="305854620" calcext:value-type="float">
            <text:p>305854620</text:p>
          </table:table-cell>
          <table:table-cell table:formula="of:=IF([.C3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0" calcext:value-type="float">
            <text:p>1080</text:p>
          </table:table-cell>
          <table:table-cell office:value-type="float" office:value="306037014" calcext:value-type="float">
            <text:p>306037014</text:p>
          </table:table-cell>
          <table:table-cell table:formula="of:=IF([.C3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04" calcext:value-type="float">
            <text:p>1404</text:p>
          </table:table-cell>
          <table:table-cell office:value-type="float" office:value="307524654" calcext:value-type="float">
            <text:p>307524654</text:p>
          </table:table-cell>
          <table:table-cell table:formula="of:=IF([.C3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42" calcext:value-type="float">
            <text:p>1242</text:p>
          </table:table-cell>
          <table:table-cell office:value-type="float" office:value="308508202" calcext:value-type="float">
            <text:p>308508202</text:p>
          </table:table-cell>
          <table:table-cell table:formula="of:=IF([.C3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86" calcext:value-type="float">
            <text:p>1386</text:p>
          </table:table-cell>
          <table:table-cell office:value-type="float" office:value="310409492" calcext:value-type="float">
            <text:p>310409492</text:p>
          </table:table-cell>
          <table:table-cell table:formula="of:=IF([.C3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88" calcext:value-type="float">
            <text:p>1188</text:p>
          </table:table-cell>
          <table:table-cell office:value-type="float" office:value="313579962" calcext:value-type="float">
            <text:p>313579962</text:p>
          </table:table-cell>
          <table:table-cell table:formula="of:=IF([.C3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16" calcext:value-type="float">
            <text:p>1416</text:p>
          </table:table-cell>
          <table:table-cell office:value-type="float" office:value="313678331" calcext:value-type="float">
            <text:p>313678331</text:p>
          </table:table-cell>
          <table:table-cell table:formula="of:=IF([.C3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04" calcext:value-type="float">
            <text:p>1404</text:p>
          </table:table-cell>
          <table:table-cell office:value-type="float" office:value="314861149" calcext:value-type="float">
            <text:p>314861149</text:p>
          </table:table-cell>
          <table:table-cell table:formula="of:=IF([.C3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86" calcext:value-type="float">
            <text:p>1386</text:p>
          </table:table-cell>
          <table:table-cell office:value-type="float" office:value="316245406" calcext:value-type="float">
            <text:p>316245406</text:p>
          </table:table-cell>
          <table:table-cell table:formula="of:=IF([.C3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34" calcext:value-type="float">
            <text:p>1434</text:p>
          </table:table-cell>
          <table:table-cell office:value-type="float" office:value="316476419" calcext:value-type="float">
            <text:p>316476419</text:p>
          </table:table-cell>
          <table:table-cell table:formula="of:=IF([.C3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02" calcext:value-type="float">
            <text:p>1302</text:p>
          </table:table-cell>
          <table:table-cell office:value-type="float" office:value="317201416" calcext:value-type="float">
            <text:p>317201416</text:p>
          </table:table-cell>
          <table:table-cell table:formula="of:=IF([.C3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88" calcext:value-type="float">
            <text:p>888</text:p>
          </table:table-cell>
          <table:table-cell office:value-type="float" office:value="318335990" calcext:value-type="float">
            <text:p>318335990</text:p>
          </table:table-cell>
          <table:table-cell table:formula="of:=IF([.C3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4" calcext:value-type="float">
            <text:p>1434</text:p>
          </table:table-cell>
          <table:table-cell office:value-type="float" office:value="318985057" calcext:value-type="float">
            <text:p>318985057</text:p>
          </table:table-cell>
          <table:table-cell table:formula="of:=IF([.C3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96" calcext:value-type="float">
            <text:p>1296</text:p>
          </table:table-cell>
          <table:table-cell office:value-type="float" office:value="320080079" calcext:value-type="float">
            <text:p>320080079</text:p>
          </table:table-cell>
          <table:table-cell table:formula="of:=IF([.C3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80" calcext:value-type="float">
            <text:p>1080</text:p>
          </table:table-cell>
          <table:table-cell office:value-type="float" office:value="320145222" calcext:value-type="float">
            <text:p>320145222</text:p>
          </table:table-cell>
          <table:table-cell table:formula="of:=IF([.C3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82" calcext:value-type="float">
            <text:p>1182</text:p>
          </table:table-cell>
          <table:table-cell office:value-type="float" office:value="320884705" calcext:value-type="float">
            <text:p>320884705</text:p>
          </table:table-cell>
          <table:table-cell table:formula="of:=IF([.C3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" calcext:value-type="float">
            <text:p>1200</text:p>
          </table:table-cell>
          <table:table-cell office:value-type="float" office:value="323019580" calcext:value-type="float">
            <text:p>323019580</text:p>
          </table:table-cell>
          <table:table-cell table:formula="of:=IF([.C3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44" calcext:value-type="float">
            <text:p>1044</text:p>
          </table:table-cell>
          <table:table-cell office:value-type="float" office:value="323494094" calcext:value-type="float">
            <text:p>323494094</text:p>
          </table:table-cell>
          <table:table-cell table:formula="of:=IF([.C3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08" calcext:value-type="float">
            <text:p>1308</text:p>
          </table:table-cell>
          <table:table-cell office:value-type="float" office:value="324528880" calcext:value-type="float">
            <text:p>324528880</text:p>
          </table:table-cell>
          <table:table-cell table:formula="of:=IF([.C3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4" calcext:value-type="float">
            <text:p>774</text:p>
          </table:table-cell>
          <table:table-cell office:value-type="float" office:value="327765375" calcext:value-type="float">
            <text:p>327765375</text:p>
          </table:table-cell>
          <table:table-cell table:formula="of:=IF([.C3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4" calcext:value-type="float">
            <text:p>1404</text:p>
          </table:table-cell>
          <table:table-cell office:value-type="float" office:value="328530077" calcext:value-type="float">
            <text:p>328530077</text:p>
          </table:table-cell>
          <table:table-cell table:formula="of:=IF([.C3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48" calcext:value-type="float">
            <text:p>1248</text:p>
          </table:table-cell>
          <table:table-cell office:value-type="float" office:value="329427255" calcext:value-type="float">
            <text:p>329427255</text:p>
          </table:table-cell>
          <table:table-cell table:formula="of:=IF([.C3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8" calcext:value-type="float">
            <text:p>1158</text:p>
          </table:table-cell>
          <table:table-cell office:value-type="float" office:value="330055535" calcext:value-type="float">
            <text:p>330055535</text:p>
          </table:table-cell>
          <table:table-cell table:formula="of:=IF([.C3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20" calcext:value-type="float">
            <text:p>1320</text:p>
          </table:table-cell>
          <table:table-cell office:value-type="float" office:value="332022680" calcext:value-type="float">
            <text:p>332022680</text:p>
          </table:table-cell>
          <table:table-cell table:formula="of:=IF([.C3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0" calcext:value-type="float">
            <text:p>960</text:p>
          </table:table-cell>
          <table:table-cell office:value-type="float" office:value="332394959" calcext:value-type="float">
            <text:p>332394959</text:p>
          </table:table-cell>
          <table:table-cell table:formula="of:=IF([.C3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4" calcext:value-type="float">
            <text:p>1314</text:p>
          </table:table-cell>
          <table:table-cell office:value-type="float" office:value="333004048" calcext:value-type="float">
            <text:p>333004048</text:p>
          </table:table-cell>
          <table:table-cell table:formula="of:=IF([.C3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60" calcext:value-type="float">
            <text:p>1260</text:p>
          </table:table-cell>
          <table:table-cell office:value-type="float" office:value="333029233" calcext:value-type="float">
            <text:p>333029233</text:p>
          </table:table-cell>
          <table:table-cell table:formula="of:=IF([.C3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2" calcext:value-type="float">
            <text:p>852</text:p>
          </table:table-cell>
          <table:table-cell office:value-type="float" office:value="334034001" calcext:value-type="float">
            <text:p>334034001</text:p>
          </table:table-cell>
          <table:table-cell table:formula="of:=IF([.C3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8" calcext:value-type="float">
            <text:p>978</text:p>
          </table:table-cell>
          <table:table-cell office:value-type="float" office:value="335413281" calcext:value-type="float">
            <text:p>335413281</text:p>
          </table:table-cell>
          <table:table-cell table:formula="of:=IF([.C3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20" calcext:value-type="float">
            <text:p>1320</text:p>
          </table:table-cell>
          <table:table-cell office:value-type="float" office:value="335721227" calcext:value-type="float">
            <text:p>335721227</text:p>
          </table:table-cell>
          <table:table-cell table:formula="of:=IF([.C3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10" calcext:value-type="float">
            <text:p>1410</text:p>
          </table:table-cell>
          <table:table-cell office:value-type="float" office:value="335753726" calcext:value-type="float">
            <text:p>335753726</text:p>
          </table:table-cell>
          <table:table-cell table:formula="of:=IF([.C3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24" calcext:value-type="float">
            <text:p>924</text:p>
          </table:table-cell>
          <table:table-cell office:value-type="float" office:value="336233717" calcext:value-type="float">
            <text:p>336233717</text:p>
          </table:table-cell>
          <table:table-cell table:formula="of:=IF([.C3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62" calcext:value-type="float">
            <text:p>1062</text:p>
          </table:table-cell>
          <table:table-cell office:value-type="float" office:value="336549148" calcext:value-type="float">
            <text:p>336549148</text:p>
          </table:table-cell>
          <table:table-cell table:formula="of:=IF([.C3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8" calcext:value-type="float">
            <text:p>978</text:p>
          </table:table-cell>
          <table:table-cell office:value-type="float" office:value="337444079" calcext:value-type="float">
            <text:p>337444079</text:p>
          </table:table-cell>
          <table:table-cell table:formula="of:=IF([.C3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2" calcext:value-type="float">
            <text:p>1062</text:p>
          </table:table-cell>
          <table:table-cell office:value-type="float" office:value="338644823" calcext:value-type="float">
            <text:p>338644823</text:p>
          </table:table-cell>
          <table:table-cell table:formula="of:=IF([.C3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98" calcext:value-type="float">
            <text:p>1098</text:p>
          </table:table-cell>
          <table:table-cell office:value-type="float" office:value="342306918" calcext:value-type="float">
            <text:p>342306918</text:p>
          </table:table-cell>
          <table:table-cell table:formula="of:=IF([.C3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52" calcext:value-type="float">
            <text:p>1152</text:p>
          </table:table-cell>
          <table:table-cell office:value-type="float" office:value="342433916" calcext:value-type="float">
            <text:p>342433916</text:p>
          </table:table-cell>
          <table:table-cell table:formula="of:=IF([.C3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54" calcext:value-type="float">
            <text:p>1254</text:p>
          </table:table-cell>
          <table:table-cell office:value-type="float" office:value="342716332" calcext:value-type="float">
            <text:p>342716332</text:p>
          </table:table-cell>
          <table:table-cell table:formula="of:=IF([.C3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8" calcext:value-type="float">
            <text:p>978</text:p>
          </table:table-cell>
          <table:table-cell office:value-type="float" office:value="343005445" calcext:value-type="float">
            <text:p>343005445</text:p>
          </table:table-cell>
          <table:table-cell table:formula="of:=IF([.C3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8" calcext:value-type="float">
            <text:p>1038</text:p>
          </table:table-cell>
          <table:table-cell office:value-type="float" office:value="343168004" calcext:value-type="float">
            <text:p>343168004</text:p>
          </table:table-cell>
          <table:table-cell table:formula="of:=IF([.C3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86" calcext:value-type="float">
            <text:p>1386</text:p>
          </table:table-cell>
          <table:table-cell office:value-type="float" office:value="343233805" calcext:value-type="float">
            <text:p>343233805</text:p>
          </table:table-cell>
          <table:table-cell table:formula="of:=IF([.C3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2" calcext:value-type="float">
            <text:p>1122</text:p>
          </table:table-cell>
          <table:table-cell office:value-type="float" office:value="343396229" calcext:value-type="float">
            <text:p>343396229</text:p>
          </table:table-cell>
          <table:table-cell table:formula="of:=IF([.C3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0" calcext:value-type="float">
            <text:p>870</text:p>
          </table:table-cell>
          <table:table-cell office:value-type="float" office:value="343486435" calcext:value-type="float">
            <text:p>343486435</text:p>
          </table:table-cell>
          <table:table-cell table:formula="of:=IF([.C3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6" calcext:value-type="float">
            <text:p>1266</text:p>
          </table:table-cell>
          <table:table-cell office:value-type="float" office:value="343491862" calcext:value-type="float">
            <text:p>343491862</text:p>
          </table:table-cell>
          <table:table-cell table:formula="of:=IF([.C3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66" calcext:value-type="float">
            <text:p>1266</text:p>
          </table:table-cell>
          <table:table-cell office:value-type="float" office:value="350500372" calcext:value-type="float">
            <text:p>350500372</text:p>
          </table:table-cell>
          <table:table-cell table:formula="of:=IF([.C3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62" calcext:value-type="float">
            <text:p>1362</text:p>
          </table:table-cell>
          <table:table-cell office:value-type="float" office:value="350622725" calcext:value-type="float">
            <text:p>350622725</text:p>
          </table:table-cell>
          <table:table-cell table:formula="of:=IF([.C3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18" calcext:value-type="float">
            <text:p>1218</text:p>
          </table:table-cell>
          <table:table-cell office:value-type="float" office:value="351262847" calcext:value-type="float">
            <text:p>351262847</text:p>
          </table:table-cell>
          <table:table-cell table:formula="of:=IF([.C3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10" calcext:value-type="float">
            <text:p>1410</text:p>
          </table:table-cell>
          <table:table-cell office:value-type="float" office:value="352410866" calcext:value-type="float">
            <text:p>352410866</text:p>
          </table:table-cell>
          <table:table-cell table:formula="of:=IF([.C3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10" calcext:value-type="float">
            <text:p>1110</text:p>
          </table:table-cell>
          <table:table-cell office:value-type="float" office:value="353835314" calcext:value-type="float">
            <text:p>353835314</text:p>
          </table:table-cell>
          <table:table-cell table:formula="of:=IF([.C3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86" calcext:value-type="float">
            <text:p>1386</text:p>
          </table:table-cell>
          <table:table-cell office:value-type="float" office:value="354138673" calcext:value-type="float">
            <text:p>354138673</text:p>
          </table:table-cell>
          <table:table-cell table:formula="of:=IF([.C3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80" calcext:value-type="float">
            <text:p>1380</text:p>
          </table:table-cell>
          <table:table-cell office:value-type="float" office:value="355133354" calcext:value-type="float">
            <text:p>355133354</text:p>
          </table:table-cell>
          <table:table-cell table:formula="of:=IF([.C3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48" calcext:value-type="float">
            <text:p>1248</text:p>
          </table:table-cell>
          <table:table-cell office:value-type="float" office:value="355733811" calcext:value-type="float">
            <text:p>355733811</text:p>
          </table:table-cell>
          <table:table-cell table:formula="of:=IF([.C3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86" calcext:value-type="float">
            <text:p>1086</text:p>
          </table:table-cell>
          <table:table-cell office:value-type="float" office:value="356859468" calcext:value-type="float">
            <text:p>356859468</text:p>
          </table:table-cell>
          <table:table-cell table:formula="of:=IF([.C3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28" calcext:value-type="float">
            <text:p>1128</text:p>
          </table:table-cell>
          <table:table-cell office:value-type="float" office:value="358919856" calcext:value-type="float">
            <text:p>358919856</text:p>
          </table:table-cell>
          <table:table-cell table:formula="of:=IF([.C3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4" calcext:value-type="float">
            <text:p>1434</text:p>
          </table:table-cell>
          <table:table-cell office:value-type="float" office:value="358997552" calcext:value-type="float">
            <text:p>358997552</text:p>
          </table:table-cell>
          <table:table-cell table:formula="of:=IF([.C3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04" calcext:value-type="float">
            <text:p>1104</text:p>
          </table:table-cell>
          <table:table-cell office:value-type="float" office:value="359185013" calcext:value-type="float">
            <text:p>359185013</text:p>
          </table:table-cell>
          <table:table-cell table:formula="of:=IF([.C3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361473692" calcext:value-type="float">
            <text:p>361473692</text:p>
          </table:table-cell>
          <table:table-cell table:formula="of:=IF([.C3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62" calcext:value-type="float">
            <text:p>1062</text:p>
          </table:table-cell>
          <table:table-cell office:value-type="float" office:value="361934297" calcext:value-type="float">
            <text:p>361934297</text:p>
          </table:table-cell>
          <table:table-cell table:formula="of:=IF([.C3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04" calcext:value-type="float">
            <text:p>1404</text:p>
          </table:table-cell>
          <table:table-cell office:value-type="float" office:value="362499278" calcext:value-type="float">
            <text:p>362499278</text:p>
          </table:table-cell>
          <table:table-cell table:formula="of:=IF([.C3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0" calcext:value-type="float">
            <text:p>1140</text:p>
          </table:table-cell>
          <table:table-cell office:value-type="float" office:value="363151879" calcext:value-type="float">
            <text:p>363151879</text:p>
          </table:table-cell>
          <table:table-cell table:formula="of:=IF([.C3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6" calcext:value-type="float">
            <text:p>1416</text:p>
          </table:table-cell>
          <table:table-cell office:value-type="float" office:value="363390113" calcext:value-type="float">
            <text:p>363390113</text:p>
          </table:table-cell>
          <table:table-cell table:formula="of:=IF([.C3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6" calcext:value-type="float">
            <text:p>966</text:p>
          </table:table-cell>
          <table:table-cell office:value-type="float" office:value="363727813" calcext:value-type="float">
            <text:p>363727813</text:p>
          </table:table-cell>
          <table:table-cell table:formula="of:=IF([.C3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8" calcext:value-type="float">
            <text:p>1008</text:p>
          </table:table-cell>
          <table:table-cell office:value-type="float" office:value="364580512" calcext:value-type="float">
            <text:p>364580512</text:p>
          </table:table-cell>
          <table:table-cell table:formula="of:=IF([.C3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92" calcext:value-type="float">
            <text:p>1392</text:p>
          </table:table-cell>
          <table:table-cell office:value-type="float" office:value="364740035" calcext:value-type="float">
            <text:p>364740035</text:p>
          </table:table-cell>
          <table:table-cell table:formula="of:=IF([.C3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78" calcext:value-type="float">
            <text:p>1278</text:p>
          </table:table-cell>
          <table:table-cell office:value-type="float" office:value="367028128" calcext:value-type="float">
            <text:p>367028128</text:p>
          </table:table-cell>
          <table:table-cell table:formula="of:=IF([.C3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4" calcext:value-type="float">
            <text:p>1374</text:p>
          </table:table-cell>
          <table:table-cell office:value-type="float" office:value="368724391" calcext:value-type="float">
            <text:p>368724391</text:p>
          </table:table-cell>
          <table:table-cell table:formula="of:=IF([.C3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4" calcext:value-type="float">
            <text:p>1044</text:p>
          </table:table-cell>
          <table:table-cell office:value-type="float" office:value="370980909" calcext:value-type="float">
            <text:p>370980909</text:p>
          </table:table-cell>
          <table:table-cell table:formula="of:=IF([.C3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8" calcext:value-type="float">
            <text:p>1428</text:p>
          </table:table-cell>
          <table:table-cell office:value-type="float" office:value="373279533" calcext:value-type="float">
            <text:p>373279533</text:p>
          </table:table-cell>
          <table:table-cell table:formula="of:=IF([.C3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00" calcext:value-type="float">
            <text:p>1200</text:p>
          </table:table-cell>
          <table:table-cell office:value-type="float" office:value="373583793" calcext:value-type="float">
            <text:p>373583793</text:p>
          </table:table-cell>
          <table:table-cell table:formula="of:=IF([.C3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80" calcext:value-type="float">
            <text:p>1380</text:p>
          </table:table-cell>
          <table:table-cell office:value-type="float" office:value="373784525" calcext:value-type="float">
            <text:p>373784525</text:p>
          </table:table-cell>
          <table:table-cell table:formula="of:=IF([.C3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20" calcext:value-type="float">
            <text:p>1020</text:p>
          </table:table-cell>
          <table:table-cell office:value-type="float" office:value="375084041" calcext:value-type="float">
            <text:p>375084041</text:p>
          </table:table-cell>
          <table:table-cell table:formula="of:=IF([.C3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06" calcext:value-type="float">
            <text:p>1206</text:p>
          </table:table-cell>
          <table:table-cell office:value-type="float" office:value="376496748" calcext:value-type="float">
            <text:p>376496748</text:p>
          </table:table-cell>
          <table:table-cell table:formula="of:=IF([.C3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68" calcext:value-type="float">
            <text:p>1368</text:p>
          </table:table-cell>
          <table:table-cell office:value-type="float" office:value="377041806" calcext:value-type="float">
            <text:p>377041806</text:p>
          </table:table-cell>
          <table:table-cell table:formula="of:=IF([.C3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84" calcext:value-type="float">
            <text:p>1284</text:p>
          </table:table-cell>
          <table:table-cell office:value-type="float" office:value="377829850" calcext:value-type="float">
            <text:p>377829850</text:p>
          </table:table-cell>
          <table:table-cell table:formula="of:=IF([.C3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34" calcext:value-type="float">
            <text:p>1434</text:p>
          </table:table-cell>
          <table:table-cell office:value-type="float" office:value="377950751" calcext:value-type="float">
            <text:p>377950751</text:p>
          </table:table-cell>
          <table:table-cell table:formula="of:=IF([.C3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2" calcext:value-type="float">
            <text:p>1122</text:p>
          </table:table-cell>
          <table:table-cell office:value-type="float" office:value="379744229" calcext:value-type="float">
            <text:p>379744229</text:p>
          </table:table-cell>
          <table:table-cell table:formula="of:=IF([.C3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40" calcext:value-type="float">
            <text:p>1140</text:p>
          </table:table-cell>
          <table:table-cell office:value-type="float" office:value="380622497" calcext:value-type="float">
            <text:p>380622497</text:p>
          </table:table-cell>
          <table:table-cell table:formula="of:=IF([.C3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34" calcext:value-type="float">
            <text:p>1434</text:p>
          </table:table-cell>
          <table:table-cell office:value-type="float" office:value="380870398" calcext:value-type="float">
            <text:p>380870398</text:p>
          </table:table-cell>
          <table:table-cell table:formula="of:=IF([.C3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88" calcext:value-type="float">
            <text:p>1188</text:p>
          </table:table-cell>
          <table:table-cell office:value-type="float" office:value="381315494" calcext:value-type="float">
            <text:p>381315494</text:p>
          </table:table-cell>
          <table:table-cell table:formula="of:=IF([.C3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  <table:table-cell office:value-type="float" office:value="382264593" calcext:value-type="float">
            <text:p>382264593</text:p>
          </table:table-cell>
          <table:table-cell table:formula="of:=IF([.C3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86" calcext:value-type="float">
            <text:p>1386</text:p>
          </table:table-cell>
          <table:table-cell office:value-type="float" office:value="383660871" calcext:value-type="float">
            <text:p>383660871</text:p>
          </table:table-cell>
          <table:table-cell table:formula="of:=IF([.C3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0" calcext:value-type="float">
            <text:p>870</text:p>
          </table:table-cell>
          <table:table-cell office:value-type="float" office:value="387511337" calcext:value-type="float">
            <text:p>387511337</text:p>
          </table:table-cell>
          <table:table-cell table:formula="of:=IF([.C3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8" calcext:value-type="float">
            <text:p>1218</text:p>
          </table:table-cell>
          <table:table-cell office:value-type="float" office:value="387888055" calcext:value-type="float">
            <text:p>387888055</text:p>
          </table:table-cell>
          <table:table-cell table:formula="of:=IF([.C4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4" calcext:value-type="float">
            <text:p>1044</text:p>
          </table:table-cell>
          <table:table-cell office:value-type="float" office:value="388571422" calcext:value-type="float">
            <text:p>388571422</text:p>
          </table:table-cell>
          <table:table-cell table:formula="of:=IF([.C4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20" calcext:value-type="float">
            <text:p>1320</text:p>
          </table:table-cell>
          <table:table-cell office:value-type="float" office:value="388705278" calcext:value-type="float">
            <text:p>388705278</text:p>
          </table:table-cell>
          <table:table-cell table:formula="of:=IF([.C4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2" calcext:value-type="float">
            <text:p>1242</text:p>
          </table:table-cell>
          <table:table-cell office:value-type="float" office:value="389116094" calcext:value-type="float">
            <text:p>389116094</text:p>
          </table:table-cell>
          <table:table-cell table:formula="of:=IF([.C4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0" calcext:value-type="float">
            <text:p>900</text:p>
          </table:table-cell>
          <table:table-cell office:value-type="float" office:value="390242196" calcext:value-type="float">
            <text:p>390242196</text:p>
          </table:table-cell>
          <table:table-cell table:formula="of:=IF([.C4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391986531" calcext:value-type="float">
            <text:p>391986531</text:p>
          </table:table-cell>
          <table:table-cell table:formula="of:=IF([.C4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08" calcext:value-type="float">
            <text:p>1308</text:p>
          </table:table-cell>
          <table:table-cell office:value-type="float" office:value="392108498" calcext:value-type="float">
            <text:p>392108498</text:p>
          </table:table-cell>
          <table:table-cell table:formula="of:=IF([.C4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44" calcext:value-type="float">
            <text:p>1344</text:p>
          </table:table-cell>
          <table:table-cell office:value-type="float" office:value="392164078" calcext:value-type="float">
            <text:p>392164078</text:p>
          </table:table-cell>
          <table:table-cell table:formula="of:=IF([.C4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80" calcext:value-type="float">
            <text:p>1380</text:p>
          </table:table-cell>
          <table:table-cell office:value-type="float" office:value="392274534" calcext:value-type="float">
            <text:p>392274534</text:p>
          </table:table-cell>
          <table:table-cell table:formula="of:=IF([.C4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28" calcext:value-type="float">
            <text:p>1428</text:p>
          </table:table-cell>
          <table:table-cell office:value-type="float" office:value="392938714" calcext:value-type="float">
            <text:p>392938714</text:p>
          </table:table-cell>
          <table:table-cell table:formula="of:=IF([.C4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02" calcext:value-type="float">
            <text:p>1302</text:p>
          </table:table-cell>
          <table:table-cell office:value-type="float" office:value="394829307" calcext:value-type="float">
            <text:p>394829307</text:p>
          </table:table-cell>
          <table:table-cell table:formula="of:=IF([.C4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90" calcext:value-type="float">
            <text:p>1290</text:p>
          </table:table-cell>
          <table:table-cell office:value-type="float" office:value="395587762" calcext:value-type="float">
            <text:p>395587762</text:p>
          </table:table-cell>
          <table:table-cell table:formula="of:=IF([.C4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70" calcext:value-type="float">
            <text:p>1170</text:p>
          </table:table-cell>
          <table:table-cell office:value-type="float" office:value="395898194" calcext:value-type="float">
            <text:p>395898194</text:p>
          </table:table-cell>
          <table:table-cell table:formula="of:=IF([.C4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6" calcext:value-type="float">
            <text:p>1326</text:p>
          </table:table-cell>
          <table:table-cell office:value-type="float" office:value="396008187" calcext:value-type="float">
            <text:p>396008187</text:p>
          </table:table-cell>
          <table:table-cell table:formula="of:=IF([.C4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20" calcext:value-type="float">
            <text:p>1020</text:p>
          </table:table-cell>
          <table:table-cell office:value-type="float" office:value="396545228" calcext:value-type="float">
            <text:p>396545228</text:p>
          </table:table-cell>
          <table:table-cell table:formula="of:=IF([.C4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6" calcext:value-type="float">
            <text:p>1356</text:p>
          </table:table-cell>
          <table:table-cell office:value-type="float" office:value="397039998" calcext:value-type="float">
            <text:p>397039998</text:p>
          </table:table-cell>
          <table:table-cell table:formula="of:=IF([.C4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12" calcext:value-type="float">
            <text:p>1212</text:p>
          </table:table-cell>
          <table:table-cell office:value-type="float" office:value="397832956" calcext:value-type="float">
            <text:p>397832956</text:p>
          </table:table-cell>
          <table:table-cell table:formula="of:=IF([.C4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26" calcext:value-type="float">
            <text:p>1326</text:p>
          </table:table-cell>
          <table:table-cell office:value-type="float" office:value="398801044" calcext:value-type="float">
            <text:p>398801044</text:p>
          </table:table-cell>
          <table:table-cell table:formula="of:=IF([.C4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68" calcext:value-type="float">
            <text:p>1368</text:p>
          </table:table-cell>
          <table:table-cell office:value-type="float" office:value="400506215" calcext:value-type="float">
            <text:p>400506215</text:p>
          </table:table-cell>
          <table:table-cell table:formula="of:=IF([.C4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08" calcext:value-type="float">
            <text:p>1308</text:p>
          </table:table-cell>
          <table:table-cell office:value-type="float" office:value="400713548" calcext:value-type="float">
            <text:p>400713548</text:p>
          </table:table-cell>
          <table:table-cell table:formula="of:=IF([.C4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26" calcext:value-type="float">
            <text:p>1326</text:p>
          </table:table-cell>
          <table:table-cell office:value-type="float" office:value="403192191" calcext:value-type="float">
            <text:p>403192191</text:p>
          </table:table-cell>
          <table:table-cell table:formula="of:=IF([.C4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0" calcext:value-type="float">
            <text:p>1080</text:p>
          </table:table-cell>
          <table:table-cell office:value-type="float" office:value="404660420" calcext:value-type="float">
            <text:p>404660420</text:p>
          </table:table-cell>
          <table:table-cell table:formula="of:=IF([.C4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02" calcext:value-type="float">
            <text:p>1302</text:p>
          </table:table-cell>
          <table:table-cell office:value-type="float" office:value="405060027" calcext:value-type="float">
            <text:p>405060027</text:p>
          </table:table-cell>
          <table:table-cell table:formula="of:=IF([.C4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22" calcext:value-type="float">
            <text:p>1422</text:p>
          </table:table-cell>
          <table:table-cell office:value-type="float" office:value="405645741" calcext:value-type="float">
            <text:p>405645741</text:p>
          </table:table-cell>
          <table:table-cell table:formula="of:=IF([.C4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8" calcext:value-type="float">
            <text:p>1338</text:p>
          </table:table-cell>
          <table:table-cell office:value-type="float" office:value="406080726" calcext:value-type="float">
            <text:p>406080726</text:p>
          </table:table-cell>
          <table:table-cell table:formula="of:=IF([.C4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92" calcext:value-type="float">
            <text:p>1092</text:p>
          </table:table-cell>
          <table:table-cell office:value-type="float" office:value="406721311" calcext:value-type="float">
            <text:p>406721311</text:p>
          </table:table-cell>
          <table:table-cell table:formula="of:=IF([.C4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04" calcext:value-type="float">
            <text:p>1404</text:p>
          </table:table-cell>
          <table:table-cell office:value-type="float" office:value="406847000" calcext:value-type="float">
            <text:p>406847000</text:p>
          </table:table-cell>
          <table:table-cell table:formula="of:=IF([.C4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20" calcext:value-type="float">
            <text:p>1320</text:p>
          </table:table-cell>
          <table:table-cell office:value-type="float" office:value="406919286" calcext:value-type="float">
            <text:p>406919286</text:p>
          </table:table-cell>
          <table:table-cell table:formula="of:=IF([.C4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68" calcext:value-type="float">
            <text:p>1368</text:p>
          </table:table-cell>
          <table:table-cell office:value-type="float" office:value="410718352" calcext:value-type="float">
            <text:p>410718352</text:p>
          </table:table-cell>
          <table:table-cell table:formula="of:=IF([.C4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00" calcext:value-type="float">
            <text:p>1200</text:p>
          </table:table-cell>
          <table:table-cell office:value-type="float" office:value="411232799" calcext:value-type="float">
            <text:p>411232799</text:p>
          </table:table-cell>
          <table:table-cell table:formula="of:=IF([.C4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94" calcext:value-type="float">
            <text:p>1194</text:p>
          </table:table-cell>
          <table:table-cell office:value-type="float" office:value="411471536" calcext:value-type="float">
            <text:p>411471536</text:p>
          </table:table-cell>
          <table:table-cell table:formula="of:=IF([.C4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8" calcext:value-type="float">
            <text:p>1158</text:p>
          </table:table-cell>
          <table:table-cell office:value-type="float" office:value="411657384" calcext:value-type="float">
            <text:p>411657384</text:p>
          </table:table-cell>
          <table:table-cell table:formula="of:=IF([.C4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08" calcext:value-type="float">
            <text:p>1308</text:p>
          </table:table-cell>
          <table:table-cell office:value-type="float" office:value="411770977" calcext:value-type="float">
            <text:p>411770977</text:p>
          </table:table-cell>
          <table:table-cell table:formula="of:=IF([.C4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2" calcext:value-type="float">
            <text:p>912</text:p>
          </table:table-cell>
          <table:table-cell office:value-type="float" office:value="411835818" calcext:value-type="float">
            <text:p>411835818</text:p>
          </table:table-cell>
          <table:table-cell table:formula="of:=IF([.C4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22" calcext:value-type="float">
            <text:p>1422</text:p>
          </table:table-cell>
          <table:table-cell office:value-type="float" office:value="412188844" calcext:value-type="float">
            <text:p>412188844</text:p>
          </table:table-cell>
          <table:table-cell table:formula="of:=IF([.C4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42" calcext:value-type="float">
            <text:p>942</text:p>
          </table:table-cell>
          <table:table-cell office:value-type="float" office:value="414642282" calcext:value-type="float">
            <text:p>414642282</text:p>
          </table:table-cell>
          <table:table-cell table:formula="of:=IF([.C4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44" calcext:value-type="float">
            <text:p>1344</text:p>
          </table:table-cell>
          <table:table-cell office:value-type="float" office:value="415775106" calcext:value-type="float">
            <text:p>415775106</text:p>
          </table:table-cell>
          <table:table-cell table:formula="of:=IF([.C4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2" calcext:value-type="float">
            <text:p>822</text:p>
          </table:table-cell>
          <table:table-cell office:value-type="float" office:value="415814571" calcext:value-type="float">
            <text:p>415814571</text:p>
          </table:table-cell>
          <table:table-cell table:formula="of:=IF([.C4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34" calcext:value-type="float">
            <text:p>1434</text:p>
          </table:table-cell>
          <table:table-cell office:value-type="float" office:value="417513389" calcext:value-type="float">
            <text:p>417513389</text:p>
          </table:table-cell>
          <table:table-cell table:formula="of:=IF([.C4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28" calcext:value-type="float">
            <text:p>1428</text:p>
          </table:table-cell>
          <table:table-cell office:value-type="float" office:value="417784281" calcext:value-type="float">
            <text:p>417784281</text:p>
          </table:table-cell>
          <table:table-cell table:formula="of:=IF([.C4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0" calcext:value-type="float">
            <text:p>1080</text:p>
          </table:table-cell>
          <table:table-cell office:value-type="float" office:value="419044241" calcext:value-type="float">
            <text:p>419044241</text:p>
          </table:table-cell>
          <table:table-cell table:formula="of:=IF([.C4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76" calcext:value-type="float">
            <text:p>1176</text:p>
          </table:table-cell>
          <table:table-cell office:value-type="float" office:value="420328876" calcext:value-type="float">
            <text:p>420328876</text:p>
          </table:table-cell>
          <table:table-cell table:formula="of:=IF([.C4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50" calcext:value-type="float">
            <text:p>1350</text:p>
          </table:table-cell>
          <table:table-cell office:value-type="float" office:value="420459274" calcext:value-type="float">
            <text:p>420459274</text:p>
          </table:table-cell>
          <table:table-cell table:formula="of:=IF([.C4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08" calcext:value-type="float">
            <text:p>1308</text:p>
          </table:table-cell>
          <table:table-cell office:value-type="float" office:value="423467507" calcext:value-type="float">
            <text:p>423467507</text:p>
          </table:table-cell>
          <table:table-cell table:formula="of:=IF([.C4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6" calcext:value-type="float">
            <text:p>966</text:p>
          </table:table-cell>
          <table:table-cell office:value-type="float" office:value="423942529" calcext:value-type="float">
            <text:p>423942529</text:p>
          </table:table-cell>
          <table:table-cell table:formula="of:=IF([.C4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04" calcext:value-type="float">
            <text:p>1404</text:p>
          </table:table-cell>
          <table:table-cell office:value-type="float" office:value="427312452" calcext:value-type="float">
            <text:p>427312452</text:p>
          </table:table-cell>
          <table:table-cell table:formula="of:=IF([.C4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38" calcext:value-type="float">
            <text:p>1338</text:p>
          </table:table-cell>
          <table:table-cell office:value-type="float" office:value="427686481" calcext:value-type="float">
            <text:p>427686481</text:p>
          </table:table-cell>
          <table:table-cell table:formula="of:=IF([.C4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4" calcext:value-type="float">
            <text:p>1134</text:p>
          </table:table-cell>
          <table:table-cell office:value-type="float" office:value="427712769" calcext:value-type="float">
            <text:p>427712769</text:p>
          </table:table-cell>
          <table:table-cell table:formula="of:=IF([.C4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84" calcext:value-type="float">
            <text:p>1284</text:p>
          </table:table-cell>
          <table:table-cell office:value-type="float" office:value="429901641" calcext:value-type="float">
            <text:p>429901641</text:p>
          </table:table-cell>
          <table:table-cell table:formula="of:=IF([.C4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2" calcext:value-type="float">
            <text:p>822</text:p>
          </table:table-cell>
          <table:table-cell office:value-type="float" office:value="437251912" calcext:value-type="float">
            <text:p>437251912</text:p>
          </table:table-cell>
          <table:table-cell table:formula="of:=IF([.C4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04" calcext:value-type="float">
            <text:p>1404</text:p>
          </table:table-cell>
          <table:table-cell office:value-type="float" office:value="438385975" calcext:value-type="float">
            <text:p>438385975</text:p>
          </table:table-cell>
          <table:table-cell table:formula="of:=IF([.C4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20" calcext:value-type="float">
            <text:p>1320</text:p>
          </table:table-cell>
          <table:table-cell office:value-type="float" office:value="440484148" calcext:value-type="float">
            <text:p>440484148</text:p>
          </table:table-cell>
          <table:table-cell table:formula="of:=IF([.C4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4" calcext:value-type="float">
            <text:p>894</text:p>
          </table:table-cell>
          <table:table-cell office:value-type="float" office:value="441067132" calcext:value-type="float">
            <text:p>441067132</text:p>
          </table:table-cell>
          <table:table-cell table:formula="of:=IF([.C4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4" calcext:value-type="float">
            <text:p>1434</text:p>
          </table:table-cell>
          <table:table-cell office:value-type="float" office:value="441194393" calcext:value-type="float">
            <text:p>441194393</text:p>
          </table:table-cell>
          <table:table-cell table:formula="of:=IF([.C4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4" calcext:value-type="float">
            <text:p>1254</text:p>
          </table:table-cell>
          <table:table-cell office:value-type="float" office:value="442049292" calcext:value-type="float">
            <text:p>442049292</text:p>
          </table:table-cell>
          <table:table-cell table:formula="of:=IF([.C4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4" calcext:value-type="float">
            <text:p>1284</text:p>
          </table:table-cell>
          <table:table-cell office:value-type="float" office:value="445127454" calcext:value-type="float">
            <text:p>445127454</text:p>
          </table:table-cell>
          <table:table-cell table:formula="of:=IF([.C4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447471135" calcext:value-type="float">
            <text:p>447471135</text:p>
          </table:table-cell>
          <table:table-cell table:formula="of:=IF([.C4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66" calcext:value-type="float">
            <text:p>1266</text:p>
          </table:table-cell>
          <table:table-cell office:value-type="float" office:value="451594380" calcext:value-type="float">
            <text:p>451594380</text:p>
          </table:table-cell>
          <table:table-cell table:formula="of:=IF([.C4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46" calcext:value-type="float">
            <text:p>1146</text:p>
          </table:table-cell>
          <table:table-cell office:value-type="float" office:value="453307180" calcext:value-type="float">
            <text:p>453307180</text:p>
          </table:table-cell>
          <table:table-cell table:formula="of:=IF([.C4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8" calcext:value-type="float">
            <text:p>1188</text:p>
          </table:table-cell>
          <table:table-cell office:value-type="float" office:value="454188682" calcext:value-type="float">
            <text:p>454188682</text:p>
          </table:table-cell>
          <table:table-cell table:formula="of:=IF([.C4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32" calcext:value-type="float">
            <text:p>1332</text:p>
          </table:table-cell>
          <table:table-cell office:value-type="float" office:value="454918359" calcext:value-type="float">
            <text:p>454918359</text:p>
          </table:table-cell>
          <table:table-cell table:formula="of:=IF([.C4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8" calcext:value-type="float">
            <text:p>1008</text:p>
          </table:table-cell>
          <table:table-cell office:value-type="float" office:value="457665854" calcext:value-type="float">
            <text:p>457665854</text:p>
          </table:table-cell>
          <table:table-cell table:formula="of:=IF([.C4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8" calcext:value-type="float">
            <text:p>1128</text:p>
          </table:table-cell>
          <table:table-cell office:value-type="float" office:value="457759010" calcext:value-type="float">
            <text:p>457759010</text:p>
          </table:table-cell>
          <table:table-cell table:formula="of:=IF([.C4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88" calcext:value-type="float">
            <text:p>1188</text:p>
          </table:table-cell>
          <table:table-cell office:value-type="float" office:value="458578755" calcext:value-type="float">
            <text:p>458578755</text:p>
          </table:table-cell>
          <table:table-cell table:formula="of:=IF([.C4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22" calcext:value-type="float">
            <text:p>1122</text:p>
          </table:table-cell>
          <table:table-cell office:value-type="float" office:value="460058750" calcext:value-type="float">
            <text:p>460058750</text:p>
          </table:table-cell>
          <table:table-cell table:formula="of:=IF([.C4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36" calcext:value-type="float">
            <text:p>1236</text:p>
          </table:table-cell>
          <table:table-cell office:value-type="float" office:value="460896521" calcext:value-type="float">
            <text:p>460896521</text:p>
          </table:table-cell>
          <table:table-cell table:formula="of:=IF([.C4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22" calcext:value-type="float">
            <text:p>1422</text:p>
          </table:table-cell>
          <table:table-cell office:value-type="float" office:value="462049007" calcext:value-type="float">
            <text:p>462049007</text:p>
          </table:table-cell>
          <table:table-cell table:formula="of:=IF([.C4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10" calcext:value-type="float">
            <text:p>1410</text:p>
          </table:table-cell>
          <table:table-cell office:value-type="float" office:value="462273240" calcext:value-type="float">
            <text:p>462273240</text:p>
          </table:table-cell>
          <table:table-cell table:formula="of:=IF([.C4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4" calcext:value-type="float">
            <text:p>1344</text:p>
          </table:table-cell>
          <table:table-cell office:value-type="float" office:value="462655382" calcext:value-type="float">
            <text:p>462655382</text:p>
          </table:table-cell>
          <table:table-cell table:formula="of:=IF([.C4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4" calcext:value-type="float">
            <text:p>1134</text:p>
          </table:table-cell>
          <table:table-cell office:value-type="float" office:value="463202438" calcext:value-type="float">
            <text:p>463202438</text:p>
          </table:table-cell>
          <table:table-cell table:formula="of:=IF([.C4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6" calcext:value-type="float">
            <text:p>1056</text:p>
          </table:table-cell>
          <table:table-cell office:value-type="float" office:value="463905194" calcext:value-type="float">
            <text:p>463905194</text:p>
          </table:table-cell>
          <table:table-cell table:formula="of:=IF([.C4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90" calcext:value-type="float">
            <text:p>1290</text:p>
          </table:table-cell>
          <table:table-cell office:value-type="float" office:value="466685940" calcext:value-type="float">
            <text:p>466685940</text:p>
          </table:table-cell>
          <table:table-cell table:formula="of:=IF([.C4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16" calcext:value-type="float">
            <text:p>1416</text:p>
          </table:table-cell>
          <table:table-cell office:value-type="float" office:value="467455454" calcext:value-type="float">
            <text:p>467455454</text:p>
          </table:table-cell>
          <table:table-cell table:formula="of:=IF([.C4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4" calcext:value-type="float">
            <text:p>1374</text:p>
          </table:table-cell>
          <table:table-cell office:value-type="float" office:value="469502155" calcext:value-type="float">
            <text:p>469502155</text:p>
          </table:table-cell>
          <table:table-cell table:formula="of:=IF([.C4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2" calcext:value-type="float">
            <text:p>1302</text:p>
          </table:table-cell>
          <table:table-cell office:value-type="float" office:value="470207405" calcext:value-type="float">
            <text:p>470207405</text:p>
          </table:table-cell>
          <table:table-cell table:formula="of:=IF([.C4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80" calcext:value-type="float">
            <text:p>1380</text:p>
          </table:table-cell>
          <table:table-cell office:value-type="float" office:value="470294997" calcext:value-type="float">
            <text:p>470294997</text:p>
          </table:table-cell>
          <table:table-cell table:formula="of:=IF([.C4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4" calcext:value-type="float">
            <text:p>1164</text:p>
          </table:table-cell>
          <table:table-cell office:value-type="float" office:value="472911622" calcext:value-type="float">
            <text:p>472911622</text:p>
          </table:table-cell>
          <table:table-cell table:formula="of:=IF([.C4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98" calcext:value-type="float">
            <text:p>1398</text:p>
          </table:table-cell>
          <table:table-cell office:value-type="float" office:value="474993130" calcext:value-type="float">
            <text:p>474993130</text:p>
          </table:table-cell>
          <table:table-cell table:formula="of:=IF([.C4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88" calcext:value-type="float">
            <text:p>1188</text:p>
          </table:table-cell>
          <table:table-cell office:value-type="float" office:value="476570222" calcext:value-type="float">
            <text:p>476570222</text:p>
          </table:table-cell>
          <table:table-cell table:formula="of:=IF([.C4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6" calcext:value-type="float">
            <text:p>1326</text:p>
          </table:table-cell>
          <table:table-cell office:value-type="float" office:value="477183511" calcext:value-type="float">
            <text:p>477183511</text:p>
          </table:table-cell>
          <table:table-cell table:formula="of:=IF([.C4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32" calcext:value-type="float">
            <text:p>1332</text:p>
          </table:table-cell>
          <table:table-cell office:value-type="float" office:value="477949164" calcext:value-type="float">
            <text:p>477949164</text:p>
          </table:table-cell>
          <table:table-cell table:formula="of:=IF([.C4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86" calcext:value-type="float">
            <text:p>1386</text:p>
          </table:table-cell>
          <table:table-cell office:value-type="float" office:value="481670579" calcext:value-type="float">
            <text:p>481670579</text:p>
          </table:table-cell>
          <table:table-cell table:formula="of:=IF([.C4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32" calcext:value-type="float">
            <text:p>1332</text:p>
          </table:table-cell>
          <table:table-cell office:value-type="float" office:value="482737244" calcext:value-type="float">
            <text:p>482737244</text:p>
          </table:table-cell>
          <table:table-cell table:formula="of:=IF([.C4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6" calcext:value-type="float">
            <text:p>816</text:p>
          </table:table-cell>
          <table:table-cell office:value-type="float" office:value="483529536" calcext:value-type="float">
            <text:p>483529536</text:p>
          </table:table-cell>
          <table:table-cell table:formula="of:=IF([.C4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8" calcext:value-type="float">
            <text:p>918</text:p>
          </table:table-cell>
          <table:table-cell office:value-type="float" office:value="483956975" calcext:value-type="float">
            <text:p>483956975</text:p>
          </table:table-cell>
          <table:table-cell table:formula="of:=IF([.C4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68" calcext:value-type="float">
            <text:p>1368</text:p>
          </table:table-cell>
          <table:table-cell office:value-type="float" office:value="485013419" calcext:value-type="float">
            <text:p>485013419</text:p>
          </table:table-cell>
          <table:table-cell table:formula="of:=IF([.C4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4" calcext:value-type="float">
            <text:p>1134</text:p>
          </table:table-cell>
          <table:table-cell office:value-type="float" office:value="485348661" calcext:value-type="float">
            <text:p>485348661</text:p>
          </table:table-cell>
          <table:table-cell table:formula="of:=IF([.C4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0" calcext:value-type="float">
            <text:p>810</text:p>
          </table:table-cell>
          <table:table-cell office:value-type="float" office:value="488252688" calcext:value-type="float">
            <text:p>488252688</text:p>
          </table:table-cell>
          <table:table-cell table:formula="of:=IF([.C4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08" calcext:value-type="float">
            <text:p>1308</text:p>
          </table:table-cell>
          <table:table-cell office:value-type="float" office:value="488269399" calcext:value-type="float">
            <text:p>488269399</text:p>
          </table:table-cell>
          <table:table-cell table:formula="of:=IF([.C4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2" calcext:value-type="float">
            <text:p>1422</text:p>
          </table:table-cell>
          <table:table-cell office:value-type="float" office:value="488576951" calcext:value-type="float">
            <text:p>488576951</text:p>
          </table:table-cell>
          <table:table-cell table:formula="of:=IF([.C4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18" calcext:value-type="float">
            <text:p>1218</text:p>
          </table:table-cell>
          <table:table-cell office:value-type="float" office:value="488788283" calcext:value-type="float">
            <text:p>488788283</text:p>
          </table:table-cell>
          <table:table-cell table:formula="of:=IF([.C4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20" calcext:value-type="float">
            <text:p>1320</text:p>
          </table:table-cell>
          <table:table-cell office:value-type="float" office:value="489048669" calcext:value-type="float">
            <text:p>489048669</text:p>
          </table:table-cell>
          <table:table-cell table:formula="of:=IF([.C4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92" calcext:value-type="float">
            <text:p>1392</text:p>
          </table:table-cell>
          <table:table-cell office:value-type="float" office:value="489152361" calcext:value-type="float">
            <text:p>489152361</text:p>
          </table:table-cell>
          <table:table-cell table:formula="of:=IF([.C4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78" calcext:value-type="float">
            <text:p>1278</text:p>
          </table:table-cell>
          <table:table-cell office:value-type="float" office:value="489207778" calcext:value-type="float">
            <text:p>489207778</text:p>
          </table:table-cell>
          <table:table-cell table:formula="of:=IF([.C4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8" calcext:value-type="float">
            <text:p>1338</text:p>
          </table:table-cell>
          <table:table-cell office:value-type="float" office:value="489645466" calcext:value-type="float">
            <text:p>489645466</text:p>
          </table:table-cell>
          <table:table-cell table:formula="of:=IF([.C4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10" calcext:value-type="float">
            <text:p>1110</text:p>
          </table:table-cell>
          <table:table-cell office:value-type="float" office:value="489880370" calcext:value-type="float">
            <text:p>489880370</text:p>
          </table:table-cell>
          <table:table-cell table:formula="of:=IF([.C4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44" calcext:value-type="float">
            <text:p>1344</text:p>
          </table:table-cell>
          <table:table-cell office:value-type="float" office:value="491044154" calcext:value-type="float">
            <text:p>491044154</text:p>
          </table:table-cell>
          <table:table-cell table:formula="of:=IF([.C4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60" calcext:value-type="float">
            <text:p>1260</text:p>
          </table:table-cell>
          <table:table-cell office:value-type="float" office:value="492711116" calcext:value-type="float">
            <text:p>492711116</text:p>
          </table:table-cell>
          <table:table-cell table:formula="of:=IF([.C4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12" calcext:value-type="float">
            <text:p>1212</text:p>
          </table:table-cell>
          <table:table-cell office:value-type="float" office:value="493067422" calcext:value-type="float">
            <text:p>493067422</text:p>
          </table:table-cell>
          <table:table-cell table:formula="of:=IF([.C4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6" calcext:value-type="float">
            <text:p>816</text:p>
          </table:table-cell>
          <table:table-cell office:value-type="float" office:value="494460402" calcext:value-type="float">
            <text:p>494460402</text:p>
          </table:table-cell>
          <table:table-cell table:formula="of:=IF([.C4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94" calcext:value-type="float">
            <text:p>1194</text:p>
          </table:table-cell>
          <table:table-cell office:value-type="float" office:value="495500359" calcext:value-type="float">
            <text:p>495500359</text:p>
          </table:table-cell>
          <table:table-cell table:formula="of:=IF([.C5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</text:p>
          </table:table-cell>
          <table:table-cell office:value-type="float" office:value="495688907" calcext:value-type="float">
            <text:p>495688907</text:p>
          </table:table-cell>
          <table:table-cell table:formula="of:=IF([.C5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" calcext:value-type="float">
            <text:p>1116</text:p>
          </table:table-cell>
          <table:table-cell office:value-type="float" office:value="497002221" calcext:value-type="float">
            <text:p>497002221</text:p>
          </table:table-cell>
          <table:table-cell table:formula="of:=IF([.C5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82" calcext:value-type="float">
            <text:p>1182</text:p>
          </table:table-cell>
          <table:table-cell office:value-type="float" office:value="498750802" calcext:value-type="float">
            <text:p>498750802</text:p>
          </table:table-cell>
          <table:table-cell table:formula="of:=IF([.C5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98" calcext:value-type="float">
            <text:p>1398</text:p>
          </table:table-cell>
          <table:table-cell office:value-type="float" office:value="498891326" calcext:value-type="float">
            <text:p>498891326</text:p>
          </table:table-cell>
          <table:table-cell table:formula="of:=IF([.C5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62" calcext:value-type="float">
            <text:p>1362</text:p>
          </table:table-cell>
          <table:table-cell office:value-type="float" office:value="498939682" calcext:value-type="float">
            <text:p>498939682</text:p>
          </table:table-cell>
          <table:table-cell table:formula="of:=IF([.C5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06" calcext:value-type="float">
            <text:p>1206</text:p>
          </table:table-cell>
          <table:table-cell office:value-type="float" office:value="498992299" calcext:value-type="float">
            <text:p>498992299</text:p>
          </table:table-cell>
          <table:table-cell table:formula="of:=IF([.C5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2" calcext:value-type="float">
            <text:p>1062</text:p>
          </table:table-cell>
          <table:table-cell office:value-type="float" office:value="499591705" calcext:value-type="float">
            <text:p>499591705</text:p>
          </table:table-cell>
          <table:table-cell table:formula="of:=IF([.C5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38" calcext:value-type="float">
            <text:p>1338</text:p>
          </table:table-cell>
          <table:table-cell office:value-type="float" office:value="500309620" calcext:value-type="float">
            <text:p>500309620</text:p>
          </table:table-cell>
          <table:table-cell table:formula="of:=IF([.C5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4" calcext:value-type="float">
            <text:p>1254</text:p>
          </table:table-cell>
          <table:table-cell office:value-type="float" office:value="502043190" calcext:value-type="float">
            <text:p>502043190</text:p>
          </table:table-cell>
          <table:table-cell table:formula="of:=IF([.C5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24" calcext:value-type="float">
            <text:p>1224</text:p>
          </table:table-cell>
          <table:table-cell office:value-type="float" office:value="502557152" calcext:value-type="float">
            <text:p>502557152</text:p>
          </table:table-cell>
          <table:table-cell table:formula="of:=IF([.C5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68" calcext:value-type="float">
            <text:p>1368</text:p>
          </table:table-cell>
          <table:table-cell office:value-type="float" office:value="503078282" calcext:value-type="float">
            <text:p>503078282</text:p>
          </table:table-cell>
          <table:table-cell table:formula="of:=IF([.C5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90" calcext:value-type="float">
            <text:p>1290</text:p>
          </table:table-cell>
          <table:table-cell office:value-type="float" office:value="503772150" calcext:value-type="float">
            <text:p>503772150</text:p>
          </table:table-cell>
          <table:table-cell table:formula="of:=IF([.C5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0" calcext:value-type="float">
            <text:p>900</text:p>
          </table:table-cell>
          <table:table-cell office:value-type="float" office:value="505455483" calcext:value-type="float">
            <text:p>505455483</text:p>
          </table:table-cell>
          <table:table-cell table:formula="of:=IF([.C5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2" calcext:value-type="float">
            <text:p>912</text:p>
          </table:table-cell>
          <table:table-cell office:value-type="float" office:value="508504656" calcext:value-type="float">
            <text:p>508504656</text:p>
          </table:table-cell>
          <table:table-cell table:formula="of:=IF([.C5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2" calcext:value-type="float">
            <text:p>792</text:p>
          </table:table-cell>
          <table:table-cell office:value-type="float" office:value="510296482" calcext:value-type="float">
            <text:p>510296482</text:p>
          </table:table-cell>
          <table:table-cell table:formula="of:=IF([.C5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2" calcext:value-type="float">
            <text:p>1392</text:p>
          </table:table-cell>
          <table:table-cell office:value-type="float" office:value="511975825" calcext:value-type="float">
            <text:p>511975825</text:p>
          </table:table-cell>
          <table:table-cell table:formula="of:=IF([.C5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98" calcext:value-type="float">
            <text:p>1398</text:p>
          </table:table-cell>
          <table:table-cell office:value-type="float" office:value="513450550" calcext:value-type="float">
            <text:p>513450550</text:p>
          </table:table-cell>
          <table:table-cell table:formula="of:=IF([.C5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98" calcext:value-type="float">
            <text:p>1398</text:p>
          </table:table-cell>
          <table:table-cell office:value-type="float" office:value="513620670" calcext:value-type="float">
            <text:p>513620670</text:p>
          </table:table-cell>
          <table:table-cell table:formula="of:=IF([.C5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90" calcext:value-type="float">
            <text:p>1290</text:p>
          </table:table-cell>
          <table:table-cell office:value-type="float" office:value="513749685" calcext:value-type="float">
            <text:p>513749685</text:p>
          </table:table-cell>
          <table:table-cell table:formula="of:=IF([.C5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4" calcext:value-type="float">
            <text:p>894</text:p>
          </table:table-cell>
          <table:table-cell office:value-type="float" office:value="514909786" calcext:value-type="float">
            <text:p>514909786</text:p>
          </table:table-cell>
          <table:table-cell table:formula="of:=IF([.C5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58" calcext:value-type="float">
            <text:p>1158</text:p>
          </table:table-cell>
          <table:table-cell office:value-type="float" office:value="515494717" calcext:value-type="float">
            <text:p>515494717</text:p>
          </table:table-cell>
          <table:table-cell table:formula="of:=IF([.C5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08" calcext:value-type="float">
            <text:p>1308</text:p>
          </table:table-cell>
          <table:table-cell office:value-type="float" office:value="515672404" calcext:value-type="float">
            <text:p>515672404</text:p>
          </table:table-cell>
          <table:table-cell table:formula="of:=IF([.C5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2" calcext:value-type="float">
            <text:p>1032</text:p>
          </table:table-cell>
          <table:table-cell office:value-type="float" office:value="516014294" calcext:value-type="float">
            <text:p>516014294</text:p>
          </table:table-cell>
          <table:table-cell table:formula="of:=IF([.C5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16" calcext:value-type="float">
            <text:p>1416</text:p>
          </table:table-cell>
          <table:table-cell office:value-type="float" office:value="517172609" calcext:value-type="float">
            <text:p>517172609</text:p>
          </table:table-cell>
          <table:table-cell table:formula="of:=IF([.C5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32" calcext:value-type="float">
            <text:p>1332</text:p>
          </table:table-cell>
          <table:table-cell office:value-type="float" office:value="519267899" calcext:value-type="float">
            <text:p>519267899</text:p>
          </table:table-cell>
          <table:table-cell table:formula="of:=IF([.C5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24" calcext:value-type="float">
            <text:p>1224</text:p>
          </table:table-cell>
          <table:table-cell office:value-type="float" office:value="519723859" calcext:value-type="float">
            <text:p>519723859</text:p>
          </table:table-cell>
          <table:table-cell table:formula="of:=IF([.C5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18" calcext:value-type="float">
            <text:p>1218</text:p>
          </table:table-cell>
          <table:table-cell office:value-type="float" office:value="521036787" calcext:value-type="float">
            <text:p>521036787</text:p>
          </table:table-cell>
          <table:table-cell table:formula="of:=IF([.C5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04" calcext:value-type="float">
            <text:p>1404</text:p>
          </table:table-cell>
          <table:table-cell office:value-type="float" office:value="521338478" calcext:value-type="float">
            <text:p>521338478</text:p>
          </table:table-cell>
          <table:table-cell table:formula="of:=IF([.C5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50" calcext:value-type="float">
            <text:p>1350</text:p>
          </table:table-cell>
          <table:table-cell office:value-type="float" office:value="521396026" calcext:value-type="float">
            <text:p>521396026</text:p>
          </table:table-cell>
          <table:table-cell table:formula="of:=IF([.C5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22" calcext:value-type="float">
            <text:p>1422</text:p>
          </table:table-cell>
          <table:table-cell office:value-type="float" office:value="522669307" calcext:value-type="float">
            <text:p>522669307</text:p>
          </table:table-cell>
          <table:table-cell table:formula="of:=IF([.C5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72" calcext:value-type="float">
            <text:p>1272</text:p>
          </table:table-cell>
          <table:table-cell office:value-type="float" office:value="523215464" calcext:value-type="float">
            <text:p>523215464</text:p>
          </table:table-cell>
          <table:table-cell table:formula="of:=IF([.C5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6" calcext:value-type="float">
            <text:p>1176</text:p>
          </table:table-cell>
          <table:table-cell office:value-type="float" office:value="523337098" calcext:value-type="float">
            <text:p>523337098</text:p>
          </table:table-cell>
          <table:table-cell table:formula="of:=IF([.C5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34" calcext:value-type="float">
            <text:p>1434</text:p>
          </table:table-cell>
          <table:table-cell office:value-type="float" office:value="524937604" calcext:value-type="float">
            <text:p>524937604</text:p>
          </table:table-cell>
          <table:table-cell table:formula="of:=IF([.C5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80" calcext:value-type="float">
            <text:p>1380</text:p>
          </table:table-cell>
          <table:table-cell office:value-type="float" office:value="528508986" calcext:value-type="float">
            <text:p>528508986</text:p>
          </table:table-cell>
          <table:table-cell table:formula="of:=IF([.C5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62" calcext:value-type="float">
            <text:p>1062</text:p>
          </table:table-cell>
          <table:table-cell office:value-type="float" office:value="528801465" calcext:value-type="float">
            <text:p>528801465</text:p>
          </table:table-cell>
          <table:table-cell table:formula="of:=IF([.C5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44" calcext:value-type="float">
            <text:p>1344</text:p>
          </table:table-cell>
          <table:table-cell office:value-type="float" office:value="530717633" calcext:value-type="float">
            <text:p>530717633</text:p>
          </table:table-cell>
          <table:table-cell table:formula="of:=IF([.C5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62" calcext:value-type="float">
            <text:p>1362</text:p>
          </table:table-cell>
          <table:table-cell office:value-type="float" office:value="531959612" calcext:value-type="float">
            <text:p>531959612</text:p>
          </table:table-cell>
          <table:table-cell table:formula="of:=IF([.C5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4" calcext:value-type="float">
            <text:p>834</text:p>
          </table:table-cell>
          <table:table-cell office:value-type="float" office:value="532286243" calcext:value-type="float">
            <text:p>532286243</text:p>
          </table:table-cell>
          <table:table-cell table:formula="of:=IF([.C5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16" calcext:value-type="float">
            <text:p>1416</text:p>
          </table:table-cell>
          <table:table-cell office:value-type="float" office:value="535326541" calcext:value-type="float">
            <text:p>535326541</text:p>
          </table:table-cell>
          <table:table-cell table:formula="of:=IF([.C5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14" calcext:value-type="float">
            <text:p>1314</text:p>
          </table:table-cell>
          <table:table-cell office:value-type="float" office:value="536442638" calcext:value-type="float">
            <text:p>536442638</text:p>
          </table:table-cell>
          <table:table-cell table:formula="of:=IF([.C5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60" calcext:value-type="float">
            <text:p>1260</text:p>
          </table:table-cell>
          <table:table-cell office:value-type="float" office:value="536713934" calcext:value-type="float">
            <text:p>536713934</text:p>
          </table:table-cell>
          <table:table-cell table:formula="of:=IF([.C5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38" calcext:value-type="float">
            <text:p>1338</text:p>
          </table:table-cell>
          <table:table-cell office:value-type="float" office:value="537769048" calcext:value-type="float">
            <text:p>537769048</text:p>
          </table:table-cell>
          <table:table-cell table:formula="of:=IF([.C5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22" calcext:value-type="float">
            <text:p>1422</text:p>
          </table:table-cell>
          <table:table-cell office:value-type="float" office:value="537820870" calcext:value-type="float">
            <text:p>537820870</text:p>
          </table:table-cell>
          <table:table-cell table:formula="of:=IF([.C5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4" calcext:value-type="float">
            <text:p>1164</text:p>
          </table:table-cell>
          <table:table-cell office:value-type="float" office:value="538019115" calcext:value-type="float">
            <text:p>538019115</text:p>
          </table:table-cell>
          <table:table-cell table:formula="of:=IF([.C5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68" calcext:value-type="float">
            <text:p>1368</text:p>
          </table:table-cell>
          <table:table-cell office:value-type="float" office:value="539457583" calcext:value-type="float">
            <text:p>539457583</text:p>
          </table:table-cell>
          <table:table-cell table:formula="of:=IF([.C5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88" calcext:value-type="float">
            <text:p>1188</text:p>
          </table:table-cell>
          <table:table-cell office:value-type="float" office:value="540213546" calcext:value-type="float">
            <text:p>540213546</text:p>
          </table:table-cell>
          <table:table-cell table:formula="of:=IF([.C5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66" calcext:value-type="float">
            <text:p>1266</text:p>
          </table:table-cell>
          <table:table-cell office:value-type="float" office:value="540229080" calcext:value-type="float">
            <text:p>540229080</text:p>
          </table:table-cell>
          <table:table-cell table:formula="of:=IF([.C5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48" calcext:value-type="float">
            <text:p>1248</text:p>
          </table:table-cell>
          <table:table-cell office:value-type="float" office:value="541224791" calcext:value-type="float">
            <text:p>541224791</text:p>
          </table:table-cell>
          <table:table-cell table:formula="of:=IF([.C5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10" calcext:value-type="float">
            <text:p>1410</text:p>
          </table:table-cell>
          <table:table-cell office:value-type="float" office:value="541227901" calcext:value-type="float">
            <text:p>541227901</text:p>
          </table:table-cell>
          <table:table-cell table:formula="of:=IF([.C5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48" calcext:value-type="float">
            <text:p>1248</text:p>
          </table:table-cell>
          <table:table-cell office:value-type="float" office:value="541632964" calcext:value-type="float">
            <text:p>541632964</text:p>
          </table:table-cell>
          <table:table-cell table:formula="of:=IF([.C5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84" calcext:value-type="float">
            <text:p>1284</text:p>
          </table:table-cell>
          <table:table-cell office:value-type="float" office:value="545278535" calcext:value-type="float">
            <text:p>545278535</text:p>
          </table:table-cell>
          <table:table-cell table:formula="of:=IF([.C5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4" calcext:value-type="float">
            <text:p>1194</text:p>
          </table:table-cell>
          <table:table-cell office:value-type="float" office:value="545308413" calcext:value-type="float">
            <text:p>545308413</text:p>
          </table:table-cell>
          <table:table-cell table:formula="of:=IF([.C5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8" calcext:value-type="float">
            <text:p>1308</text:p>
          </table:table-cell>
          <table:table-cell office:value-type="float" office:value="545668828" calcext:value-type="float">
            <text:p>545668828</text:p>
          </table:table-cell>
          <table:table-cell table:formula="of:=IF([.C5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0" calcext:value-type="float">
            <text:p>990</text:p>
          </table:table-cell>
          <table:table-cell office:value-type="float" office:value="545749645" calcext:value-type="float">
            <text:p>545749645</text:p>
          </table:table-cell>
          <table:table-cell table:formula="of:=IF([.C5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78" calcext:value-type="float">
            <text:p>978</text:p>
          </table:table-cell>
          <table:table-cell office:value-type="float" office:value="547150477" calcext:value-type="float">
            <text:p>547150477</text:p>
          </table:table-cell>
          <table:table-cell table:formula="of:=IF([.C5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8" calcext:value-type="float">
            <text:p>1248</text:p>
          </table:table-cell>
          <table:table-cell office:value-type="float" office:value="548237670" calcext:value-type="float">
            <text:p>548237670</text:p>
          </table:table-cell>
          <table:table-cell table:formula="of:=IF([.C5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4" calcext:value-type="float">
            <text:p>1314</text:p>
          </table:table-cell>
          <table:table-cell office:value-type="float" office:value="548322053" calcext:value-type="float">
            <text:p>548322053</text:p>
          </table:table-cell>
          <table:table-cell table:formula="of:=IF([.C5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08" calcext:value-type="float">
            <text:p>1308</text:p>
          </table:table-cell>
          <table:table-cell office:value-type="float" office:value="549876038" calcext:value-type="float">
            <text:p>549876038</text:p>
          </table:table-cell>
          <table:table-cell table:formula="of:=IF([.C5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8" calcext:value-type="float">
            <text:p>1248</text:p>
          </table:table-cell>
          <table:table-cell office:value-type="float" office:value="550610430" calcext:value-type="float">
            <text:p>550610430</text:p>
          </table:table-cell>
          <table:table-cell table:formula="of:=IF([.C5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26" calcext:value-type="float">
            <text:p>1026</text:p>
          </table:table-cell>
          <table:table-cell office:value-type="float" office:value="551633229" calcext:value-type="float">
            <text:p>551633229</text:p>
          </table:table-cell>
          <table:table-cell table:formula="of:=IF([.C5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82" calcext:value-type="float">
            <text:p>1182</text:p>
          </table:table-cell>
          <table:table-cell office:value-type="float" office:value="552289261" calcext:value-type="float">
            <text:p>552289261</text:p>
          </table:table-cell>
          <table:table-cell table:formula="of:=IF([.C5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62" calcext:value-type="float">
            <text:p>1362</text:p>
          </table:table-cell>
          <table:table-cell office:value-type="float" office:value="552942677" calcext:value-type="float">
            <text:p>552942677</text:p>
          </table:table-cell>
          <table:table-cell table:formula="of:=IF([.C5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2" calcext:value-type="float">
            <text:p>1122</text:p>
          </table:table-cell>
          <table:table-cell office:value-type="float" office:value="553417161" calcext:value-type="float">
            <text:p>553417161</text:p>
          </table:table-cell>
          <table:table-cell table:formula="of:=IF([.C5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96" calcext:value-type="float">
            <text:p>1296</text:p>
          </table:table-cell>
          <table:table-cell office:value-type="float" office:value="553863716" calcext:value-type="float">
            <text:p>553863716</text:p>
          </table:table-cell>
          <table:table-cell table:formula="of:=IF([.C5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28" calcext:value-type="float">
            <text:p>1428</text:p>
          </table:table-cell>
          <table:table-cell office:value-type="float" office:value="555842711" calcext:value-type="float">
            <text:p>555842711</text:p>
          </table:table-cell>
          <table:table-cell table:formula="of:=IF([.C5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80" calcext:value-type="float">
            <text:p>1380</text:p>
          </table:table-cell>
          <table:table-cell office:value-type="float" office:value="556541974" calcext:value-type="float">
            <text:p>556541974</text:p>
          </table:table-cell>
          <table:table-cell table:formula="of:=IF([.C5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44" calcext:value-type="float">
            <text:p>1344</text:p>
          </table:table-cell>
          <table:table-cell office:value-type="float" office:value="556734992" calcext:value-type="float">
            <text:p>556734992</text:p>
          </table:table-cell>
          <table:table-cell table:formula="of:=IF([.C5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54" calcext:value-type="float">
            <text:p>1254</text:p>
          </table:table-cell>
          <table:table-cell office:value-type="float" office:value="557010764" calcext:value-type="float">
            <text:p>557010764</text:p>
          </table:table-cell>
          <table:table-cell table:formula="of:=IF([.C5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04" calcext:value-type="float">
            <text:p>1404</text:p>
          </table:table-cell>
          <table:table-cell office:value-type="float" office:value="557683447" calcext:value-type="float">
            <text:p>557683447</text:p>
          </table:table-cell>
          <table:table-cell table:formula="of:=IF([.C5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02" calcext:value-type="float">
            <text:p>1302</text:p>
          </table:table-cell>
          <table:table-cell office:value-type="float" office:value="558564968" calcext:value-type="float">
            <text:p>558564968</text:p>
          </table:table-cell>
          <table:table-cell table:formula="of:=IF([.C5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6" calcext:value-type="float">
            <text:p>936</text:p>
          </table:table-cell>
          <table:table-cell office:value-type="float" office:value="558754548" calcext:value-type="float">
            <text:p>558754548</text:p>
          </table:table-cell>
          <table:table-cell table:formula="of:=IF([.C5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2" calcext:value-type="float">
            <text:p>1092</text:p>
          </table:table-cell>
          <table:table-cell office:value-type="float" office:value="559649155" calcext:value-type="float">
            <text:p>559649155</text:p>
          </table:table-cell>
          <table:table-cell table:formula="of:=IF([.C5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98" calcext:value-type="float">
            <text:p>1398</text:p>
          </table:table-cell>
          <table:table-cell office:value-type="float" office:value="560347872" calcext:value-type="float">
            <text:p>560347872</text:p>
          </table:table-cell>
          <table:table-cell table:formula="of:=IF([.C5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42" calcext:value-type="float">
            <text:p>1242</text:p>
          </table:table-cell>
          <table:table-cell office:value-type="float" office:value="560432643" calcext:value-type="float">
            <text:p>560432643</text:p>
          </table:table-cell>
          <table:table-cell table:formula="of:=IF([.C5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06" calcext:value-type="float">
            <text:p>1206</text:p>
          </table:table-cell>
          <table:table-cell office:value-type="float" office:value="561013949" calcext:value-type="float">
            <text:p>561013949</text:p>
          </table:table-cell>
          <table:table-cell table:formula="of:=IF([.C5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74" calcext:value-type="float">
            <text:p>1374</text:p>
          </table:table-cell>
          <table:table-cell office:value-type="float" office:value="561104383" calcext:value-type="float">
            <text:p>561104383</text:p>
          </table:table-cell>
          <table:table-cell table:formula="of:=IF([.C5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16" calcext:value-type="float">
            <text:p>1116</text:p>
          </table:table-cell>
          <table:table-cell office:value-type="float" office:value="561450447" calcext:value-type="float">
            <text:p>561450447</text:p>
          </table:table-cell>
          <table:table-cell table:formula="of:=IF([.C5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6" calcext:value-type="float">
            <text:p>1206</text:p>
          </table:table-cell>
          <table:table-cell office:value-type="float" office:value="561838196" calcext:value-type="float">
            <text:p>561838196</text:p>
          </table:table-cell>
          <table:table-cell table:formula="of:=IF([.C5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98" calcext:value-type="float">
            <text:p>1398</text:p>
          </table:table-cell>
          <table:table-cell office:value-type="float" office:value="563116029" calcext:value-type="float">
            <text:p>563116029</text:p>
          </table:table-cell>
          <table:table-cell table:formula="of:=IF([.C5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office:value-type="float" office:value="564404642" calcext:value-type="float">
            <text:p>564404642</text:p>
          </table:table-cell>
          <table:table-cell table:formula="of:=IF([.C5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58" calcext:value-type="float">
            <text:p>1158</text:p>
          </table:table-cell>
          <table:table-cell office:value-type="float" office:value="564490574" calcext:value-type="float">
            <text:p>564490574</text:p>
          </table:table-cell>
          <table:table-cell table:formula="of:=IF([.C5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92" calcext:value-type="float">
            <text:p>1092</text:p>
          </table:table-cell>
          <table:table-cell office:value-type="float" office:value="565045632" calcext:value-type="float">
            <text:p>565045632</text:p>
          </table:table-cell>
          <table:table-cell table:formula="of:=IF([.C5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0" calcext:value-type="float">
            <text:p>1320</text:p>
          </table:table-cell>
          <table:table-cell office:value-type="float" office:value="565576276" calcext:value-type="float">
            <text:p>565576276</text:p>
          </table:table-cell>
          <table:table-cell table:formula="of:=IF([.C5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4" calcext:value-type="float">
            <text:p>1074</text:p>
          </table:table-cell>
          <table:table-cell office:value-type="float" office:value="566303672" calcext:value-type="float">
            <text:p>566303672</text:p>
          </table:table-cell>
          <table:table-cell table:formula="of:=IF([.C5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30" calcext:value-type="float">
            <text:p>1230</text:p>
          </table:table-cell>
          <table:table-cell office:value-type="float" office:value="566404292" calcext:value-type="float">
            <text:p>566404292</text:p>
          </table:table-cell>
          <table:table-cell table:formula="of:=IF([.C5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18" calcext:value-type="float">
            <text:p>1218</text:p>
          </table:table-cell>
          <table:table-cell office:value-type="float" office:value="569005895" calcext:value-type="float">
            <text:p>569005895</text:p>
          </table:table-cell>
          <table:table-cell table:formula="of:=IF([.C5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28" calcext:value-type="float">
            <text:p>1428</text:p>
          </table:table-cell>
          <table:table-cell office:value-type="float" office:value="569415901" calcext:value-type="float">
            <text:p>569415901</text:p>
          </table:table-cell>
          <table:table-cell table:formula="of:=IF([.C5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98" calcext:value-type="float">
            <text:p>1398</text:p>
          </table:table-cell>
          <table:table-cell office:value-type="float" office:value="569801171" calcext:value-type="float">
            <text:p>569801171</text:p>
          </table:table-cell>
          <table:table-cell table:formula="of:=IF([.C5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54" calcext:value-type="float">
            <text:p>1254</text:p>
          </table:table-cell>
          <table:table-cell office:value-type="float" office:value="570060678" calcext:value-type="float">
            <text:p>570060678</text:p>
          </table:table-cell>
          <table:table-cell table:formula="of:=IF([.C5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8" calcext:value-type="float">
            <text:p>1038</text:p>
          </table:table-cell>
          <table:table-cell office:value-type="float" office:value="570112218" calcext:value-type="float">
            <text:p>570112218</text:p>
          </table:table-cell>
          <table:table-cell table:formula="of:=IF([.C5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04" calcext:value-type="float">
            <text:p>1404</text:p>
          </table:table-cell>
          <table:table-cell office:value-type="float" office:value="570783137" calcext:value-type="float">
            <text:p>570783137</text:p>
          </table:table-cell>
          <table:table-cell table:formula="of:=IF([.C5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4" calcext:value-type="float">
            <text:p>1254</text:p>
          </table:table-cell>
          <table:table-cell office:value-type="float" office:value="571109308" calcext:value-type="float">
            <text:p>571109308</text:p>
          </table:table-cell>
          <table:table-cell table:formula="of:=IF([.C5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10" calcext:value-type="float">
            <text:p>1410</text:p>
          </table:table-cell>
          <table:table-cell office:value-type="float" office:value="572856604" calcext:value-type="float">
            <text:p>572856604</text:p>
          </table:table-cell>
          <table:table-cell table:formula="of:=IF([.C5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36" calcext:value-type="float">
            <text:p>1236</text:p>
          </table:table-cell>
          <table:table-cell office:value-type="float" office:value="573922355" calcext:value-type="float">
            <text:p>573922355</text:p>
          </table:table-cell>
          <table:table-cell table:formula="of:=IF([.C5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88" calcext:value-type="float">
            <text:p>1188</text:p>
          </table:table-cell>
          <table:table-cell office:value-type="float" office:value="574155190" calcext:value-type="float">
            <text:p>574155190</text:p>
          </table:table-cell>
          <table:table-cell table:formula="of:=IF([.C5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62" calcext:value-type="float">
            <text:p>1362</text:p>
          </table:table-cell>
          <table:table-cell office:value-type="float" office:value="574213298" calcext:value-type="float">
            <text:p>574213298</text:p>
          </table:table-cell>
          <table:table-cell table:formula="of:=IF([.C5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74" calcext:value-type="float">
            <text:p>1374</text:p>
          </table:table-cell>
          <table:table-cell office:value-type="float" office:value="575174341" calcext:value-type="float">
            <text:p>575174341</text:p>
          </table:table-cell>
          <table:table-cell table:formula="of:=IF([.C5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44" calcext:value-type="float">
            <text:p>1344</text:p>
          </table:table-cell>
          <table:table-cell office:value-type="float" office:value="575241320" calcext:value-type="float">
            <text:p>575241320</text:p>
          </table:table-cell>
          <table:table-cell table:formula="of:=IF([.C5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0" calcext:value-type="float">
            <text:p>870</text:p>
          </table:table-cell>
          <table:table-cell office:value-type="float" office:value="577660944" calcext:value-type="float">
            <text:p>577660944</text:p>
          </table:table-cell>
          <table:table-cell table:formula="of:=IF([.C5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96" calcext:value-type="float">
            <text:p>1296</text:p>
          </table:table-cell>
          <table:table-cell office:value-type="float" office:value="578815324" calcext:value-type="float">
            <text:p>578815324</text:p>
          </table:table-cell>
          <table:table-cell table:formula="of:=IF([.C6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80" calcext:value-type="float">
            <text:p>1380</text:p>
          </table:table-cell>
          <table:table-cell office:value-type="float" office:value="579957764" calcext:value-type="float">
            <text:p>579957764</text:p>
          </table:table-cell>
          <table:table-cell table:formula="of:=IF([.C6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38" calcext:value-type="float">
            <text:p>1338</text:p>
          </table:table-cell>
          <table:table-cell office:value-type="float" office:value="581746407" calcext:value-type="float">
            <text:p>581746407</text:p>
          </table:table-cell>
          <table:table-cell table:formula="of:=IF([.C6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8" calcext:value-type="float">
            <text:p>858</text:p>
          </table:table-cell>
          <table:table-cell office:value-type="float" office:value="582614452" calcext:value-type="float">
            <text:p>582614452</text:p>
          </table:table-cell>
          <table:table-cell table:formula="of:=IF([.C6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24" calcext:value-type="float">
            <text:p>1224</text:p>
          </table:table-cell>
          <table:table-cell office:value-type="float" office:value="583466410" calcext:value-type="float">
            <text:p>583466410</text:p>
          </table:table-cell>
          <table:table-cell table:formula="of:=IF([.C6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56" calcext:value-type="float">
            <text:p>1356</text:p>
          </table:table-cell>
          <table:table-cell office:value-type="float" office:value="583552674" calcext:value-type="float">
            <text:p>583552674</text:p>
          </table:table-cell>
          <table:table-cell table:formula="of:=IF([.C6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76" calcext:value-type="float">
            <text:p>1176</text:p>
          </table:table-cell>
          <table:table-cell office:value-type="float" office:value="584522535" calcext:value-type="float">
            <text:p>584522535</text:p>
          </table:table-cell>
          <table:table-cell table:formula="of:=IF([.C6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46" calcext:value-type="float">
            <text:p>1146</text:p>
          </table:table-cell>
          <table:table-cell office:value-type="float" office:value="584720608" calcext:value-type="float">
            <text:p>584720608</text:p>
          </table:table-cell>
          <table:table-cell table:formula="of:=IF([.C6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96" calcext:value-type="float">
            <text:p>1296</text:p>
          </table:table-cell>
          <table:table-cell office:value-type="float" office:value="585227385" calcext:value-type="float">
            <text:p>585227385</text:p>
          </table:table-cell>
          <table:table-cell table:formula="of:=IF([.C6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14" calcext:value-type="float">
            <text:p>1314</text:p>
          </table:table-cell>
          <table:table-cell office:value-type="float" office:value="586402175" calcext:value-type="float">
            <text:p>586402175</text:p>
          </table:table-cell>
          <table:table-cell table:formula="of:=IF([.C6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32" calcext:value-type="float">
            <text:p>1332</text:p>
          </table:table-cell>
          <table:table-cell office:value-type="float" office:value="586566998" calcext:value-type="float">
            <text:p>586566998</text:p>
          </table:table-cell>
          <table:table-cell table:formula="of:=IF([.C6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56" calcext:value-type="float">
            <text:p>1356</text:p>
          </table:table-cell>
          <table:table-cell office:value-type="float" office:value="587086857" calcext:value-type="float">
            <text:p>587086857</text:p>
          </table:table-cell>
          <table:table-cell table:formula="of:=IF([.C6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22" calcext:value-type="float">
            <text:p>1122</text:p>
          </table:table-cell>
          <table:table-cell office:value-type="float" office:value="587161053" calcext:value-type="float">
            <text:p>587161053</text:p>
          </table:table-cell>
          <table:table-cell table:formula="of:=IF([.C6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74" calcext:value-type="float">
            <text:p>1374</text:p>
          </table:table-cell>
          <table:table-cell office:value-type="float" office:value="588458030" calcext:value-type="float">
            <text:p>588458030</text:p>
          </table:table-cell>
          <table:table-cell table:formula="of:=IF([.C6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2" calcext:value-type="float">
            <text:p>1212</text:p>
          </table:table-cell>
          <table:table-cell office:value-type="float" office:value="588907682" calcext:value-type="float">
            <text:p>588907682</text:p>
          </table:table-cell>
          <table:table-cell table:formula="of:=IF([.C6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26" calcext:value-type="float">
            <text:p>1326</text:p>
          </table:table-cell>
          <table:table-cell office:value-type="float" office:value="590060642" calcext:value-type="float">
            <text:p>590060642</text:p>
          </table:table-cell>
          <table:table-cell table:formula="of:=IF([.C6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50" calcext:value-type="float">
            <text:p>1350</text:p>
          </table:table-cell>
          <table:table-cell office:value-type="float" office:value="591262891" calcext:value-type="float">
            <text:p>591262891</text:p>
          </table:table-cell>
          <table:table-cell table:formula="of:=IF([.C6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82" calcext:value-type="float">
            <text:p>1182</text:p>
          </table:table-cell>
          <table:table-cell office:value-type="float" office:value="591314912" calcext:value-type="float">
            <text:p>591314912</text:p>
          </table:table-cell>
          <table:table-cell table:formula="of:=IF([.C6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40" calcext:value-type="float">
            <text:p>1140</text:p>
          </table:table-cell>
          <table:table-cell office:value-type="float" office:value="593651473" calcext:value-type="float">
            <text:p>593651473</text:p>
          </table:table-cell>
          <table:table-cell table:formula="of:=IF([.C6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16" calcext:value-type="float">
            <text:p>1416</text:p>
          </table:table-cell>
          <table:table-cell office:value-type="float" office:value="597485644" calcext:value-type="float">
            <text:p>597485644</text:p>
          </table:table-cell>
          <table:table-cell table:formula="of:=IF([.C6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598951166" calcext:value-type="float">
            <text:p>598951166</text:p>
          </table:table-cell>
          <table:table-cell table:formula="of:=IF([.C6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6" calcext:value-type="float">
            <text:p>906</text:p>
          </table:table-cell>
          <table:table-cell office:value-type="float" office:value="603499809" calcext:value-type="float">
            <text:p>603499809</text:p>
          </table:table-cell>
          <table:table-cell table:formula="of:=IF([.C6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68" calcext:value-type="float">
            <text:p>1068</text:p>
          </table:table-cell>
          <table:table-cell office:value-type="float" office:value="603934694" calcext:value-type="float">
            <text:p>603934694</text:p>
          </table:table-cell>
          <table:table-cell table:formula="of:=IF([.C6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14" calcext:value-type="float">
            <text:p>1314</text:p>
          </table:table-cell>
          <table:table-cell office:value-type="float" office:value="603962104" calcext:value-type="float">
            <text:p>603962104</text:p>
          </table:table-cell>
          <table:table-cell table:formula="of:=IF([.C6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86" calcext:value-type="float">
            <text:p>1386</text:p>
          </table:table-cell>
          <table:table-cell office:value-type="float" office:value="604828076" calcext:value-type="float">
            <text:p>604828076</text:p>
          </table:table-cell>
          <table:table-cell table:formula="of:=IF([.C6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18" calcext:value-type="float">
            <text:p>1218</text:p>
          </table:table-cell>
          <table:table-cell office:value-type="float" office:value="605483640" calcext:value-type="float">
            <text:p>605483640</text:p>
          </table:table-cell>
          <table:table-cell table:formula="of:=IF([.C6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16" calcext:value-type="float">
            <text:p>1416</text:p>
          </table:table-cell>
          <table:table-cell office:value-type="float" office:value="606466323" calcext:value-type="float">
            <text:p>606466323</text:p>
          </table:table-cell>
          <table:table-cell table:formula="of:=IF([.C6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8" calcext:value-type="float">
            <text:p>1098</text:p>
          </table:table-cell>
          <table:table-cell office:value-type="float" office:value="608018004" calcext:value-type="float">
            <text:p>608018004</text:p>
          </table:table-cell>
          <table:table-cell table:formula="of:=IF([.C6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46" calcext:value-type="float">
            <text:p>1146</text:p>
          </table:table-cell>
          <table:table-cell office:value-type="float" office:value="609862385" calcext:value-type="float">
            <text:p>609862385</text:p>
          </table:table-cell>
          <table:table-cell table:formula="of:=IF([.C6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86" calcext:value-type="float">
            <text:p>1386</text:p>
          </table:table-cell>
          <table:table-cell office:value-type="float" office:value="612286526" calcext:value-type="float">
            <text:p>612286526</text:p>
          </table:table-cell>
          <table:table-cell table:formula="of:=IF([.C6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92" calcext:value-type="float">
            <text:p>1392</text:p>
          </table:table-cell>
          <table:table-cell office:value-type="float" office:value="612966437" calcext:value-type="float">
            <text:p>612966437</text:p>
          </table:table-cell>
          <table:table-cell table:formula="of:=IF([.C6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54" calcext:value-type="float">
            <text:p>1254</text:p>
          </table:table-cell>
          <table:table-cell office:value-type="float" office:value="613006546" calcext:value-type="float">
            <text:p>613006546</text:p>
          </table:table-cell>
          <table:table-cell table:formula="of:=IF([.C6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90" calcext:value-type="float">
            <text:p>1290</text:p>
          </table:table-cell>
          <table:table-cell office:value-type="float" office:value="613026073" calcext:value-type="float">
            <text:p>613026073</text:p>
          </table:table-cell>
          <table:table-cell table:formula="of:=IF([.C6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22" calcext:value-type="float">
            <text:p>1422</text:p>
          </table:table-cell>
          <table:table-cell office:value-type="float" office:value="613530539" calcext:value-type="float">
            <text:p>613530539</text:p>
          </table:table-cell>
          <table:table-cell table:formula="of:=IF([.C6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4" calcext:value-type="float">
            <text:p>1164</text:p>
          </table:table-cell>
          <table:table-cell office:value-type="float" office:value="614184768" calcext:value-type="float">
            <text:p>614184768</text:p>
          </table:table-cell>
          <table:table-cell table:formula="of:=IF([.C6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2" calcext:value-type="float">
            <text:p>942</text:p>
          </table:table-cell>
          <table:table-cell office:value-type="float" office:value="614272686" calcext:value-type="float">
            <text:p>614272686</text:p>
          </table:table-cell>
          <table:table-cell table:formula="of:=IF([.C6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6" calcext:value-type="float">
            <text:p>1236</text:p>
          </table:table-cell>
          <table:table-cell office:value-type="float" office:value="614929942" calcext:value-type="float">
            <text:p>614929942</text:p>
          </table:table-cell>
          <table:table-cell table:formula="of:=IF([.C6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56" calcext:value-type="float">
            <text:p>1056</text:p>
          </table:table-cell>
          <table:table-cell office:value-type="float" office:value="615378774" calcext:value-type="float">
            <text:p>615378774</text:p>
          </table:table-cell>
          <table:table-cell table:formula="of:=IF([.C6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2" calcext:value-type="float">
            <text:p>1002</text:p>
          </table:table-cell>
          <table:table-cell office:value-type="float" office:value="616051595" calcext:value-type="float">
            <text:p>616051595</text:p>
          </table:table-cell>
          <table:table-cell table:formula="of:=IF([.C6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14" calcext:value-type="float">
            <text:p>1314</text:p>
          </table:table-cell>
          <table:table-cell office:value-type="float" office:value="616703127" calcext:value-type="float">
            <text:p>616703127</text:p>
          </table:table-cell>
          <table:table-cell table:formula="of:=IF([.C6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02" calcext:value-type="float">
            <text:p>1302</text:p>
          </table:table-cell>
          <table:table-cell office:value-type="float" office:value="619086686" calcext:value-type="float">
            <text:p>619086686</text:p>
          </table:table-cell>
          <table:table-cell table:formula="of:=IF([.C6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08" calcext:value-type="float">
            <text:p>1308</text:p>
          </table:table-cell>
          <table:table-cell office:value-type="float" office:value="620164622" calcext:value-type="float">
            <text:p>620164622</text:p>
          </table:table-cell>
          <table:table-cell table:formula="of:=IF([.C6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0" calcext:value-type="float">
            <text:p>1410</text:p>
          </table:table-cell>
          <table:table-cell office:value-type="float" office:value="620448532" calcext:value-type="float">
            <text:p>620448532</text:p>
          </table:table-cell>
          <table:table-cell table:formula="of:=IF([.C6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2" calcext:value-type="float">
            <text:p>1302</text:p>
          </table:table-cell>
          <table:table-cell office:value-type="float" office:value="620529537" calcext:value-type="float">
            <text:p>620529537</text:p>
          </table:table-cell>
          <table:table-cell table:formula="of:=IF([.C6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14" calcext:value-type="float">
            <text:p>1314</text:p>
          </table:table-cell>
          <table:table-cell office:value-type="float" office:value="620697508" calcext:value-type="float">
            <text:p>620697508</text:p>
          </table:table-cell>
          <table:table-cell table:formula="of:=IF([.C6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50" calcext:value-type="float">
            <text:p>1350</text:p>
          </table:table-cell>
          <table:table-cell office:value-type="float" office:value="625137787" calcext:value-type="float">
            <text:p>625137787</text:p>
          </table:table-cell>
          <table:table-cell table:formula="of:=IF([.C6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0" calcext:value-type="float">
            <text:p>1170</text:p>
          </table:table-cell>
          <table:table-cell office:value-type="float" office:value="625730635" calcext:value-type="float">
            <text:p>625730635</text:p>
          </table:table-cell>
          <table:table-cell table:formula="of:=IF([.C6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16" calcext:value-type="float">
            <text:p>1416</text:p>
          </table:table-cell>
          <table:table-cell office:value-type="float" office:value="627366303" calcext:value-type="float">
            <text:p>627366303</text:p>
          </table:table-cell>
          <table:table-cell table:formula="of:=IF([.C6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80" calcext:value-type="float">
            <text:p>1380</text:p>
          </table:table-cell>
          <table:table-cell office:value-type="float" office:value="627489812" calcext:value-type="float">
            <text:p>627489812</text:p>
          </table:table-cell>
          <table:table-cell table:formula="of:=IF([.C6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4" calcext:value-type="float">
            <text:p>1344</text:p>
          </table:table-cell>
          <table:table-cell office:value-type="float" office:value="627839057" calcext:value-type="float">
            <text:p>627839057</text:p>
          </table:table-cell>
          <table:table-cell table:formula="of:=IF([.C6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16" calcext:value-type="float">
            <text:p>1416</text:p>
          </table:table-cell>
          <table:table-cell office:value-type="float" office:value="628713886" calcext:value-type="float">
            <text:p>628713886</text:p>
          </table:table-cell>
          <table:table-cell table:formula="of:=IF([.C6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80" calcext:value-type="float">
            <text:p>1380</text:p>
          </table:table-cell>
          <table:table-cell office:value-type="float" office:value="629025237" calcext:value-type="float">
            <text:p>629025237</text:p>
          </table:table-cell>
          <table:table-cell table:formula="of:=IF([.C6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10" calcext:value-type="float">
            <text:p>1410</text:p>
          </table:table-cell>
          <table:table-cell office:value-type="float" office:value="629624735" calcext:value-type="float">
            <text:p>629624735</text:p>
          </table:table-cell>
          <table:table-cell table:formula="of:=IF([.C6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32" calcext:value-type="float">
            <text:p>1332</text:p>
          </table:table-cell>
          <table:table-cell office:value-type="float" office:value="629809291" calcext:value-type="float">
            <text:p>629809291</text:p>
          </table:table-cell>
          <table:table-cell table:formula="of:=IF([.C6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4" calcext:value-type="float">
            <text:p>744</text:p>
          </table:table-cell>
          <table:table-cell office:value-type="float" office:value="632372318" calcext:value-type="float">
            <text:p>632372318</text:p>
          </table:table-cell>
          <table:table-cell table:formula="of:=IF([.C6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72" calcext:value-type="float">
            <text:p>1272</text:p>
          </table:table-cell>
          <table:table-cell office:value-type="float" office:value="633386275" calcext:value-type="float">
            <text:p>633386275</text:p>
          </table:table-cell>
          <table:table-cell table:formula="of:=IF([.C6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38" calcext:value-type="float">
            <text:p>1338</text:p>
          </table:table-cell>
          <table:table-cell office:value-type="float" office:value="634081322" calcext:value-type="float">
            <text:p>634081322</text:p>
          </table:table-cell>
          <table:table-cell table:formula="of:=IF([.C6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30" calcext:value-type="float">
            <text:p>1230</text:p>
          </table:table-cell>
          <table:table-cell office:value-type="float" office:value="635528573" calcext:value-type="float">
            <text:p>635528573</text:p>
          </table:table-cell>
          <table:table-cell table:formula="of:=IF([.C6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92" calcext:value-type="float">
            <text:p>1392</text:p>
          </table:table-cell>
          <table:table-cell office:value-type="float" office:value="635711789" calcext:value-type="float">
            <text:p>635711789</text:p>
          </table:table-cell>
          <table:table-cell table:formula="of:=IF([.C6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80" calcext:value-type="float">
            <text:p>1380</text:p>
          </table:table-cell>
          <table:table-cell office:value-type="float" office:value="635967228" calcext:value-type="float">
            <text:p>635967228</text:p>
          </table:table-cell>
          <table:table-cell table:formula="of:=IF([.C6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50" calcext:value-type="float">
            <text:p>1350</text:p>
          </table:table-cell>
          <table:table-cell office:value-type="float" office:value="637040324" calcext:value-type="float">
            <text:p>637040324</text:p>
          </table:table-cell>
          <table:table-cell table:formula="of:=IF([.C6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2" calcext:value-type="float">
            <text:p>1182</text:p>
          </table:table-cell>
          <table:table-cell office:value-type="float" office:value="637238206" calcext:value-type="float">
            <text:p>637238206</text:p>
          </table:table-cell>
          <table:table-cell table:formula="of:=IF([.C6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2" calcext:value-type="float">
            <text:p>1422</text:p>
          </table:table-cell>
          <table:table-cell office:value-type="float" office:value="639133530" calcext:value-type="float">
            <text:p>639133530</text:p>
          </table:table-cell>
          <table:table-cell table:formula="of:=IF([.C6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86" calcext:value-type="float">
            <text:p>1386</text:p>
          </table:table-cell>
          <table:table-cell office:value-type="float" office:value="639168448" calcext:value-type="float">
            <text:p>639168448</text:p>
          </table:table-cell>
          <table:table-cell table:formula="of:=IF([.C6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20" calcext:value-type="float">
            <text:p>1020</text:p>
          </table:table-cell>
          <table:table-cell office:value-type="float" office:value="639929485" calcext:value-type="float">
            <text:p>639929485</text:p>
          </table:table-cell>
          <table:table-cell table:formula="of:=IF([.C6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50" calcext:value-type="float">
            <text:p>1350</text:p>
          </table:table-cell>
          <table:table-cell office:value-type="float" office:value="642318831" calcext:value-type="float">
            <text:p>642318831</text:p>
          </table:table-cell>
          <table:table-cell table:formula="of:=IF([.C6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06" calcext:value-type="float">
            <text:p>1206</text:p>
          </table:table-cell>
          <table:table-cell office:value-type="float" office:value="642614051" calcext:value-type="float">
            <text:p>642614051</text:p>
          </table:table-cell>
          <table:table-cell table:formula="of:=IF([.C6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54" calcext:value-type="float">
            <text:p>1254</text:p>
          </table:table-cell>
          <table:table-cell office:value-type="float" office:value="643252184" calcext:value-type="float">
            <text:p>643252184</text:p>
          </table:table-cell>
          <table:table-cell table:formula="of:=IF([.C6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22" calcext:value-type="float">
            <text:p>1422</text:p>
          </table:table-cell>
          <table:table-cell office:value-type="float" office:value="644809693" calcext:value-type="float">
            <text:p>644809693</text:p>
          </table:table-cell>
          <table:table-cell table:formula="of:=IF([.C6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0" calcext:value-type="float">
            <text:p>990</text:p>
          </table:table-cell>
          <table:table-cell office:value-type="float" office:value="644840102" calcext:value-type="float">
            <text:p>644840102</text:p>
          </table:table-cell>
          <table:table-cell table:formula="of:=IF([.C6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84" calcext:value-type="float">
            <text:p>1284</text:p>
          </table:table-cell>
          <table:table-cell office:value-type="float" office:value="645403175" calcext:value-type="float">
            <text:p>645403175</text:p>
          </table:table-cell>
          <table:table-cell table:formula="of:=IF([.C6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4" calcext:value-type="float">
            <text:p>1014</text:p>
          </table:table-cell>
          <table:table-cell office:value-type="float" office:value="645621268" calcext:value-type="float">
            <text:p>645621268</text:p>
          </table:table-cell>
          <table:table-cell table:formula="of:=IF([.C6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86" calcext:value-type="float">
            <text:p>1386</text:p>
          </table:table-cell>
          <table:table-cell office:value-type="float" office:value="645786605" calcext:value-type="float">
            <text:p>645786605</text:p>
          </table:table-cell>
          <table:table-cell table:formula="of:=IF([.C6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96" calcext:value-type="float">
            <text:p>1296</text:p>
          </table:table-cell>
          <table:table-cell office:value-type="float" office:value="645801423" calcext:value-type="float">
            <text:p>645801423</text:p>
          </table:table-cell>
          <table:table-cell table:formula="of:=IF([.C6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2" calcext:value-type="float">
            <text:p>1392</text:p>
          </table:table-cell>
          <table:table-cell office:value-type="float" office:value="645987217" calcext:value-type="float">
            <text:p>645987217</text:p>
          </table:table-cell>
          <table:table-cell table:formula="of:=IF([.C6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92" calcext:value-type="float">
            <text:p>1392</text:p>
          </table:table-cell>
          <table:table-cell office:value-type="float" office:value="646470871" calcext:value-type="float">
            <text:p>646470871</text:p>
          </table:table-cell>
          <table:table-cell table:formula="of:=IF([.C6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84" calcext:value-type="float">
            <text:p>1284</text:p>
          </table:table-cell>
          <table:table-cell office:value-type="float" office:value="649485693" calcext:value-type="float">
            <text:p>649485693</text:p>
          </table:table-cell>
          <table:table-cell table:formula="of:=IF([.C6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74" calcext:value-type="float">
            <text:p>1074</text:p>
          </table:table-cell>
          <table:table-cell office:value-type="float" office:value="649714062" calcext:value-type="float">
            <text:p>649714062</text:p>
          </table:table-cell>
          <table:table-cell table:formula="of:=IF([.C6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4" calcext:value-type="float">
            <text:p>1014</text:p>
          </table:table-cell>
          <table:table-cell office:value-type="float" office:value="652855756" calcext:value-type="float">
            <text:p>652855756</text:p>
          </table:table-cell>
          <table:table-cell table:formula="of:=IF([.C6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6" calcext:value-type="float">
            <text:p>1386</text:p>
          </table:table-cell>
          <table:table-cell office:value-type="float" office:value="653131875" calcext:value-type="float">
            <text:p>653131875</text:p>
          </table:table-cell>
          <table:table-cell table:formula="of:=IF([.C6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62" calcext:value-type="float">
            <text:p>1362</text:p>
          </table:table-cell>
          <table:table-cell office:value-type="float" office:value="654976590" calcext:value-type="float">
            <text:p>654976590</text:p>
          </table:table-cell>
          <table:table-cell table:formula="of:=IF([.C6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66" calcext:value-type="float">
            <text:p>1266</text:p>
          </table:table-cell>
          <table:table-cell office:value-type="float" office:value="656193426" calcext:value-type="float">
            <text:p>656193426</text:p>
          </table:table-cell>
          <table:table-cell table:formula="of:=IF([.C6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8" calcext:value-type="float">
            <text:p>1038</text:p>
          </table:table-cell>
          <table:table-cell office:value-type="float" office:value="658248735" calcext:value-type="float">
            <text:p>658248735</text:p>
          </table:table-cell>
          <table:table-cell table:formula="of:=IF([.C6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office:value-type="float" office:value="659166444" calcext:value-type="float">
            <text:p>659166444</text:p>
          </table:table-cell>
          <table:table-cell table:formula="of:=IF([.C6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2" calcext:value-type="float">
            <text:p>972</text:p>
          </table:table-cell>
          <table:table-cell office:value-type="float" office:value="661991893" calcext:value-type="float">
            <text:p>661991893</text:p>
          </table:table-cell>
          <table:table-cell table:formula="of:=IF([.C6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94" calcext:value-type="float">
            <text:p>1194</text:p>
          </table:table-cell>
          <table:table-cell office:value-type="float" office:value="662800794" calcext:value-type="float">
            <text:p>662800794</text:p>
          </table:table-cell>
          <table:table-cell table:formula="of:=IF([.C6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22" calcext:value-type="float">
            <text:p>1422</text:p>
          </table:table-cell>
          <table:table-cell office:value-type="float" office:value="664984192" calcext:value-type="float">
            <text:p>664984192</text:p>
          </table:table-cell>
          <table:table-cell table:formula="of:=IF([.C6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4" calcext:value-type="float">
            <text:p>1434</text:p>
          </table:table-cell>
          <table:table-cell office:value-type="float" office:value="665392801" calcext:value-type="float">
            <text:p>665392801</text:p>
          </table:table-cell>
          <table:table-cell table:formula="of:=IF([.C6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666819894" calcext:value-type="float">
            <text:p>666819894</text:p>
          </table:table-cell>
          <table:table-cell table:formula="of:=IF([.C6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8" calcext:value-type="float">
            <text:p>1158</text:p>
          </table:table-cell>
          <table:table-cell office:value-type="float" office:value="666835166" calcext:value-type="float">
            <text:p>666835166</text:p>
          </table:table-cell>
          <table:table-cell table:formula="of:=IF([.C6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16" calcext:value-type="float">
            <text:p>1416</text:p>
          </table:table-cell>
          <table:table-cell office:value-type="float" office:value="667675334" calcext:value-type="float">
            <text:p>667675334</text:p>
          </table:table-cell>
          <table:table-cell table:formula="of:=IF([.C6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6" calcext:value-type="float">
            <text:p>996</text:p>
          </table:table-cell>
          <table:table-cell office:value-type="float" office:value="667717856" calcext:value-type="float">
            <text:p>667717856</text:p>
          </table:table-cell>
          <table:table-cell table:formula="of:=IF([.C6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14" calcext:value-type="float">
            <text:p>1014</text:p>
          </table:table-cell>
          <table:table-cell office:value-type="float" office:value="668202868" calcext:value-type="float">
            <text:p>668202868</text:p>
          </table:table-cell>
          <table:table-cell table:formula="of:=IF([.C6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0" calcext:value-type="float">
            <text:p>1110</text:p>
          </table:table-cell>
          <table:table-cell office:value-type="float" office:value="669314221" calcext:value-type="float">
            <text:p>669314221</text:p>
          </table:table-cell>
          <table:table-cell table:formula="of:=IF([.C6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24" calcext:value-type="float">
            <text:p>1224</text:p>
          </table:table-cell>
          <table:table-cell office:value-type="float" office:value="669439986" calcext:value-type="float">
            <text:p>669439986</text:p>
          </table:table-cell>
          <table:table-cell table:formula="of:=IF([.C6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30" calcext:value-type="float">
            <text:p>1230</text:p>
          </table:table-cell>
          <table:table-cell office:value-type="float" office:value="671269918" calcext:value-type="float">
            <text:p>671269918</text:p>
          </table:table-cell>
          <table:table-cell table:formula="of:=IF([.C6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50" calcext:value-type="float">
            <text:p>1350</text:p>
          </table:table-cell>
          <table:table-cell office:value-type="float" office:value="674529519" calcext:value-type="float">
            <text:p>674529519</text:p>
          </table:table-cell>
          <table:table-cell table:formula="of:=IF([.C6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4" calcext:value-type="float">
            <text:p>1284</text:p>
          </table:table-cell>
          <table:table-cell office:value-type="float" office:value="675222159" calcext:value-type="float">
            <text:p>675222159</text:p>
          </table:table-cell>
          <table:table-cell table:formula="of:=IF([.C6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6" calcext:value-type="float">
            <text:p>996</text:p>
          </table:table-cell>
          <table:table-cell office:value-type="float" office:value="676425666" calcext:value-type="float">
            <text:p>676425666</text:p>
          </table:table-cell>
          <table:table-cell table:formula="of:=IF([.C6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50" calcext:value-type="float">
            <text:p>1350</text:p>
          </table:table-cell>
          <table:table-cell office:value-type="float" office:value="677613442" calcext:value-type="float">
            <text:p>677613442</text:p>
          </table:table-cell>
          <table:table-cell table:formula="of:=IF([.C6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6" calcext:value-type="float">
            <text:p>876</text:p>
          </table:table-cell>
          <table:table-cell office:value-type="float" office:value="679740494" calcext:value-type="float">
            <text:p>679740494</text:p>
          </table:table-cell>
          <table:table-cell table:formula="of:=IF([.C7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66" calcext:value-type="float">
            <text:p>1266</text:p>
          </table:table-cell>
          <table:table-cell office:value-type="float" office:value="681282264" calcext:value-type="float">
            <text:p>681282264</text:p>
          </table:table-cell>
          <table:table-cell table:formula="of:=IF([.C7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0" calcext:value-type="float">
            <text:p>1350</text:p>
          </table:table-cell>
          <table:table-cell office:value-type="float" office:value="681344504" calcext:value-type="float">
            <text:p>681344504</text:p>
          </table:table-cell>
          <table:table-cell table:formula="of:=IF([.C7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82" calcext:value-type="float">
            <text:p>1182</text:p>
          </table:table-cell>
          <table:table-cell office:value-type="float" office:value="682831108" calcext:value-type="float">
            <text:p>682831108</text:p>
          </table:table-cell>
          <table:table-cell table:formula="of:=IF([.C7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4" calcext:value-type="float">
            <text:p>1104</text:p>
          </table:table-cell>
          <table:table-cell office:value-type="float" office:value="684630309" calcext:value-type="float">
            <text:p>684630309</text:p>
          </table:table-cell>
          <table:table-cell table:formula="of:=IF([.C7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2" calcext:value-type="float">
            <text:p>1062</text:p>
          </table:table-cell>
          <table:table-cell office:value-type="float" office:value="685189078" calcext:value-type="float">
            <text:p>685189078</text:p>
          </table:table-cell>
          <table:table-cell table:formula="of:=IF([.C7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46" calcext:value-type="float">
            <text:p>1146</text:p>
          </table:table-cell>
          <table:table-cell office:value-type="float" office:value="686793170" calcext:value-type="float">
            <text:p>686793170</text:p>
          </table:table-cell>
          <table:table-cell table:formula="of:=IF([.C7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16" calcext:value-type="float">
            <text:p>1416</text:p>
          </table:table-cell>
          <table:table-cell office:value-type="float" office:value="687065661" calcext:value-type="float">
            <text:p>687065661</text:p>
          </table:table-cell>
          <table:table-cell table:formula="of:=IF([.C7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22" calcext:value-type="float">
            <text:p>1422</text:p>
          </table:table-cell>
          <table:table-cell office:value-type="float" office:value="688856475" calcext:value-type="float">
            <text:p>688856475</text:p>
          </table:table-cell>
          <table:table-cell table:formula="of:=IF([.C7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16" calcext:value-type="float">
            <text:p>1416</text:p>
          </table:table-cell>
          <table:table-cell office:value-type="float" office:value="695758082" calcext:value-type="float">
            <text:p>695758082</text:p>
          </table:table-cell>
          <table:table-cell table:formula="of:=IF([.C7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office:value-type="float" office:value="696668743" calcext:value-type="float">
            <text:p>696668743</text:p>
          </table:table-cell>
          <table:table-cell table:formula="of:=IF([.C7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80" calcext:value-type="float">
            <text:p>1080</text:p>
          </table:table-cell>
          <table:table-cell office:value-type="float" office:value="698196137" calcext:value-type="float">
            <text:p>698196137</text:p>
          </table:table-cell>
          <table:table-cell table:formula="of:=IF([.C7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24" calcext:value-type="float">
            <text:p>1224</text:p>
          </table:table-cell>
          <table:table-cell office:value-type="float" office:value="698766244" calcext:value-type="float">
            <text:p>698766244</text:p>
          </table:table-cell>
          <table:table-cell table:formula="of:=IF([.C7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8" calcext:value-type="float">
            <text:p>1428</text:p>
          </table:table-cell>
          <table:table-cell office:value-type="float" office:value="698896643" calcext:value-type="float">
            <text:p>698896643</text:p>
          </table:table-cell>
          <table:table-cell table:formula="of:=IF([.C7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22" calcext:value-type="float">
            <text:p>1422</text:p>
          </table:table-cell>
          <table:table-cell office:value-type="float" office:value="700329922" calcext:value-type="float">
            <text:p>700329922</text:p>
          </table:table-cell>
          <table:table-cell table:formula="of:=IF([.C7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06" calcext:value-type="float">
            <text:p>1206</text:p>
          </table:table-cell>
          <table:table-cell office:value-type="float" office:value="702240803" calcext:value-type="float">
            <text:p>702240803</text:p>
          </table:table-cell>
          <table:table-cell table:formula="of:=IF([.C7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66" calcext:value-type="float">
            <text:p>1266</text:p>
          </table:table-cell>
          <table:table-cell office:value-type="float" office:value="702375371" calcext:value-type="float">
            <text:p>702375371</text:p>
          </table:table-cell>
          <table:table-cell table:formula="of:=IF([.C7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30" calcext:value-type="float">
            <text:p>1230</text:p>
          </table:table-cell>
          <table:table-cell office:value-type="float" office:value="702583224" calcext:value-type="float">
            <text:p>702583224</text:p>
          </table:table-cell>
          <table:table-cell table:formula="of:=IF([.C7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8" calcext:value-type="float">
            <text:p>1008</text:p>
          </table:table-cell>
          <table:table-cell office:value-type="float" office:value="704752469" calcext:value-type="float">
            <text:p>704752469</text:p>
          </table:table-cell>
          <table:table-cell table:formula="of:=IF([.C7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04" calcext:value-type="float">
            <text:p>1404</text:p>
          </table:table-cell>
          <table:table-cell office:value-type="float" office:value="705361612" calcext:value-type="float">
            <text:p>705361612</text:p>
          </table:table-cell>
          <table:table-cell table:formula="of:=IF([.C7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86" calcext:value-type="float">
            <text:p>1386</text:p>
          </table:table-cell>
          <table:table-cell office:value-type="float" office:value="705633611" calcext:value-type="float">
            <text:p>705633611</text:p>
          </table:table-cell>
          <table:table-cell table:formula="of:=IF([.C7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62" calcext:value-type="float">
            <text:p>1362</text:p>
          </table:table-cell>
          <table:table-cell office:value-type="float" office:value="705817189" calcext:value-type="float">
            <text:p>705817189</text:p>
          </table:table-cell>
          <table:table-cell table:formula="of:=IF([.C7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90" calcext:value-type="float">
            <text:p>990</text:p>
          </table:table-cell>
          <table:table-cell office:value-type="float" office:value="705898070" calcext:value-type="float">
            <text:p>705898070</text:p>
          </table:table-cell>
          <table:table-cell table:formula="of:=IF([.C7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4" calcext:value-type="float">
            <text:p>1044</text:p>
          </table:table-cell>
          <table:table-cell office:value-type="float" office:value="707198318" calcext:value-type="float">
            <text:p>707198318</text:p>
          </table:table-cell>
          <table:table-cell table:formula="of:=IF([.C7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8" calcext:value-type="float">
            <text:p>1038</text:p>
          </table:table-cell>
          <table:table-cell office:value-type="float" office:value="707341988" calcext:value-type="float">
            <text:p>707341988</text:p>
          </table:table-cell>
          <table:table-cell table:formula="of:=IF([.C7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6" calcext:value-type="float">
            <text:p>1056</text:p>
          </table:table-cell>
          <table:table-cell office:value-type="float" office:value="707463743" calcext:value-type="float">
            <text:p>707463743</text:p>
          </table:table-cell>
          <table:table-cell table:formula="of:=IF([.C7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2" calcext:value-type="float">
            <text:p>1062</text:p>
          </table:table-cell>
          <table:table-cell office:value-type="float" office:value="708403481" calcext:value-type="float">
            <text:p>708403481</text:p>
          </table:table-cell>
          <table:table-cell table:formula="of:=IF([.C7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78" calcext:value-type="float">
            <text:p>1278</text:p>
          </table:table-cell>
          <table:table-cell office:value-type="float" office:value="709516685" calcext:value-type="float">
            <text:p>709516685</text:p>
          </table:table-cell>
          <table:table-cell table:formula="of:=IF([.C7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60" calcext:value-type="float">
            <text:p>1260</text:p>
          </table:table-cell>
          <table:table-cell office:value-type="float" office:value="709783263" calcext:value-type="float">
            <text:p>709783263</text:p>
          </table:table-cell>
          <table:table-cell table:formula="of:=IF([.C7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84" calcext:value-type="float">
            <text:p>984</text:p>
          </table:table-cell>
          <table:table-cell office:value-type="float" office:value="710252840" calcext:value-type="float">
            <text:p>710252840</text:p>
          </table:table-cell>
          <table:table-cell table:formula="of:=IF([.C7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22" calcext:value-type="float">
            <text:p>1422</text:p>
          </table:table-cell>
          <table:table-cell office:value-type="float" office:value="711721594" calcext:value-type="float">
            <text:p>711721594</text:p>
          </table:table-cell>
          <table:table-cell table:formula="of:=IF([.C7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40" calcext:value-type="float">
            <text:p>1140</text:p>
          </table:table-cell>
          <table:table-cell office:value-type="float" office:value="711807736" calcext:value-type="float">
            <text:p>711807736</text:p>
          </table:table-cell>
          <table:table-cell table:formula="of:=IF([.C7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46" calcext:value-type="float">
            <text:p>1146</text:p>
          </table:table-cell>
          <table:table-cell office:value-type="float" office:value="716430459" calcext:value-type="float">
            <text:p>716430459</text:p>
          </table:table-cell>
          <table:table-cell table:formula="of:=IF([.C7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04" calcext:value-type="float">
            <text:p>1404</text:p>
          </table:table-cell>
          <table:table-cell office:value-type="float" office:value="717590330" calcext:value-type="float">
            <text:p>717590330</text:p>
          </table:table-cell>
          <table:table-cell table:formula="of:=IF([.C7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86" calcext:value-type="float">
            <text:p>1386</text:p>
          </table:table-cell>
          <table:table-cell office:value-type="float" office:value="717716374" calcext:value-type="float">
            <text:p>717716374</text:p>
          </table:table-cell>
          <table:table-cell table:formula="of:=IF([.C7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26" calcext:value-type="float">
            <text:p>1326</text:p>
          </table:table-cell>
          <table:table-cell office:value-type="float" office:value="719092709" calcext:value-type="float">
            <text:p>719092709</text:p>
          </table:table-cell>
          <table:table-cell table:formula="of:=IF([.C7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04" calcext:value-type="float">
            <text:p>1404</text:p>
          </table:table-cell>
          <table:table-cell office:value-type="float" office:value="719408396" calcext:value-type="float">
            <text:p>719408396</text:p>
          </table:table-cell>
          <table:table-cell table:formula="of:=IF([.C7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4" calcext:value-type="float">
            <text:p>1284</text:p>
          </table:table-cell>
          <table:table-cell office:value-type="float" office:value="719491811" calcext:value-type="float">
            <text:p>719491811</text:p>
          </table:table-cell>
          <table:table-cell table:formula="of:=IF([.C7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6" calcext:value-type="float">
            <text:p>1086</text:p>
          </table:table-cell>
          <table:table-cell office:value-type="float" office:value="719814380" calcext:value-type="float">
            <text:p>719814380</text:p>
          </table:table-cell>
          <table:table-cell table:formula="of:=IF([.C7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08" calcext:value-type="float">
            <text:p>1308</text:p>
          </table:table-cell>
          <table:table-cell office:value-type="float" office:value="726778932" calcext:value-type="float">
            <text:p>726778932</text:p>
          </table:table-cell>
          <table:table-cell table:formula="of:=IF([.C7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80" calcext:value-type="float">
            <text:p>1080</text:p>
          </table:table-cell>
          <table:table-cell office:value-type="float" office:value="727001071" calcext:value-type="float">
            <text:p>727001071</text:p>
          </table:table-cell>
          <table:table-cell table:formula="of:=IF([.C7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16" calcext:value-type="float">
            <text:p>1416</text:p>
          </table:table-cell>
          <table:table-cell office:value-type="float" office:value="727541654" calcext:value-type="float">
            <text:p>727541654</text:p>
          </table:table-cell>
          <table:table-cell table:formula="of:=IF([.C7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96" calcext:value-type="float">
            <text:p>1296</text:p>
          </table:table-cell>
          <table:table-cell office:value-type="float" office:value="727761174" calcext:value-type="float">
            <text:p>727761174</text:p>
          </table:table-cell>
          <table:table-cell table:formula="of:=IF([.C7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42" calcext:value-type="float">
            <text:p>942</text:p>
          </table:table-cell>
          <table:table-cell office:value-type="float" office:value="729661073" calcext:value-type="float">
            <text:p>729661073</text:p>
          </table:table-cell>
          <table:table-cell table:formula="of:=IF([.C7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22" calcext:value-type="float">
            <text:p>1422</text:p>
          </table:table-cell>
          <table:table-cell office:value-type="float" office:value="730327214" calcext:value-type="float">
            <text:p>730327214</text:p>
          </table:table-cell>
          <table:table-cell table:formula="of:=IF([.C7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66" calcext:value-type="float">
            <text:p>1266</text:p>
          </table:table-cell>
          <table:table-cell office:value-type="float" office:value="730424453" calcext:value-type="float">
            <text:p>730424453</text:p>
          </table:table-cell>
          <table:table-cell table:formula="of:=IF([.C7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8" calcext:value-type="float">
            <text:p>888</text:p>
          </table:table-cell>
          <table:table-cell office:value-type="float" office:value="730859457" calcext:value-type="float">
            <text:p>730859457</text:p>
          </table:table-cell>
          <table:table-cell table:formula="of:=IF([.C7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8" calcext:value-type="float">
            <text:p>1338</text:p>
          </table:table-cell>
          <table:table-cell office:value-type="float" office:value="731295786" calcext:value-type="float">
            <text:p>731295786</text:p>
          </table:table-cell>
          <table:table-cell table:formula="of:=IF([.C7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24" calcext:value-type="float">
            <text:p>1224</text:p>
          </table:table-cell>
          <table:table-cell office:value-type="float" office:value="731547455" calcext:value-type="float">
            <text:p>731547455</text:p>
          </table:table-cell>
          <table:table-cell table:formula="of:=IF([.C7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2" calcext:value-type="float">
            <text:p>1332</text:p>
          </table:table-cell>
          <table:table-cell office:value-type="float" office:value="733007231" calcext:value-type="float">
            <text:p>733007231</text:p>
          </table:table-cell>
          <table:table-cell table:formula="of:=IF([.C7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6" calcext:value-type="float">
            <text:p>876</text:p>
          </table:table-cell>
          <table:table-cell office:value-type="float" office:value="733559533" calcext:value-type="float">
            <text:p>733559533</text:p>
          </table:table-cell>
          <table:table-cell table:formula="of:=IF([.C7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8" calcext:value-type="float">
            <text:p>858</text:p>
          </table:table-cell>
          <table:table-cell office:value-type="float" office:value="735844081" calcext:value-type="float">
            <text:p>735844081</text:p>
          </table:table-cell>
          <table:table-cell table:formula="of:=IF([.C7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8" calcext:value-type="float">
            <text:p>1158</text:p>
          </table:table-cell>
          <table:table-cell office:value-type="float" office:value="736291141" calcext:value-type="float">
            <text:p>736291141</text:p>
          </table:table-cell>
          <table:table-cell table:formula="of:=IF([.C7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0" calcext:value-type="float">
            <text:p>1080</text:p>
          </table:table-cell>
          <table:table-cell office:value-type="float" office:value="736789258" calcext:value-type="float">
            <text:p>736789258</text:p>
          </table:table-cell>
          <table:table-cell table:formula="of:=IF([.C7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88" calcext:value-type="float">
            <text:p>1188</text:p>
          </table:table-cell>
          <table:table-cell office:value-type="float" office:value="738597622" calcext:value-type="float">
            <text:p>738597622</text:p>
          </table:table-cell>
          <table:table-cell table:formula="of:=IF([.C7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84" calcext:value-type="float">
            <text:p>1284</text:p>
          </table:table-cell>
          <table:table-cell office:value-type="float" office:value="739114122" calcext:value-type="float">
            <text:p>739114122</text:p>
          </table:table-cell>
          <table:table-cell table:formula="of:=IF([.C7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6" calcext:value-type="float">
            <text:p>1356</text:p>
          </table:table-cell>
          <table:table-cell office:value-type="float" office:value="739503580" calcext:value-type="float">
            <text:p>739503580</text:p>
          </table:table-cell>
          <table:table-cell table:formula="of:=IF([.C7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2" calcext:value-type="float">
            <text:p>1332</text:p>
          </table:table-cell>
          <table:table-cell office:value-type="float" office:value="739540318" calcext:value-type="float">
            <text:p>739540318</text:p>
          </table:table-cell>
          <table:table-cell table:formula="of:=IF([.C7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28" calcext:value-type="float">
            <text:p>1428</text:p>
          </table:table-cell>
          <table:table-cell office:value-type="float" office:value="739890505" calcext:value-type="float">
            <text:p>739890505</text:p>
          </table:table-cell>
          <table:table-cell table:formula="of:=IF([.C7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06" calcext:value-type="float">
            <text:p>1206</text:p>
          </table:table-cell>
          <table:table-cell office:value-type="float" office:value="740811503" calcext:value-type="float">
            <text:p>740811503</text:p>
          </table:table-cell>
          <table:table-cell table:formula="of:=IF([.C7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16" calcext:value-type="float">
            <text:p>1416</text:p>
          </table:table-cell>
          <table:table-cell office:value-type="float" office:value="742599260" calcext:value-type="float">
            <text:p>742599260</text:p>
          </table:table-cell>
          <table:table-cell table:formula="of:=IF([.C7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24" calcext:value-type="float">
            <text:p>924</text:p>
          </table:table-cell>
          <table:table-cell office:value-type="float" office:value="745285581" calcext:value-type="float">
            <text:p>745285581</text:p>
          </table:table-cell>
          <table:table-cell table:formula="of:=IF([.C7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6" calcext:value-type="float">
            <text:p>996</text:p>
          </table:table-cell>
          <table:table-cell office:value-type="float" office:value="746228530" calcext:value-type="float">
            <text:p>746228530</text:p>
          </table:table-cell>
          <table:table-cell table:formula="of:=IF([.C7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2" calcext:value-type="float">
            <text:p>1092</text:p>
          </table:table-cell>
          <table:table-cell office:value-type="float" office:value="748883955" calcext:value-type="float">
            <text:p>748883955</text:p>
          </table:table-cell>
          <table:table-cell table:formula="of:=IF([.C7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98" calcext:value-type="float">
            <text:p>1398</text:p>
          </table:table-cell>
          <table:table-cell office:value-type="float" office:value="750887914" calcext:value-type="float">
            <text:p>750887914</text:p>
          </table:table-cell>
          <table:table-cell table:formula="of:=IF([.C7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12" calcext:value-type="float">
            <text:p>1212</text:p>
          </table:table-cell>
          <table:table-cell office:value-type="float" office:value="754579111" calcext:value-type="float">
            <text:p>754579111</text:p>
          </table:table-cell>
          <table:table-cell table:formula="of:=IF([.C7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" calcext:value-type="float">
            <text:p>1242</text:p>
          </table:table-cell>
          <table:table-cell office:value-type="float" office:value="755089581" calcext:value-type="float">
            <text:p>755089581</text:p>
          </table:table-cell>
          <table:table-cell table:formula="of:=IF([.C7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14" calcext:value-type="float">
            <text:p>1014</text:p>
          </table:table-cell>
          <table:table-cell office:value-type="float" office:value="756795905" calcext:value-type="float">
            <text:p>756795905</text:p>
          </table:table-cell>
          <table:table-cell table:formula="of:=IF([.C7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74" calcext:value-type="float">
            <text:p>1374</text:p>
          </table:table-cell>
          <table:table-cell office:value-type="float" office:value="758114571" calcext:value-type="float">
            <text:p>758114571</text:p>
          </table:table-cell>
          <table:table-cell table:formula="of:=IF([.C7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4" calcext:value-type="float">
            <text:p>1104</text:p>
          </table:table-cell>
          <table:table-cell office:value-type="float" office:value="758465407" calcext:value-type="float">
            <text:p>758465407</text:p>
          </table:table-cell>
          <table:table-cell table:formula="of:=IF([.C7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10" calcext:value-type="float">
            <text:p>1410</text:p>
          </table:table-cell>
          <table:table-cell office:value-type="float" office:value="759550883" calcext:value-type="float">
            <text:p>759550883</text:p>
          </table:table-cell>
          <table:table-cell table:formula="of:=IF([.C7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78" calcext:value-type="float">
            <text:p>1278</text:p>
          </table:table-cell>
          <table:table-cell office:value-type="float" office:value="761167069" calcext:value-type="float">
            <text:p>761167069</text:p>
          </table:table-cell>
          <table:table-cell table:formula="of:=IF([.C7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74" calcext:value-type="float">
            <text:p>1374</text:p>
          </table:table-cell>
          <table:table-cell office:value-type="float" office:value="761523672" calcext:value-type="float">
            <text:p>761523672</text:p>
          </table:table-cell>
          <table:table-cell table:formula="of:=IF([.C7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50" calcext:value-type="float">
            <text:p>1350</text:p>
          </table:table-cell>
          <table:table-cell office:value-type="float" office:value="761638506" calcext:value-type="float">
            <text:p>761638506</text:p>
          </table:table-cell>
          <table:table-cell table:formula="of:=IF([.C7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8" calcext:value-type="float">
            <text:p>1248</text:p>
          </table:table-cell>
          <table:table-cell office:value-type="float" office:value="762666135" calcext:value-type="float">
            <text:p>762666135</text:p>
          </table:table-cell>
          <table:table-cell table:formula="of:=IF([.C7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00" calcext:value-type="float">
            <text:p>1200</text:p>
          </table:table-cell>
          <table:table-cell office:value-type="float" office:value="762855188" calcext:value-type="float">
            <text:p>762855188</text:p>
          </table:table-cell>
          <table:table-cell table:formula="of:=IF([.C7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52" calcext:value-type="float">
            <text:p>1152</text:p>
          </table:table-cell>
          <table:table-cell office:value-type="float" office:value="763413924" calcext:value-type="float">
            <text:p>763413924</text:p>
          </table:table-cell>
          <table:table-cell table:formula="of:=IF([.C7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72" calcext:value-type="float">
            <text:p>1272</text:p>
          </table:table-cell>
          <table:table-cell office:value-type="float" office:value="764548781" calcext:value-type="float">
            <text:p>764548781</text:p>
          </table:table-cell>
          <table:table-cell table:formula="of:=IF([.C7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16" calcext:value-type="float">
            <text:p>1116</text:p>
          </table:table-cell>
          <table:table-cell office:value-type="float" office:value="764847310" calcext:value-type="float">
            <text:p>764847310</text:p>
          </table:table-cell>
          <table:table-cell table:formula="of:=IF([.C7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34" calcext:value-type="float">
            <text:p>1134</text:p>
          </table:table-cell>
          <table:table-cell office:value-type="float" office:value="768310262" calcext:value-type="float">
            <text:p>768310262</text:p>
          </table:table-cell>
          <table:table-cell table:formula="of:=IF([.C7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54" calcext:value-type="float">
            <text:p>1254</text:p>
          </table:table-cell>
          <table:table-cell office:value-type="float" office:value="768820064" calcext:value-type="float">
            <text:p>768820064</text:p>
          </table:table-cell>
          <table:table-cell table:formula="of:=IF([.C7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72" calcext:value-type="float">
            <text:p>1272</text:p>
          </table:table-cell>
          <table:table-cell office:value-type="float" office:value="768984686" calcext:value-type="float">
            <text:p>768984686</text:p>
          </table:table-cell>
          <table:table-cell table:formula="of:=IF([.C7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72" calcext:value-type="float">
            <text:p>1272</text:p>
          </table:table-cell>
          <table:table-cell office:value-type="float" office:value="769288286" calcext:value-type="float">
            <text:p>769288286</text:p>
          </table:table-cell>
          <table:table-cell table:formula="of:=IF([.C7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50" calcext:value-type="float">
            <text:p>1350</text:p>
          </table:table-cell>
          <table:table-cell office:value-type="float" office:value="770118446" calcext:value-type="float">
            <text:p>770118446</text:p>
          </table:table-cell>
          <table:table-cell table:formula="of:=IF([.C7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2" calcext:value-type="float">
            <text:p>942</text:p>
          </table:table-cell>
          <table:table-cell office:value-type="float" office:value="771410201" calcext:value-type="float">
            <text:p>771410201</text:p>
          </table:table-cell>
          <table:table-cell table:formula="of:=IF([.C7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62" calcext:value-type="float">
            <text:p>1062</text:p>
          </table:table-cell>
          <table:table-cell office:value-type="float" office:value="771554712" calcext:value-type="float">
            <text:p>771554712</text:p>
          </table:table-cell>
          <table:table-cell table:formula="of:=IF([.C7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0" calcext:value-type="float">
            <text:p>1320</text:p>
          </table:table-cell>
          <table:table-cell office:value-type="float" office:value="774487281" calcext:value-type="float">
            <text:p>774487281</text:p>
          </table:table-cell>
          <table:table-cell table:formula="of:=IF([.C7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4" calcext:value-type="float">
            <text:p>1044</text:p>
          </table:table-cell>
          <table:table-cell office:value-type="float" office:value="774522481" calcext:value-type="float">
            <text:p>774522481</text:p>
          </table:table-cell>
          <table:table-cell table:formula="of:=IF([.C7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60" calcext:value-type="float">
            <text:p>1260</text:p>
          </table:table-cell>
          <table:table-cell office:value-type="float" office:value="774982576" calcext:value-type="float">
            <text:p>774982576</text:p>
          </table:table-cell>
          <table:table-cell table:formula="of:=IF([.C7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22" calcext:value-type="float">
            <text:p>1122</text:p>
          </table:table-cell>
          <table:table-cell office:value-type="float" office:value="775712213" calcext:value-type="float">
            <text:p>775712213</text:p>
          </table:table-cell>
          <table:table-cell table:formula="of:=IF([.C7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96" calcext:value-type="float">
            <text:p>1296</text:p>
          </table:table-cell>
          <table:table-cell office:value-type="float" office:value="776168983" calcext:value-type="float">
            <text:p>776168983</text:p>
          </table:table-cell>
          <table:table-cell table:formula="of:=IF([.C7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44" calcext:value-type="float">
            <text:p>1044</text:p>
          </table:table-cell>
          <table:table-cell office:value-type="float" office:value="776965576" calcext:value-type="float">
            <text:p>776965576</text:p>
          </table:table-cell>
          <table:table-cell table:formula="of:=IF([.C7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68" calcext:value-type="float">
            <text:p>1368</text:p>
          </table:table-cell>
          <table:table-cell office:value-type="float" office:value="777147961" calcext:value-type="float">
            <text:p>777147961</text:p>
          </table:table-cell>
          <table:table-cell table:formula="of:=IF([.C7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320</text:p>
          </table:table-cell>
          <table:table-cell office:value-type="float" office:value="777513533" calcext:value-type="float">
            <text:p>777513533</text:p>
          </table:table-cell>
          <table:table-cell table:formula="of:=IF([.C7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96" calcext:value-type="float">
            <text:p>1296</text:p>
          </table:table-cell>
          <table:table-cell office:value-type="float" office:value="777926147" calcext:value-type="float">
            <text:p>777926147</text:p>
          </table:table-cell>
          <table:table-cell table:formula="of:=IF([.C7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0" calcext:value-type="float">
            <text:p>1140</text:p>
          </table:table-cell>
          <table:table-cell office:value-type="float" office:value="778235244" calcext:value-type="float">
            <text:p>778235244</text:p>
          </table:table-cell>
          <table:table-cell table:formula="of:=IF([.C7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" calcext:value-type="float">
            <text:p>1332</text:p>
          </table:table-cell>
          <table:table-cell office:value-type="float" office:value="782784725" calcext:value-type="float">
            <text:p>782784725</text:p>
          </table:table-cell>
          <table:table-cell table:formula="of:=IF([.C7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783032538" calcext:value-type="float">
            <text:p>783032538</text:p>
          </table:table-cell>
          <table:table-cell table:formula="of:=IF([.C7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2" calcext:value-type="float">
            <text:p>1242</text:p>
          </table:table-cell>
          <table:table-cell office:value-type="float" office:value="783966411" calcext:value-type="float">
            <text:p>783966411</text:p>
          </table:table-cell>
          <table:table-cell table:formula="of:=IF([.C7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44" calcext:value-type="float">
            <text:p>1344</text:p>
          </table:table-cell>
          <table:table-cell office:value-type="float" office:value="784514192" calcext:value-type="float">
            <text:p>784514192</text:p>
          </table:table-cell>
          <table:table-cell table:formula="of:=IF([.C7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80" calcext:value-type="float">
            <text:p>1380</text:p>
          </table:table-cell>
          <table:table-cell office:value-type="float" office:value="785483634" calcext:value-type="float">
            <text:p>785483634</text:p>
          </table:table-cell>
          <table:table-cell table:formula="of:=IF([.C8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68" calcext:value-type="float">
            <text:p>1368</text:p>
          </table:table-cell>
          <table:table-cell office:value-type="float" office:value="785624237" calcext:value-type="float">
            <text:p>785624237</text:p>
          </table:table-cell>
          <table:table-cell table:formula="of:=IF([.C8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10" calcext:value-type="float">
            <text:p>1410</text:p>
          </table:table-cell>
          <table:table-cell office:value-type="float" office:value="785722923" calcext:value-type="float">
            <text:p>785722923</text:p>
          </table:table-cell>
          <table:table-cell table:formula="of:=IF([.C8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10" calcext:value-type="float">
            <text:p>1110</text:p>
          </table:table-cell>
          <table:table-cell office:value-type="float" office:value="786985722" calcext:value-type="float">
            <text:p>786985722</text:p>
          </table:table-cell>
          <table:table-cell table:formula="of:=IF([.C8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6" calcext:value-type="float">
            <text:p>1026</text:p>
          </table:table-cell>
          <table:table-cell office:value-type="float" office:value="788921194" calcext:value-type="float">
            <text:p>788921194</text:p>
          </table:table-cell>
          <table:table-cell table:formula="of:=IF([.C8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26" calcext:value-type="float">
            <text:p>1326</text:p>
          </table:table-cell>
          <table:table-cell office:value-type="float" office:value="789305161" calcext:value-type="float">
            <text:p>789305161</text:p>
          </table:table-cell>
          <table:table-cell table:formula="of:=IF([.C8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58" calcext:value-type="float">
            <text:p>1158</text:p>
          </table:table-cell>
          <table:table-cell office:value-type="float" office:value="795592659" calcext:value-type="float">
            <text:p>795592659</text:p>
          </table:table-cell>
          <table:table-cell table:formula="of:=IF([.C8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28" calcext:value-type="float">
            <text:p>1428</text:p>
          </table:table-cell>
          <table:table-cell office:value-type="float" office:value="796644386" calcext:value-type="float">
            <text:p>796644386</text:p>
          </table:table-cell>
          <table:table-cell table:formula="of:=IF([.C8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42" calcext:value-type="float">
            <text:p>1242</text:p>
          </table:table-cell>
          <table:table-cell office:value-type="float" office:value="797208091" calcext:value-type="float">
            <text:p>797208091</text:p>
          </table:table-cell>
          <table:table-cell table:formula="of:=IF([.C8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0" calcext:value-type="float">
            <text:p>1050</text:p>
          </table:table-cell>
          <table:table-cell office:value-type="float" office:value="798568110" calcext:value-type="float">
            <text:p>798568110</text:p>
          </table:table-cell>
          <table:table-cell table:formula="of:=IF([.C8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8" calcext:value-type="float">
            <text:p>1038</text:p>
          </table:table-cell>
          <table:table-cell office:value-type="float" office:value="799358018" calcext:value-type="float">
            <text:p>799358018</text:p>
          </table:table-cell>
          <table:table-cell table:formula="of:=IF([.C8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4" calcext:value-type="float">
            <text:p>1434</text:p>
          </table:table-cell>
          <table:table-cell office:value-type="float" office:value="800184191" calcext:value-type="float">
            <text:p>800184191</text:p>
          </table:table-cell>
          <table:table-cell table:formula="of:=IF([.C8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40" calcext:value-type="float">
            <text:p>1140</text:p>
          </table:table-cell>
          <table:table-cell office:value-type="float" office:value="800617103" calcext:value-type="float">
            <text:p>800617103</text:p>
          </table:table-cell>
          <table:table-cell table:formula="of:=IF([.C8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96" calcext:value-type="float">
            <text:p>1296</text:p>
          </table:table-cell>
          <table:table-cell office:value-type="float" office:value="801353455" calcext:value-type="float">
            <text:p>801353455</text:p>
          </table:table-cell>
          <table:table-cell table:formula="of:=IF([.C8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54" calcext:value-type="float">
            <text:p>1254</text:p>
          </table:table-cell>
          <table:table-cell office:value-type="float" office:value="801364699" calcext:value-type="float">
            <text:p>801364699</text:p>
          </table:table-cell>
          <table:table-cell table:formula="of:=IF([.C8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04" calcext:value-type="float">
            <text:p>1104</text:p>
          </table:table-cell>
          <table:table-cell office:value-type="float" office:value="803889933" calcext:value-type="float">
            <text:p>803889933</text:p>
          </table:table-cell>
          <table:table-cell table:formula="of:=IF([.C8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02" calcext:value-type="float">
            <text:p>1302</text:p>
          </table:table-cell>
          <table:table-cell office:value-type="float" office:value="803974722" calcext:value-type="float">
            <text:p>803974722</text:p>
          </table:table-cell>
          <table:table-cell table:formula="of:=IF([.C8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16" calcext:value-type="float">
            <text:p>1116</text:p>
          </table:table-cell>
          <table:table-cell office:value-type="float" office:value="806125546" calcext:value-type="float">
            <text:p>806125546</text:p>
          </table:table-cell>
          <table:table-cell table:formula="of:=IF([.C8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08" calcext:value-type="float">
            <text:p>1308</text:p>
          </table:table-cell>
          <table:table-cell office:value-type="float" office:value="806911312" calcext:value-type="float">
            <text:p>806911312</text:p>
          </table:table-cell>
          <table:table-cell table:formula="of:=IF([.C8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4" calcext:value-type="float">
            <text:p>1374</text:p>
          </table:table-cell>
          <table:table-cell office:value-type="float" office:value="807297315" calcext:value-type="float">
            <text:p>807297315</text:p>
          </table:table-cell>
          <table:table-cell table:formula="of:=IF([.C8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4" calcext:value-type="float">
            <text:p>1314</text:p>
          </table:table-cell>
          <table:table-cell office:value-type="float" office:value="807663066" calcext:value-type="float">
            <text:p>807663066</text:p>
          </table:table-cell>
          <table:table-cell table:formula="of:=IF([.C8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34" calcext:value-type="float">
            <text:p>1434</text:p>
          </table:table-cell>
          <table:table-cell office:value-type="float" office:value="807836999" calcext:value-type="float">
            <text:p>807836999</text:p>
          </table:table-cell>
          <table:table-cell table:formula="of:=IF([.C8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56" calcext:value-type="float">
            <text:p>1356</text:p>
          </table:table-cell>
          <table:table-cell office:value-type="float" office:value="808310004" calcext:value-type="float">
            <text:p>808310004</text:p>
          </table:table-cell>
          <table:table-cell table:formula="of:=IF([.C8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4" calcext:value-type="float">
            <text:p>1254</text:p>
          </table:table-cell>
          <table:table-cell office:value-type="float" office:value="812682240" calcext:value-type="float">
            <text:p>812682240</text:p>
          </table:table-cell>
          <table:table-cell table:formula="of:=IF([.C8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32" calcext:value-type="float">
            <text:p>1332</text:p>
          </table:table-cell>
          <table:table-cell office:value-type="float" office:value="813385343" calcext:value-type="float">
            <text:p>813385343</text:p>
          </table:table-cell>
          <table:table-cell table:formula="of:=IF([.C8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38" calcext:value-type="float">
            <text:p>1338</text:p>
          </table:table-cell>
          <table:table-cell office:value-type="float" office:value="813557150" calcext:value-type="float">
            <text:p>813557150</text:p>
          </table:table-cell>
          <table:table-cell table:formula="of:=IF([.C8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04" calcext:value-type="float">
            <text:p>1104</text:p>
          </table:table-cell>
          <table:table-cell office:value-type="float" office:value="814265636" calcext:value-type="float">
            <text:p>814265636</text:p>
          </table:table-cell>
          <table:table-cell table:formula="of:=IF([.C8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92" calcext:value-type="float">
            <text:p>1392</text:p>
          </table:table-cell>
          <table:table-cell office:value-type="float" office:value="814952274" calcext:value-type="float">
            <text:p>814952274</text:p>
          </table:table-cell>
          <table:table-cell table:formula="of:=IF([.C8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2" calcext:value-type="float">
            <text:p>972</text:p>
          </table:table-cell>
          <table:table-cell office:value-type="float" office:value="815415912" calcext:value-type="float">
            <text:p>815415912</text:p>
          </table:table-cell>
          <table:table-cell table:formula="of:=IF([.C8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8" calcext:value-type="float">
            <text:p>1128</text:p>
          </table:table-cell>
          <table:table-cell office:value-type="float" office:value="817883282" calcext:value-type="float">
            <text:p>817883282</text:p>
          </table:table-cell>
          <table:table-cell table:formula="of:=IF([.C8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52" calcext:value-type="float">
            <text:p>1152</text:p>
          </table:table-cell>
          <table:table-cell office:value-type="float" office:value="819261738" calcext:value-type="float">
            <text:p>819261738</text:p>
          </table:table-cell>
          <table:table-cell table:formula="of:=IF([.C8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22" calcext:value-type="float">
            <text:p>1422</text:p>
          </table:table-cell>
          <table:table-cell office:value-type="float" office:value="821126235" calcext:value-type="float">
            <text:p>821126235</text:p>
          </table:table-cell>
          <table:table-cell table:formula="of:=IF([.C8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24" calcext:value-type="float">
            <text:p>1224</text:p>
          </table:table-cell>
          <table:table-cell office:value-type="float" office:value="821622370" calcext:value-type="float">
            <text:p>821622370</text:p>
          </table:table-cell>
          <table:table-cell table:formula="of:=IF([.C8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14" calcext:value-type="float">
            <text:p>1314</text:p>
          </table:table-cell>
          <table:table-cell office:value-type="float" office:value="821924107" calcext:value-type="float">
            <text:p>821924107</text:p>
          </table:table-cell>
          <table:table-cell table:formula="of:=IF([.C8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4" calcext:value-type="float">
            <text:p>1044</text:p>
          </table:table-cell>
          <table:table-cell office:value-type="float" office:value="823660030" calcext:value-type="float">
            <text:p>823660030</text:p>
          </table:table-cell>
          <table:table-cell table:formula="of:=IF([.C8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86" calcext:value-type="float">
            <text:p>1386</text:p>
          </table:table-cell>
          <table:table-cell office:value-type="float" office:value="826712334" calcext:value-type="float">
            <text:p>826712334</text:p>
          </table:table-cell>
          <table:table-cell table:formula="of:=IF([.C8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62" calcext:value-type="float">
            <text:p>1362</text:p>
          </table:table-cell>
          <table:table-cell office:value-type="float" office:value="828837327" calcext:value-type="float">
            <text:p>828837327</text:p>
          </table:table-cell>
          <table:table-cell table:formula="of:=IF([.C8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18" calcext:value-type="float">
            <text:p>1218</text:p>
          </table:table-cell>
          <table:table-cell office:value-type="float" office:value="829358393" calcext:value-type="float">
            <text:p>829358393</text:p>
          </table:table-cell>
          <table:table-cell table:formula="of:=IF([.C8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84" calcext:value-type="float">
            <text:p>1284</text:p>
          </table:table-cell>
          <table:table-cell office:value-type="float" office:value="829534415" calcext:value-type="float">
            <text:p>829534415</text:p>
          </table:table-cell>
          <table:table-cell table:formula="of:=IF([.C8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28" calcext:value-type="float">
            <text:p>1428</text:p>
          </table:table-cell>
          <table:table-cell office:value-type="float" office:value="829586616" calcext:value-type="float">
            <text:p>829586616</text:p>
          </table:table-cell>
          <table:table-cell table:formula="of:=IF([.C8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4" calcext:value-type="float">
            <text:p>1344</text:p>
          </table:table-cell>
          <table:table-cell office:value-type="float" office:value="829728896" calcext:value-type="float">
            <text:p>829728896</text:p>
          </table:table-cell>
          <table:table-cell table:formula="of:=IF([.C8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" calcext:value-type="float">
            <text:p>1410</text:p>
          </table:table-cell>
          <table:table-cell office:value-type="float" office:value="830330404" calcext:value-type="float">
            <text:p>830330404</text:p>
          </table:table-cell>
          <table:table-cell table:formula="of:=IF([.C8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8" calcext:value-type="float">
            <text:p>1248</text:p>
          </table:table-cell>
          <table:table-cell office:value-type="float" office:value="830394421" calcext:value-type="float">
            <text:p>830394421</text:p>
          </table:table-cell>
          <table:table-cell table:formula="of:=IF([.C8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2" calcext:value-type="float">
            <text:p>1272</text:p>
          </table:table-cell>
          <table:table-cell office:value-type="float" office:value="831866221" calcext:value-type="float">
            <text:p>831866221</text:p>
          </table:table-cell>
          <table:table-cell table:formula="of:=IF([.C8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46" calcext:value-type="float">
            <text:p>1146</text:p>
          </table:table-cell>
          <table:table-cell office:value-type="float" office:value="832040335" calcext:value-type="float">
            <text:p>832040335</text:p>
          </table:table-cell>
          <table:table-cell table:formula="of:=IF([.C8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08" calcext:value-type="float">
            <text:p>1308</text:p>
          </table:table-cell>
          <table:table-cell office:value-type="float" office:value="833289455" calcext:value-type="float">
            <text:p>833289455</text:p>
          </table:table-cell>
          <table:table-cell table:formula="of:=IF([.C8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28" calcext:value-type="float">
            <text:p>1428</text:p>
          </table:table-cell>
          <table:table-cell office:value-type="float" office:value="833571685" calcext:value-type="float">
            <text:p>833571685</text:p>
          </table:table-cell>
          <table:table-cell table:formula="of:=IF([.C8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38" calcext:value-type="float">
            <text:p>1038</text:p>
          </table:table-cell>
          <table:table-cell office:value-type="float" office:value="834465849" calcext:value-type="float">
            <text:p>834465849</text:p>
          </table:table-cell>
          <table:table-cell table:formula="of:=IF([.C8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6" calcext:value-type="float">
            <text:p>1386</text:p>
          </table:table-cell>
          <table:table-cell office:value-type="float" office:value="839925394" calcext:value-type="float">
            <text:p>839925394</text:p>
          </table:table-cell>
          <table:table-cell table:formula="of:=IF([.C8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30" calcext:value-type="float">
            <text:p>1230</text:p>
          </table:table-cell>
          <table:table-cell office:value-type="float" office:value="841583731" calcext:value-type="float">
            <text:p>841583731</text:p>
          </table:table-cell>
          <table:table-cell table:formula="of:=IF([.C8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02" calcext:value-type="float">
            <text:p>1302</text:p>
          </table:table-cell>
          <table:table-cell office:value-type="float" office:value="842351878" calcext:value-type="float">
            <text:p>842351878</text:p>
          </table:table-cell>
          <table:table-cell table:formula="of:=IF([.C8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4" calcext:value-type="float">
            <text:p>1284</text:p>
          </table:table-cell>
          <table:table-cell office:value-type="float" office:value="843993827" calcext:value-type="float">
            <text:p>843993827</text:p>
          </table:table-cell>
          <table:table-cell table:formula="of:=IF([.C8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4" calcext:value-type="float">
            <text:p>1074</text:p>
          </table:table-cell>
          <table:table-cell office:value-type="float" office:value="844802226" calcext:value-type="float">
            <text:p>844802226</text:p>
          </table:table-cell>
          <table:table-cell table:formula="of:=IF([.C8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76" calcext:value-type="float">
            <text:p>1176</text:p>
          </table:table-cell>
          <table:table-cell office:value-type="float" office:value="845299739" calcext:value-type="float">
            <text:p>845299739</text:p>
          </table:table-cell>
          <table:table-cell table:formula="of:=IF([.C8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2" calcext:value-type="float">
            <text:p>1392</text:p>
          </table:table-cell>
          <table:table-cell office:value-type="float" office:value="847329355" calcext:value-type="float">
            <text:p>847329355</text:p>
          </table:table-cell>
          <table:table-cell table:formula="of:=IF([.C8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8" calcext:value-type="float">
            <text:p>1248</text:p>
          </table:table-cell>
          <table:table-cell office:value-type="float" office:value="847942339" calcext:value-type="float">
            <text:p>847942339</text:p>
          </table:table-cell>
          <table:table-cell table:formula="of:=IF([.C8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74" calcext:value-type="float">
            <text:p>1374</text:p>
          </table:table-cell>
          <table:table-cell office:value-type="float" office:value="848498023" calcext:value-type="float">
            <text:p>848498023</text:p>
          </table:table-cell>
          <table:table-cell table:formula="of:=IF([.C8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10" calcext:value-type="float">
            <text:p>1110</text:p>
          </table:table-cell>
          <table:table-cell office:value-type="float" office:value="850042377" calcext:value-type="float">
            <text:p>850042377</text:p>
          </table:table-cell>
          <table:table-cell table:formula="of:=IF([.C8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26" calcext:value-type="float">
            <text:p>1326</text:p>
          </table:table-cell>
          <table:table-cell office:value-type="float" office:value="850535183" calcext:value-type="float">
            <text:p>850535183</text:p>
          </table:table-cell>
          <table:table-cell table:formula="of:=IF([.C8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68" calcext:value-type="float">
            <text:p>1368</text:p>
          </table:table-cell>
          <table:table-cell office:value-type="float" office:value="850604193" calcext:value-type="float">
            <text:p>850604193</text:p>
          </table:table-cell>
          <table:table-cell table:formula="of:=IF([.C8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850767462" calcext:value-type="float">
            <text:p>850767462</text:p>
          </table:table-cell>
          <table:table-cell table:formula="of:=IF([.C8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0" calcext:value-type="float">
            <text:p>990</text:p>
          </table:table-cell>
          <table:table-cell office:value-type="float" office:value="850907353" calcext:value-type="float">
            <text:p>850907353</text:p>
          </table:table-cell>
          <table:table-cell table:formula="of:=IF([.C8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84" calcext:value-type="float">
            <text:p>1284</text:p>
          </table:table-cell>
          <table:table-cell office:value-type="float" office:value="851386630" calcext:value-type="float">
            <text:p>851386630</text:p>
          </table:table-cell>
          <table:table-cell table:formula="of:=IF([.C8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2" calcext:value-type="float">
            <text:p>1212</text:p>
          </table:table-cell>
          <table:table-cell office:value-type="float" office:value="854611555" calcext:value-type="float">
            <text:p>854611555</text:p>
          </table:table-cell>
          <table:table-cell table:formula="of:=IF([.C8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10" calcext:value-type="float">
            <text:p>1410</text:p>
          </table:table-cell>
          <table:table-cell office:value-type="float" office:value="855990812" calcext:value-type="float">
            <text:p>855990812</text:p>
          </table:table-cell>
          <table:table-cell table:formula="of:=IF([.C8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74" calcext:value-type="float">
            <text:p>1074</text:p>
          </table:table-cell>
          <table:table-cell office:value-type="float" office:value="856586953" calcext:value-type="float">
            <text:p>856586953</text:p>
          </table:table-cell>
          <table:table-cell table:formula="of:=IF([.C8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 office:value-type="float" office:value="856851150" calcext:value-type="float">
            <text:p>856851150</text:p>
          </table:table-cell>
          <table:table-cell table:formula="of:=IF([.C8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04" calcext:value-type="float">
            <text:p>1404</text:p>
          </table:table-cell>
          <table:table-cell office:value-type="float" office:value="858216521" calcext:value-type="float">
            <text:p>858216521</text:p>
          </table:table-cell>
          <table:table-cell table:formula="of:=IF([.C8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36" calcext:value-type="float">
            <text:p>1236</text:p>
          </table:table-cell>
          <table:table-cell office:value-type="float" office:value="860717837" calcext:value-type="float">
            <text:p>860717837</text:p>
          </table:table-cell>
          <table:table-cell table:formula="of:=IF([.C8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14" calcext:value-type="float">
            <text:p>1314</text:p>
          </table:table-cell>
          <table:table-cell office:value-type="float" office:value="863266823" calcext:value-type="float">
            <text:p>863266823</text:p>
          </table:table-cell>
          <table:table-cell table:formula="of:=IF([.C8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4" calcext:value-type="float">
            <text:p>1044</text:p>
          </table:table-cell>
          <table:table-cell office:value-type="float" office:value="863416793" calcext:value-type="float">
            <text:p>863416793</text:p>
          </table:table-cell>
          <table:table-cell table:formula="of:=IF([.C8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04" calcext:value-type="float">
            <text:p>1404</text:p>
          </table:table-cell>
          <table:table-cell office:value-type="float" office:value="864548303" calcext:value-type="float">
            <text:p>864548303</text:p>
          </table:table-cell>
          <table:table-cell table:formula="of:=IF([.C8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2" calcext:value-type="float">
            <text:p>1332</text:p>
          </table:table-cell>
          <table:table-cell office:value-type="float" office:value="864878404" calcext:value-type="float">
            <text:p>864878404</text:p>
          </table:table-cell>
          <table:table-cell table:formula="of:=IF([.C8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70" calcext:value-type="float">
            <text:p>1170</text:p>
          </table:table-cell>
          <table:table-cell office:value-type="float" office:value="865639207" calcext:value-type="float">
            <text:p>865639207</text:p>
          </table:table-cell>
          <table:table-cell table:formula="of:=IF([.C8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60" calcext:value-type="float">
            <text:p>1260</text:p>
          </table:table-cell>
          <table:table-cell office:value-type="float" office:value="866623983" calcext:value-type="float">
            <text:p>866623983</text:p>
          </table:table-cell>
          <table:table-cell table:formula="of:=IF([.C8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0" calcext:value-type="float">
            <text:p>1230</text:p>
          </table:table-cell>
          <table:table-cell office:value-type="float" office:value="868835438" calcext:value-type="float">
            <text:p>868835438</text:p>
          </table:table-cell>
          <table:table-cell table:formula="of:=IF([.C8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80" calcext:value-type="float">
            <text:p>1380</text:p>
          </table:table-cell>
          <table:table-cell office:value-type="float" office:value="869377443" calcext:value-type="float">
            <text:p>869377443</text:p>
          </table:table-cell>
          <table:table-cell table:formula="of:=IF([.C8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68" calcext:value-type="float">
            <text:p>1368</text:p>
          </table:table-cell>
          <table:table-cell office:value-type="float" office:value="870203507" calcext:value-type="float">
            <text:p>870203507</text:p>
          </table:table-cell>
          <table:table-cell table:formula="of:=IF([.C8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office:value-type="float" office:value="871017178" calcext:value-type="float">
            <text:p>871017178</text:p>
          </table:table-cell>
          <table:table-cell table:formula="of:=IF([.C8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80" calcext:value-type="float">
            <text:p>1380</text:p>
          </table:table-cell>
          <table:table-cell office:value-type="float" office:value="872682209" calcext:value-type="float">
            <text:p>872682209</text:p>
          </table:table-cell>
          <table:table-cell table:formula="of:=IF([.C8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76" calcext:value-type="float">
            <text:p>1176</text:p>
          </table:table-cell>
          <table:table-cell office:value-type="float" office:value="872716991" calcext:value-type="float">
            <text:p>872716991</text:p>
          </table:table-cell>
          <table:table-cell table:formula="of:=IF([.C8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26" calcext:value-type="float">
            <text:p>1326</text:p>
          </table:table-cell>
          <table:table-cell office:value-type="float" office:value="873593019" calcext:value-type="float">
            <text:p>873593019</text:p>
          </table:table-cell>
          <table:table-cell table:formula="of:=IF([.C8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54" calcext:value-type="float">
            <text:p>1254</text:p>
          </table:table-cell>
          <table:table-cell office:value-type="float" office:value="873869723" calcext:value-type="float">
            <text:p>873869723</text:p>
          </table:table-cell>
          <table:table-cell table:formula="of:=IF([.C8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office:value-type="float" office:value="876925371" calcext:value-type="float">
            <text:p>876925371</text:p>
          </table:table-cell>
          <table:table-cell table:formula="of:=IF([.C8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62" calcext:value-type="float">
            <text:p>1362</text:p>
          </table:table-cell>
          <table:table-cell office:value-type="float" office:value="877011133" calcext:value-type="float">
            <text:p>877011133</text:p>
          </table:table-cell>
          <table:table-cell table:formula="of:=IF([.C8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office:value-type="float" office:value="877533408" calcext:value-type="float">
            <text:p>877533408</text:p>
          </table:table-cell>
          <table:table-cell table:formula="of:=IF([.C8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18" calcext:value-type="float">
            <text:p>1218</text:p>
          </table:table-cell>
          <table:table-cell office:value-type="float" office:value="878432677" calcext:value-type="float">
            <text:p>878432677</text:p>
          </table:table-cell>
          <table:table-cell table:formula="of:=IF([.C8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68" calcext:value-type="float">
            <text:p>1368</text:p>
          </table:table-cell>
          <table:table-cell office:value-type="float" office:value="882647199" calcext:value-type="float">
            <text:p>882647199</text:p>
          </table:table-cell>
          <table:table-cell table:formula="of:=IF([.C8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20" calcext:value-type="float">
            <text:p>1320</text:p>
          </table:table-cell>
          <table:table-cell office:value-type="float" office:value="883298671" calcext:value-type="float">
            <text:p>883298671</text:p>
          </table:table-cell>
          <table:table-cell table:formula="of:=IF([.C8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22" calcext:value-type="float">
            <text:p>1422</text:p>
          </table:table-cell>
          <table:table-cell office:value-type="float" office:value="883732588" calcext:value-type="float">
            <text:p>883732588</text:p>
          </table:table-cell>
          <table:table-cell table:formula="of:=IF([.C8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04" calcext:value-type="float">
            <text:p>1404</text:p>
          </table:table-cell>
          <table:table-cell office:value-type="float" office:value="883778629" calcext:value-type="float">
            <text:p>883778629</text:p>
          </table:table-cell>
          <table:table-cell table:formula="of:=IF([.C8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" calcext:value-type="float">
            <text:p>1032</text:p>
          </table:table-cell>
          <table:table-cell office:value-type="float" office:value="883837923" calcext:value-type="float">
            <text:p>883837923</text:p>
          </table:table-cell>
          <table:table-cell table:formula="of:=IF([.C8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74" calcext:value-type="float">
            <text:p>1374</text:p>
          </table:table-cell>
          <table:table-cell office:value-type="float" office:value="884221203" calcext:value-type="float">
            <text:p>884221203</text:p>
          </table:table-cell>
          <table:table-cell table:formula="of:=IF([.C8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38" calcext:value-type="float">
            <text:p>1338</text:p>
          </table:table-cell>
          <table:table-cell office:value-type="float" office:value="884660599" calcext:value-type="float">
            <text:p>884660599</text:p>
          </table:table-cell>
          <table:table-cell table:formula="of:=IF([.C8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84" calcext:value-type="float">
            <text:p>1284</text:p>
          </table:table-cell>
          <table:table-cell office:value-type="float" office:value="885403233" calcext:value-type="float">
            <text:p>885403233</text:p>
          </table:table-cell>
          <table:table-cell table:formula="of:=IF([.C8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92" calcext:value-type="float">
            <text:p>1392</text:p>
          </table:table-cell>
          <table:table-cell office:value-type="float" office:value="886414093" calcext:value-type="float">
            <text:p>886414093</text:p>
          </table:table-cell>
          <table:table-cell table:formula="of:=IF([.C8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" calcext:value-type="float">
            <text:p>780</text:p>
          </table:table-cell>
          <table:table-cell office:value-type="float" office:value="886801139" calcext:value-type="float">
            <text:p>886801139</text:p>
          </table:table-cell>
          <table:table-cell table:formula="of:=IF([.C8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20" calcext:value-type="float">
            <text:p>1320</text:p>
          </table:table-cell>
          <table:table-cell office:value-type="float" office:value="888034248" calcext:value-type="float">
            <text:p>888034248</text:p>
          </table:table-cell>
          <table:table-cell table:formula="of:=IF([.C8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52" calcext:value-type="float">
            <text:p>1152</text:p>
          </table:table-cell>
          <table:table-cell office:value-type="float" office:value="888354794" calcext:value-type="float">
            <text:p>888354794</text:p>
          </table:table-cell>
          <table:table-cell table:formula="of:=IF([.C8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0" calcext:value-type="float">
            <text:p>1320</text:p>
          </table:table-cell>
          <table:table-cell office:value-type="float" office:value="888967498" calcext:value-type="float">
            <text:p>888967498</text:p>
          </table:table-cell>
          <table:table-cell table:formula="of:=IF([.C8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80" calcext:value-type="float">
            <text:p>1080</text:p>
          </table:table-cell>
          <table:table-cell office:value-type="float" office:value="890055681" calcext:value-type="float">
            <text:p>890055681</text:p>
          </table:table-cell>
          <table:table-cell table:formula="of:=IF([.C90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60" calcext:value-type="float">
            <text:p>1260</text:p>
          </table:table-cell>
          <table:table-cell office:value-type="float" office:value="892311849" calcext:value-type="float">
            <text:p>892311849</text:p>
          </table:table-cell>
          <table:table-cell table:formula="of:=IF([.C90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18" calcext:value-type="float">
            <text:p>1218</text:p>
          </table:table-cell>
          <table:table-cell office:value-type="float" office:value="893060376" calcext:value-type="float">
            <text:p>893060376</text:p>
          </table:table-cell>
          <table:table-cell table:formula="of:=IF([.C90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6" calcext:value-type="float">
            <text:p>1026</text:p>
          </table:table-cell>
          <table:table-cell office:value-type="float" office:value="893335038" calcext:value-type="float">
            <text:p>893335038</text:p>
          </table:table-cell>
          <table:table-cell table:formula="of:=IF([.C90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92" calcext:value-type="float">
            <text:p>1392</text:p>
          </table:table-cell>
          <table:table-cell office:value-type="float" office:value="893973495" calcext:value-type="float">
            <text:p>893973495</text:p>
          </table:table-cell>
          <table:table-cell table:formula="of:=IF([.C90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96" calcext:value-type="float">
            <text:p>1296</text:p>
          </table:table-cell>
          <table:table-cell office:value-type="float" office:value="895884894" calcext:value-type="float">
            <text:p>895884894</text:p>
          </table:table-cell>
          <table:table-cell table:formula="of:=IF([.C90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6" calcext:value-type="float">
            <text:p>996</text:p>
          </table:table-cell>
          <table:table-cell office:value-type="float" office:value="896616646" calcext:value-type="float">
            <text:p>896616646</text:p>
          </table:table-cell>
          <table:table-cell table:formula="of:=IF([.C90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34" calcext:value-type="float">
            <text:p>1434</text:p>
          </table:table-cell>
          <table:table-cell office:value-type="float" office:value="896734669" calcext:value-type="float">
            <text:p>896734669</text:p>
          </table:table-cell>
          <table:table-cell table:formula="of:=IF([.C90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76" calcext:value-type="float">
            <text:p>876</text:p>
          </table:table-cell>
          <table:table-cell office:value-type="float" office:value="906463433" calcext:value-type="float">
            <text:p>906463433</text:p>
          </table:table-cell>
          <table:table-cell table:formula="of:=IF([.C90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6" calcext:value-type="float">
            <text:p>1206</text:p>
          </table:table-cell>
          <table:table-cell office:value-type="float" office:value="908658047" calcext:value-type="float">
            <text:p>908658047</text:p>
          </table:table-cell>
          <table:table-cell table:formula="of:=IF([.C90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18" calcext:value-type="float">
            <text:p>1218</text:p>
          </table:table-cell>
          <table:table-cell office:value-type="float" office:value="909112199" calcext:value-type="float">
            <text:p>909112199</text:p>
          </table:table-cell>
          <table:table-cell table:formula="of:=IF([.C91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38" calcext:value-type="float">
            <text:p>1338</text:p>
          </table:table-cell>
          <table:table-cell office:value-type="float" office:value="909752986" calcext:value-type="float">
            <text:p>909752986</text:p>
          </table:table-cell>
          <table:table-cell table:formula="of:=IF([.C91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78" calcext:value-type="float">
            <text:p>1278</text:p>
          </table:table-cell>
          <table:table-cell office:value-type="float" office:value="914761222" calcext:value-type="float">
            <text:p>914761222</text:p>
          </table:table-cell>
          <table:table-cell table:formula="of:=IF([.C91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0" calcext:value-type="float">
            <text:p>1200</text:p>
          </table:table-cell>
          <table:table-cell office:value-type="float" office:value="914785528" calcext:value-type="float">
            <text:p>914785528</text:p>
          </table:table-cell>
          <table:table-cell table:formula="of:=IF([.C91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56" calcext:value-type="float">
            <text:p>1356</text:p>
          </table:table-cell>
          <table:table-cell office:value-type="float" office:value="915088940" calcext:value-type="float">
            <text:p>915088940</text:p>
          </table:table-cell>
          <table:table-cell table:formula="of:=IF([.C91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office:value-type="float" office:value="915678418" calcext:value-type="float">
            <text:p>915678418</text:p>
          </table:table-cell>
          <table:table-cell table:formula="of:=IF([.C91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86" calcext:value-type="float">
            <text:p>1086</text:p>
          </table:table-cell>
          <table:table-cell office:value-type="float" office:value="916606982" calcext:value-type="float">
            <text:p>916606982</text:p>
          </table:table-cell>
          <table:table-cell table:formula="of:=IF([.C91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0" calcext:value-type="float">
            <text:p>1290</text:p>
          </table:table-cell>
          <table:table-cell office:value-type="float" office:value="919444452" calcext:value-type="float">
            <text:p>919444452</text:p>
          </table:table-cell>
          <table:table-cell table:formula="of:=IF([.C91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8" calcext:value-type="float">
            <text:p>1158</text:p>
          </table:table-cell>
          <table:table-cell office:value-type="float" office:value="919604328" calcext:value-type="float">
            <text:p>919604328</text:p>
          </table:table-cell>
          <table:table-cell table:formula="of:=IF([.C91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4" calcext:value-type="float">
            <text:p>924</text:p>
          </table:table-cell>
          <table:table-cell office:value-type="float" office:value="919629899" calcext:value-type="float">
            <text:p>919629899</text:p>
          </table:table-cell>
          <table:table-cell table:formula="of:=IF([.C91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92" calcext:value-type="float">
            <text:p>1392</text:p>
          </table:table-cell>
          <table:table-cell office:value-type="float" office:value="920964353" calcext:value-type="float">
            <text:p>920964353</text:p>
          </table:table-cell>
          <table:table-cell table:formula="of:=IF([.C92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80" calcext:value-type="float">
            <text:p>1380</text:p>
          </table:table-cell>
          <table:table-cell office:value-type="float" office:value="922711151" calcext:value-type="float">
            <text:p>922711151</text:p>
          </table:table-cell>
          <table:table-cell table:formula="of:=IF([.C92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98" calcext:value-type="float">
            <text:p>1098</text:p>
          </table:table-cell>
          <table:table-cell office:value-type="float" office:value="924699778" calcext:value-type="float">
            <text:p>924699778</text:p>
          </table:table-cell>
          <table:table-cell table:formula="of:=IF([.C92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98" calcext:value-type="float">
            <text:p>1398</text:p>
          </table:table-cell>
          <table:table-cell office:value-type="float" office:value="925758249" calcext:value-type="float">
            <text:p>925758249</text:p>
          </table:table-cell>
          <table:table-cell table:formula="of:=IF([.C92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2" calcext:value-type="float">
            <text:p>1212</text:p>
          </table:table-cell>
          <table:table-cell office:value-type="float" office:value="929312277" calcext:value-type="float">
            <text:p>929312277</text:p>
          </table:table-cell>
          <table:table-cell table:formula="of:=IF([.C92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4" calcext:value-type="float">
            <text:p>894</text:p>
          </table:table-cell>
          <table:table-cell office:value-type="float" office:value="931276437" calcext:value-type="float">
            <text:p>931276437</text:p>
          </table:table-cell>
          <table:table-cell table:formula="of:=IF([.C92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90" calcext:value-type="float">
            <text:p>1290</text:p>
          </table:table-cell>
          <table:table-cell office:value-type="float" office:value="932708304" calcext:value-type="float">
            <text:p>932708304</text:p>
          </table:table-cell>
          <table:table-cell table:formula="of:=IF([.C92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98" calcext:value-type="float">
            <text:p>1098</text:p>
          </table:table-cell>
          <table:table-cell office:value-type="float" office:value="933240782" calcext:value-type="float">
            <text:p>933240782</text:p>
          </table:table-cell>
          <table:table-cell table:formula="of:=IF([.C92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28" calcext:value-type="float">
            <text:p>1128</text:p>
          </table:table-cell>
          <table:table-cell office:value-type="float" office:value="934361778" calcext:value-type="float">
            <text:p>934361778</text:p>
          </table:table-cell>
          <table:table-cell table:formula="of:=IF([.C92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2" calcext:value-type="float">
            <text:p>1122</text:p>
          </table:table-cell>
          <table:table-cell office:value-type="float" office:value="936233416" calcext:value-type="float">
            <text:p>936233416</text:p>
          </table:table-cell>
          <table:table-cell table:formula="of:=IF([.C92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92" calcext:value-type="float">
            <text:p>1392</text:p>
          </table:table-cell>
          <table:table-cell office:value-type="float" office:value="937175036" calcext:value-type="float">
            <text:p>937175036</text:p>
          </table:table-cell>
          <table:table-cell table:formula="of:=IF([.C93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14" calcext:value-type="float">
            <text:p>1314</text:p>
          </table:table-cell>
          <table:table-cell office:value-type="float" office:value="937246688" calcext:value-type="float">
            <text:p>937246688</text:p>
          </table:table-cell>
          <table:table-cell table:formula="of:=IF([.C93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office:value-type="float" office:value="937954364" calcext:value-type="float">
            <text:p>937954364</text:p>
          </table:table-cell>
          <table:table-cell table:formula="of:=IF([.C93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08" calcext:value-type="float">
            <text:p>1308</text:p>
          </table:table-cell>
          <table:table-cell office:value-type="float" office:value="938761258" calcext:value-type="float">
            <text:p>938761258</text:p>
          </table:table-cell>
          <table:table-cell table:formula="of:=IF([.C93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8" calcext:value-type="float">
            <text:p>1428</text:p>
          </table:table-cell>
          <table:table-cell office:value-type="float" office:value="939346944" calcext:value-type="float">
            <text:p>939346944</text:p>
          </table:table-cell>
          <table:table-cell table:formula="of:=IF([.C93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14" calcext:value-type="float">
            <text:p>1314</text:p>
          </table:table-cell>
          <table:table-cell office:value-type="float" office:value="941759138" calcext:value-type="float">
            <text:p>941759138</text:p>
          </table:table-cell>
          <table:table-cell table:formula="of:=IF([.C93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36" calcext:value-type="float">
            <text:p>1236</text:p>
          </table:table-cell>
          <table:table-cell office:value-type="float" office:value="942000617" calcext:value-type="float">
            <text:p>942000617</text:p>
          </table:table-cell>
          <table:table-cell table:formula="of:=IF([.C93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10" calcext:value-type="float">
            <text:p>1410</text:p>
          </table:table-cell>
          <table:table-cell office:value-type="float" office:value="942571250" calcext:value-type="float">
            <text:p>942571250</text:p>
          </table:table-cell>
          <table:table-cell table:formula="of:=IF([.C93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20" calcext:value-type="float">
            <text:p>1020</text:p>
          </table:table-cell>
          <table:table-cell office:value-type="float" office:value="944956197" calcext:value-type="float">
            <text:p>944956197</text:p>
          </table:table-cell>
          <table:table-cell table:formula="of:=IF([.C93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04" calcext:value-type="float">
            <text:p>1404</text:p>
          </table:table-cell>
          <table:table-cell office:value-type="float" office:value="946205259" calcext:value-type="float">
            <text:p>946205259</text:p>
          </table:table-cell>
          <table:table-cell table:formula="of:=IF([.C93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80" calcext:value-type="float">
            <text:p>1380</text:p>
          </table:table-cell>
          <table:table-cell office:value-type="float" office:value="947763959" calcext:value-type="float">
            <text:p>947763959</text:p>
          </table:table-cell>
          <table:table-cell table:formula="of:=IF([.C94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4" calcext:value-type="float">
            <text:p>1434</text:p>
          </table:table-cell>
          <table:table-cell office:value-type="float" office:value="948117321" calcext:value-type="float">
            <text:p>948117321</text:p>
          </table:table-cell>
          <table:table-cell table:formula="of:=IF([.C94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12" calcext:value-type="float">
            <text:p>1212</text:p>
          </table:table-cell>
          <table:table-cell office:value-type="float" office:value="950090502" calcext:value-type="float">
            <text:p>950090502</text:p>
          </table:table-cell>
          <table:table-cell table:formula="of:=IF([.C94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90" calcext:value-type="float">
            <text:p>1290</text:p>
          </table:table-cell>
          <table:table-cell office:value-type="float" office:value="950977954" calcext:value-type="float">
            <text:p>950977954</text:p>
          </table:table-cell>
          <table:table-cell table:formula="of:=IF([.C94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6" calcext:value-type="float">
            <text:p>1086</text:p>
          </table:table-cell>
          <table:table-cell office:value-type="float" office:value="951124253" calcext:value-type="float">
            <text:p>951124253</text:p>
          </table:table-cell>
          <table:table-cell table:formula="of:=IF([.C94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6" calcext:value-type="float">
            <text:p>906</text:p>
          </table:table-cell>
          <table:table-cell office:value-type="float" office:value="951266032" calcext:value-type="float">
            <text:p>951266032</text:p>
          </table:table-cell>
          <table:table-cell table:formula="of:=IF([.C94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4" calcext:value-type="float">
            <text:p>924</text:p>
          </table:table-cell>
          <table:table-cell office:value-type="float" office:value="951873285" calcext:value-type="float">
            <text:p>951873285</text:p>
          </table:table-cell>
          <table:table-cell table:formula="of:=IF([.C94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8" calcext:value-type="float">
            <text:p>828</text:p>
          </table:table-cell>
          <table:table-cell office:value-type="float" office:value="952091078" calcext:value-type="float">
            <text:p>952091078</text:p>
          </table:table-cell>
          <table:table-cell table:formula="of:=IF([.C94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08" calcext:value-type="float">
            <text:p>1308</text:p>
          </table:table-cell>
          <table:table-cell office:value-type="float" office:value="954128429" calcext:value-type="float">
            <text:p>954128429</text:p>
          </table:table-cell>
          <table:table-cell table:formula="of:=IF([.C94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78" calcext:value-type="float">
            <text:p>1278</text:p>
          </table:table-cell>
          <table:table-cell office:value-type="float" office:value="954212172" calcext:value-type="float">
            <text:p>954212172</text:p>
          </table:table-cell>
          <table:table-cell table:formula="of:=IF([.C94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44" calcext:value-type="float">
            <text:p>1344</text:p>
          </table:table-cell>
          <table:table-cell office:value-type="float" office:value="956655687" calcext:value-type="float">
            <text:p>956655687</text:p>
          </table:table-cell>
          <table:table-cell table:formula="of:=IF([.C95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98" calcext:value-type="float">
            <text:p>1398</text:p>
          </table:table-cell>
          <table:table-cell office:value-type="float" office:value="956704355" calcext:value-type="float">
            <text:p>956704355</text:p>
          </table:table-cell>
          <table:table-cell table:formula="of:=IF([.C95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0" calcext:value-type="float">
            <text:p>870</text:p>
          </table:table-cell>
          <table:table-cell office:value-type="float" office:value="959070841" calcext:value-type="float">
            <text:p>959070841</text:p>
          </table:table-cell>
          <table:table-cell table:formula="of:=IF([.C95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38" calcext:value-type="float">
            <text:p>1338</text:p>
          </table:table-cell>
          <table:table-cell office:value-type="float" office:value="959836653" calcext:value-type="float">
            <text:p>959836653</text:p>
          </table:table-cell>
          <table:table-cell table:formula="of:=IF([.C95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78" calcext:value-type="float">
            <text:p>1278</text:p>
          </table:table-cell>
          <table:table-cell office:value-type="float" office:value="961477710" calcext:value-type="float">
            <text:p>961477710</text:p>
          </table:table-cell>
          <table:table-cell table:formula="of:=IF([.C95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2" calcext:value-type="float">
            <text:p>1242</text:p>
          </table:table-cell>
          <table:table-cell office:value-type="float" office:value="962203045" calcext:value-type="float">
            <text:p>962203045</text:p>
          </table:table-cell>
          <table:table-cell table:formula="of:=IF([.C95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2" calcext:value-type="float">
            <text:p>1032</text:p>
          </table:table-cell>
          <table:table-cell office:value-type="float" office:value="962970926" calcext:value-type="float">
            <text:p>962970926</text:p>
          </table:table-cell>
          <table:table-cell table:formula="of:=IF([.C95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8" calcext:value-type="float">
            <text:p>1038</text:p>
          </table:table-cell>
          <table:table-cell office:value-type="float" office:value="965766601" calcext:value-type="float">
            <text:p>965766601</text:p>
          </table:table-cell>
          <table:table-cell table:formula="of:=IF([.C95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4" calcext:value-type="float">
            <text:p>1434</text:p>
          </table:table-cell>
          <table:table-cell office:value-type="float" office:value="968856770" calcext:value-type="float">
            <text:p>968856770</text:p>
          </table:table-cell>
          <table:table-cell table:formula="of:=IF([.C95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0" calcext:value-type="float">
            <text:p>1230</text:p>
          </table:table-cell>
          <table:table-cell office:value-type="float" office:value="969441313" calcext:value-type="float">
            <text:p>969441313</text:p>
          </table:table-cell>
          <table:table-cell table:formula="of:=IF([.C95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2" calcext:value-type="float">
            <text:p>1092</text:p>
          </table:table-cell>
          <table:table-cell office:value-type="float" office:value="969839974" calcext:value-type="float">
            <text:p>969839974</text:p>
          </table:table-cell>
          <table:table-cell table:formula="of:=IF([.C96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6" calcext:value-type="float">
            <text:p>1086</text:p>
          </table:table-cell>
          <table:table-cell office:value-type="float" office:value="970701779" calcext:value-type="float">
            <text:p>970701779</text:p>
          </table:table-cell>
          <table:table-cell table:formula="of:=IF([.C96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22" calcext:value-type="float">
            <text:p>1422</text:p>
          </table:table-cell>
          <table:table-cell office:value-type="float" office:value="970791959" calcext:value-type="float">
            <text:p>970791959</text:p>
          </table:table-cell>
          <table:table-cell table:formula="of:=IF([.C96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80" calcext:value-type="float">
            <text:p>1380</text:p>
          </table:table-cell>
          <table:table-cell office:value-type="float" office:value="972171669" calcext:value-type="float">
            <text:p>972171669</text:p>
          </table:table-cell>
          <table:table-cell table:formula="of:=IF([.C96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224</text:p>
          </table:table-cell>
          <table:table-cell office:value-type="float" office:value="974256948" calcext:value-type="float">
            <text:p>974256948</text:p>
          </table:table-cell>
          <table:table-cell table:formula="of:=IF([.C96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56" calcext:value-type="float">
            <text:p>1056</text:p>
          </table:table-cell>
          <table:table-cell office:value-type="float" office:value="974474811" calcext:value-type="float">
            <text:p>974474811</text:p>
          </table:table-cell>
          <table:table-cell table:formula="of:=IF([.C96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10" calcext:value-type="float">
            <text:p>1410</text:p>
          </table:table-cell>
          <table:table-cell office:value-type="float" office:value="975108529" calcext:value-type="float">
            <text:p>975108529</text:p>
          </table:table-cell>
          <table:table-cell table:formula="of:=IF([.C96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12" calcext:value-type="float">
            <text:p>1212</text:p>
          </table:table-cell>
          <table:table-cell office:value-type="float" office:value="975303748" calcext:value-type="float">
            <text:p>975303748</text:p>
          </table:table-cell>
          <table:table-cell table:formula="of:=IF([.C96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34" calcext:value-type="float">
            <text:p>1434</text:p>
          </table:table-cell>
          <table:table-cell office:value-type="float" office:value="976839527" calcext:value-type="float">
            <text:p>976839527</text:p>
          </table:table-cell>
          <table:table-cell table:formula="of:=IF([.C96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8" calcext:value-type="float">
            <text:p>1068</text:p>
          </table:table-cell>
          <table:table-cell office:value-type="float" office:value="976850235" calcext:value-type="float">
            <text:p>976850235</text:p>
          </table:table-cell>
          <table:table-cell table:formula="of:=IF([.C96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8" calcext:value-type="float">
            <text:p>1098</text:p>
          </table:table-cell>
          <table:table-cell office:value-type="float" office:value="978072994" calcext:value-type="float">
            <text:p>978072994</text:p>
          </table:table-cell>
          <table:table-cell table:formula="of:=IF([.C97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4" calcext:value-type="float">
            <text:p>1284</text:p>
          </table:table-cell>
          <table:table-cell office:value-type="float" office:value="978705119" calcext:value-type="float">
            <text:p>978705119</text:p>
          </table:table-cell>
          <table:table-cell table:formula="of:=IF([.C97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84" calcext:value-type="float">
            <text:p>1284</text:p>
          </table:table-cell>
          <table:table-cell office:value-type="float" office:value="978708353" calcext:value-type="float">
            <text:p>978708353</text:p>
          </table:table-cell>
          <table:table-cell table:formula="of:=IF([.C97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22" calcext:value-type="float">
            <text:p>1422</text:p>
          </table:table-cell>
          <table:table-cell office:value-type="float" office:value="978843956" calcext:value-type="float">
            <text:p>978843956</text:p>
          </table:table-cell>
          <table:table-cell table:formula="of:=IF([.C97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50" calcext:value-type="float">
            <text:p>1350</text:p>
          </table:table-cell>
          <table:table-cell office:value-type="float" office:value="979592144" calcext:value-type="float">
            <text:p>979592144</text:p>
          </table:table-cell>
          <table:table-cell table:formula="of:=IF([.C97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12" calcext:value-type="float">
            <text:p>1212</text:p>
          </table:table-cell>
          <table:table-cell office:value-type="float" office:value="979888614" calcext:value-type="float">
            <text:p>979888614</text:p>
          </table:table-cell>
          <table:table-cell table:formula="of:=IF([.C97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2" calcext:value-type="float">
            <text:p>1242</text:p>
          </table:table-cell>
          <table:table-cell office:value-type="float" office:value="980591846" calcext:value-type="float">
            <text:p>980591846</text:p>
          </table:table-cell>
          <table:table-cell table:formula="of:=IF([.C97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44" calcext:value-type="float">
            <text:p>1344</text:p>
          </table:table-cell>
          <table:table-cell office:value-type="float" office:value="981353726" calcext:value-type="float">
            <text:p>981353726</text:p>
          </table:table-cell>
          <table:table-cell table:formula="of:=IF([.C97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96" calcext:value-type="float">
            <text:p>1296</text:p>
          </table:table-cell>
          <table:table-cell office:value-type="float" office:value="981984641" calcext:value-type="float">
            <text:p>981984641</text:p>
          </table:table-cell>
          <table:table-cell table:formula="of:=IF([.C97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0" calcext:value-type="float">
            <text:p>990</text:p>
          </table:table-cell>
          <table:table-cell office:value-type="float" office:value="982507613" calcext:value-type="float">
            <text:p>982507613</text:p>
          </table:table-cell>
          <table:table-cell table:formula="of:=IF([.C97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8" calcext:value-type="float">
            <text:p>1248</text:p>
          </table:table-cell>
          <table:table-cell office:value-type="float" office:value="983747826" calcext:value-type="float">
            <text:p>983747826</text:p>
          </table:table-cell>
          <table:table-cell table:formula="of:=IF([.C98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26" calcext:value-type="float">
            <text:p>1326</text:p>
          </table:table-cell>
          <table:table-cell office:value-type="float" office:value="983958656" calcext:value-type="float">
            <text:p>983958656</text:p>
          </table:table-cell>
          <table:table-cell table:formula="of:=IF([.C98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24" calcext:value-type="float">
            <text:p>1224</text:p>
          </table:table-cell>
          <table:table-cell office:value-type="float" office:value="984070760" calcext:value-type="float">
            <text:p>984070760</text:p>
          </table:table-cell>
          <table:table-cell table:formula="of:=IF([.C98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12" calcext:value-type="float">
            <text:p>1212</text:p>
          </table:table-cell>
          <table:table-cell office:value-type="float" office:value="986546299" calcext:value-type="float">
            <text:p>986546299</text:p>
          </table:table-cell>
          <table:table-cell table:formula="of:=IF([.C98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92" calcext:value-type="float">
            <text:p>1392</text:p>
          </table:table-cell>
          <table:table-cell office:value-type="float" office:value="987225355" calcext:value-type="float">
            <text:p>987225355</text:p>
          </table:table-cell>
          <table:table-cell table:formula="of:=IF([.C98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8" calcext:value-type="float">
            <text:p>798</text:p>
          </table:table-cell>
          <table:table-cell office:value-type="float" office:value="988135247" calcext:value-type="float">
            <text:p>988135247</text:p>
          </table:table-cell>
          <table:table-cell table:formula="of:=IF([.C98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40" calcext:value-type="float">
            <text:p>1140</text:p>
          </table:table-cell>
          <table:table-cell office:value-type="float" office:value="989196002" calcext:value-type="float">
            <text:p>989196002</text:p>
          </table:table-cell>
          <table:table-cell table:formula="of:=IF([.C98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68" calcext:value-type="float">
            <text:p>1368</text:p>
          </table:table-cell>
          <table:table-cell office:value-type="float" office:value="989452765" calcext:value-type="float">
            <text:p>989452765</text:p>
          </table:table-cell>
          <table:table-cell table:formula="of:=IF([.C98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6" calcext:value-type="float">
            <text:p>996</text:p>
          </table:table-cell>
          <table:table-cell office:value-type="float" office:value="989596881" calcext:value-type="float">
            <text:p>989596881</text:p>
          </table:table-cell>
          <table:table-cell table:formula="of:=IF([.C98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86" calcext:value-type="float">
            <text:p>1086</text:p>
          </table:table-cell>
          <table:table-cell office:value-type="float" office:value="991448109" calcext:value-type="float">
            <text:p>991448109</text:p>
          </table:table-cell>
          <table:table-cell table:formula="of:=IF([.C98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6" calcext:value-type="float">
            <text:p>1206</text:p>
          </table:table-cell>
          <table:table-cell office:value-type="float" office:value="991970759" calcext:value-type="float">
            <text:p>991970759</text:p>
          </table:table-cell>
          <table:table-cell table:formula="of:=IF([.C990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64" calcext:value-type="float">
            <text:p>1164</text:p>
          </table:table-cell>
          <table:table-cell office:value-type="float" office:value="994835879" calcext:value-type="float">
            <text:p>994835879</text:p>
          </table:table-cell>
          <table:table-cell table:formula="of:=IF([.C991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4" calcext:value-type="float">
            <text:p>1014</text:p>
          </table:table-cell>
          <table:table-cell office:value-type="float" office:value="995798147" calcext:value-type="float">
            <text:p>995798147</text:p>
          </table:table-cell>
          <table:table-cell table:formula="of:=IF([.C992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30" calcext:value-type="float">
            <text:p>1230</text:p>
          </table:table-cell>
          <table:table-cell office:value-type="float" office:value="995992059" calcext:value-type="float">
            <text:p>995992059</text:p>
          </table:table-cell>
          <table:table-cell table:formula="of:=IF([.C993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office:value-type="float" office:value="997072303" calcext:value-type="float">
            <text:p>997072303</text:p>
          </table:table-cell>
          <table:table-cell table:formula="of:=IF([.C994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76" calcext:value-type="float">
            <text:p>1176</text:p>
          </table:table-cell>
          <table:table-cell office:value-type="float" office:value="997379664" calcext:value-type="float">
            <text:p>997379664</text:p>
          </table:table-cell>
          <table:table-cell table:formula="of:=IF([.C995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0" calcext:value-type="float">
            <text:p>1020</text:p>
          </table:table-cell>
          <table:table-cell office:value-type="float" office:value="997901170" calcext:value-type="float">
            <text:p>997901170</text:p>
          </table:table-cell>
          <table:table-cell table:formula="of:=IF([.C996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62" calcext:value-type="float">
            <text:p>1362</text:p>
          </table:table-cell>
          <table:table-cell office:value-type="float" office:value="998286284" calcext:value-type="float">
            <text:p>998286284</text:p>
          </table:table-cell>
          <table:table-cell table:formula="of:=IF([.C997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28" calcext:value-type="float">
            <text:p>1428</text:p>
          </table:table-cell>
          <table:table-cell office:value-type="float" office:value="998730768" calcext:value-type="float">
            <text:p>998730768</text:p>
          </table:table-cell>
          <table:table-cell table:formula="of:=IF([.C998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60" calcext:value-type="float">
            <text:p>1260</text:p>
          </table:table-cell>
          <table:table-cell office:value-type="float" office:value="999246263" calcext:value-type="float">
            <text:p>999246263</text:p>
          </table:table-cell>
          <table:table-cell table:formula="of:=IF([.C999]&lt;[.N$1]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28" calcext:value-type="float">
            <text:p>1428</text:p>
          </table:table-cell>
          <table:table-cell office:value-type="float" office:value="999429084" calcext:value-type="float">
            <text:p>999429084</text:p>
          </table:table-cell>
          <table:table-cell table:formula="of:=IF([.C1000]&lt;[.N$1];1;0)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26'.F1:'26'.H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11:55:40.465000000</dc:date>
    <meta:editing-duration>PT1H4M42S</meta:editing-duration>
    <meta:editing-cycles>1</meta:editing-cycles>
    <meta:document-statistic meta:table-count="1" meta:cell-count="4066" meta:object-count="0"/>
    <meta:generator>LibreOffice/7.5.1.2$Windows_X86_64 LibreOffice_project/fcbaee479e84c6cd81291587d2ee68cba099e129</meta:generator>
  </office:meta>
</office:document-meta>
</file>